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1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52">
      <style:table-cell-properties style:vertical-align="to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background-color="#C5D9F1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background-color="#C5D9F1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Normal_M_237_nimas" style:data-style-name="N0">
      <style:table-cell-properties fo:border-top="thin solid #000000" fo:border-bottom="thin solid #C0C0C0" fo:border-left="thin solid #C0C0C0" fo:border-right="thin solid #C0C0C0" style:vertical-align="to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Normal_M_237_nimas" style:data-style-name="N0">
      <style:table-cell-properties fo:border-top="thin solid #000000" fo:border-bottom="thin solid #C0C0C0" fo:border-left="thin solid #C0C0C0" fo:border-right="thin solid #C0C0C0" style:vertical-align="to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Normal_M_237_nimas" style:data-style-name="N52">
      <style:table-cell-properties fo:border-top="thin solid #000000" fo:border-bottom="thin solid #C0C0C0" fo:border-left="thin solid #C0C0C0" fo:border-right="thin solid #C0C0C0" style:vertical-align="to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style:font-family-generic="swiss"/>
    </style:style>
    <style:style style:name="ce15" style:family="table-cell" style:parent-style-name="Normal_M_237_nimas" style:data-style-name="N0">
      <style:table-cell-properties fo:border="thin solid #C0C0C0" style:vertical-align="to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6" style:family="table-cell" style:parent-style-name="Normal_M_237_nimas" style:data-style-name="N0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style:font-family-generic="swiss"/>
    </style:style>
    <style:style style:name="ce17" style:family="table-cell" style:parent-style-name="Normal_M_237_nimas" style:data-style-name="N52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style:font-family-generic="swiss"/>
    </style:style>
    <style:style style:name="ce18" style:family="table-cell" style:parent-style-name="Normal_M_237_nimas" style:data-style-name="N52">
      <style:table-cell-properties fo:border="thin solid #C0C0C0" style:vertical-align="to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52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5D9F1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52">
      <style:table-cell-properties fo:border-top="thin solid #000000" fo:border-bottom="thin solid #000000" fo:border-left="none" fo:border-right="none" style:vertical-align="middle" fo:wrap-option="wrap" fo:background-color="#C5D9F1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C5D9F1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style:vertical-align="top" fo:background-color="#C5D9F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top" fo:background-color="#C5D9F1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" style:family="table-cell" style:parent-style-name="Default" style:data-style-name="N1">
      <style:table-cell-properties style:vertical-align="top" fo:background-color="#C5D9F1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Default" style:data-style-name="N52">
      <style:table-cell-properties style:vertical-align="top" fo:background-color="#C5D9F1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0529166666666667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2.567708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2.2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46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ínimas" table:style-name="ta1">
        <table:table-column table:style-name="co1" table:default-cell-style-name="ce6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3"/>
        <table:table-column table:style-name="co8" table:default-cell-style-name="ce4"/>
        <table:table-column table:style-name="co9" table:default-cell-style-name="ce5"/>
        <table:table-column table:style-name="co10" table:default-cell-style-name="ce3"/>
        <table:table-column table:style-name="co11" table:number-columns-repeated="16374" table:default-cell-style-name="ce6"/>
        <table:table-row table:style-name="ro1">
          <table:table-cell/>
          <table:table-cell table:number-columns-repeated="2" table:style-name="ce1"/>
          <table:table-cell table:number-columns-repeated="2" table:style-name="ce2"/>
          <table:table-cell table:style-name="ce1"/>
          <table:table-cell table:style-name="ce3"/>
          <table:table-cell table:style-name="ce4"/>
          <table:table-cell table:style-name="ce5"/>
          <table:table-cell table:style-name="ce3"/>
          <table:table-cell table:number-columns-repeated="16374"/>
        </table:table-row>
        <table:table-row table:style-name="ro2">
          <table:table-cell table:style-name="ce11"/>
          <table:table-cell office:value-type="string" table:style-name="ce7">
            <text:p>ACESSO AO ENSINO SUPERIOR 2017 - 1ª FASE DO CONCURSO NACIONAL DE ACESSO</text:p>
          </table:table-cell>
          <table:table-cell table:style-name="ce27"/>
          <table:table-cell table:number-columns-repeated="2" table:style-name="ce10"/>
          <table:table-cell table:style-name="ce27"/>
          <table:table-cell table:style-name="ce28"/>
          <table:table-cell table:style-name="ce29"/>
          <table:table-cell table:style-name="ce30"/>
          <table:table-cell table:style-name="ce28"/>
          <table:table-cell table:number-columns-repeated="16374" table:style-name="ce11"/>
        </table:table-row>
        <table:table-row table:style-name="ro3">
          <table:table-cell/>
          <table:table-cell office:value-type="string" table:style-name="ce8">
            <text:p>Resultados</text:p>
          </table:table-cell>
          <table:table-cell table:style-name="ce1"/>
          <table:table-cell table:number-columns-repeated="2" table:style-name="ce2"/>
          <table:table-cell table:style-name="ce1"/>
          <table:table-cell table:style-name="ce3"/>
          <table:table-cell table:style-name="ce4"/>
          <table:table-cell table:style-name="ce5"/>
          <table:table-cell table:style-name="ce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table:number-columns-repeated="2" table:style-name="ce2"/>
          <table:table-cell table:style-name="ce1"/>
          <table:table-cell table:style-name="ce3"/>
          <table:table-cell table:style-name="ce4"/>
          <table:table-cell table:style-name="ce5"/>
          <table:table-cell table:style-name="ce3"/>
          <table:table-cell table:number-columns-repeated="16374"/>
        </table:table-row>
        <table:table-row table:style-name="ro4">
          <table:table-cell table:style-name="ce9"/>
          <table:table-cell office:value-type="string" table:style-name="ce24">
            <text:p>Código Instituição</text:p>
          </table:table-cell>
          <table:table-cell office:value-type="string" table:style-name="ce24">
            <text:p>Código Curso</text:p>
          </table:table-cell>
          <table:table-cell office:value-type="string" table:style-name="ce24">
            <text:p>Instituição de ensino superior</text:p>
          </table:table-cell>
          <table:table-cell office:value-type="string" table:style-name="ce24">
            <text:p>Curso</text:p>
          </table:table-cell>
          <table:table-cell office:value-type="string" table:style-name="ce24">
            <text:p>Grau académico</text:p>
          </table:table-cell>
          <table:table-cell office:value-type="string" table:style-name="ce24">
            <text:p>Vagas Iniciais</text:p>
          </table:table-cell>
          <table:table-cell office:value-type="string" table:style-name="ce24">
            <text:p>Colocados<text:s/></text:p>
          </table:table-cell>
          <table:table-cell office:value-type="string" table:style-name="ce25">
            <text:p>Nota do últ. colocado (contingente geral)</text:p>
          </table:table-cell>
          <table:table-cell office:value-type="string" table:style-name="ce24">
            <text:p>Sobras para</text:p>
            <text:p>2ª fase</text:p>
          </table:table-cell>
          <table:table-cell table:number-columns-repeated="16374" table:style-name="ce9"/>
        </table:table-row>
        <table:table-row table:style-name="ro5">
          <table:table-cell table:style-name="ce9"/>
          <table:table-cell office:value-type="string" table:style-name="ce26">
            <text:p>(1)</text:p>
          </table:table-cell>
          <table:table-cell office:value-type="string" table:style-name="ce26">
            <text:p>(2)</text:p>
          </table:table-cell>
          <table:table-cell office:value-type="string" table:style-name="ce26">
            <text:p>(3)</text:p>
          </table:table-cell>
          <table:table-cell office:value-type="string" table:style-name="ce26">
            <text:p>(4)</text:p>
          </table:table-cell>
          <table:table-cell office:value-type="string" table:style-name="ce26">
            <text:p>(5)</text:p>
          </table:table-cell>
          <table:table-cell office:value-type="string" table:style-name="ce26">
            <text:p>(6)</text:p>
          </table:table-cell>
          <table:table-cell office:value-type="string" table:style-name="ce26">
            <text:p>(7)</text:p>
          </table:table-cell>
          <table:table-cell office:value-type="string" table:style-name="ce26">
            <text:p>(8)</text:p>
          </table:table-cell>
          <table:table-cell office:value-type="string" table:style-name="ce26">
            <text:p>(9)</text:p>
          </table:table-cell>
          <table:table-cell table:number-columns-repeated="16374" table:style-name="ce9"/>
        </table:table-row>
        <table:table-row table:style-name="ro6">
          <table:table-cell table:style-name="ce3"/>
          <table:table-cell office:value-type="string" table:style-name="ce12">
            <text:p>0140</text:p>
          </table:table-cell>
          <table:table-cell office:value-type="string" table:style-name="ce12">
            <text:p>8031</text:p>
          </table:table-cell>
          <table:table-cell office:value-type="string" table:style-name="ce12">
            <text:p>Universidade dos Açores - Faculdade de Ciências Agrárias e do Ambiente</text:p>
          </table:table-cell>
          <table:table-cell office:value-type="string" table:style-name="ce12">
            <text:p>Ciências Farmacêuticas (Preparatórios)</text:p>
          </table:table-cell>
          <table:table-cell office:value-type="string" table:style-name="ce12">
            <text:p>PM</text:p>
          </table:table-cell>
          <table:table-cell office:value-type="float" office:value="15" table:style-name="ce13">
            <text:p>15</text:p>
          </table:table-cell>
          <table:table-cell office:value-type="float" office:value="9" table:style-name="ce13">
            <text:p>9</text:p>
          </table:table-cell>
          <table:table-cell office:value-type="float" office:value="119.8" table:style-name="ce14">
            <text:p>119,8</text:p>
          </table:table-cell>
          <table:table-cell office:value-type="float" office:value="6" table:style-name="ce13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40</text:p>
          </table:table-cell>
          <table:table-cell office:value-type="string" table:style-name="ce15">
            <text:p>8086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Medicina Veterinária (Preparatórios)</text:p>
          </table:table-cell>
          <table:table-cell office:value-type="string" table:style-name="ce15">
            <text:p>PM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53.80000000000001" table:style-name="ce17">
            <text:p>15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40</text:p>
          </table:table-cell>
          <table:table-cell office:value-type="string" table:style-name="ce15">
            <text:p>9022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Ciências Agrária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8" table:style-name="ce16">
            <text:p>8</text:p>
          </table:table-cell>
          <table:table-cell office:value-type="float" office:value="120.4" table:style-name="ce17">
            <text:p>120,4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40</text:p>
          </table:table-cell>
          <table:table-cell office:value-type="string" table:style-name="ce15">
            <text:p>L121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Natureza e Patrimóni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2" table:style-name="ce16">
            <text:p>12</text:p>
          </table:table-cell>
          <table:table-cell office:value-type="float" office:value="128.5" table:style-name="ce17">
            <text:p>128,5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8082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Arquitetura (Preparatórios)</text:p>
          </table:table-cell>
          <table:table-cell office:value-type="string" table:style-name="ce15">
            <text:p>PM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2" table:style-name="ce16">
            <text:p>12</text:p>
          </table:table-cell>
          <table:table-cell office:value-type="float" office:value="106.1" table:style-name="ce17">
            <text:p>106,1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119.4" table:style-name="ce17">
            <text:p>119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6" table:style-name="ce16">
            <text:p>26</text:p>
          </table:table-cell>
          <table:table-cell office:value-type="float" office:value="105.1" table:style-name="ce17">
            <text:p>105,1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9798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Relações Públicas e Comunicação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15.4" table:style-name="ce17">
            <text:p>11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6.7" table:style-name="ce17">
            <text:p>116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L041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studos Portugueses e Inglese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0" table:style-name="ce16">
            <text:p>10</text:p>
          </table:table-cell>
          <table:table-cell office:value-type="float" office:value="115.2" table:style-name="ce17">
            <text:p>115,2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50</text:p>
          </table:table-cell>
          <table:table-cell office:value-type="string" table:style-name="ce15">
            <text:p>L086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studos Euro-Atlântico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9" table:style-name="ce16">
            <text:p>9</text:p>
          </table:table-cell>
          <table:table-cell office:value-type="float" office:value="110.4" table:style-name="ce17">
            <text:p>110,4</text:p>
          </table:table-cell>
          <table:table-cell office:value-type="float" office:value="16" table:style-name="ce16">
            <text:p>1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60</text:p>
          </table:table-cell>
          <table:table-cell office:value-type="string" table:style-name="ce15">
            <text:p>8083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clo Básico de Medicina</text:p>
          </table:table-cell>
          <table:table-cell office:value-type="string" table:style-name="ce15">
            <text:p>PM</text:p>
          </table:table-cell>
          <table:table-cell office:value-type="float" office:value="38" table:style-name="ce16">
            <text:p>38</text:p>
          </table:table-cell>
          <table:table-cell office:value-type="float" office:value="38" table:style-name="ce16">
            <text:p>38</text:p>
          </table:table-cell>
          <table:table-cell office:value-type="float" office:value="176.3" table:style-name="ce17">
            <text:p>17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60</text:p>
          </table:table-cell>
          <table:table-cell office:value-type="string" table:style-name="ce15">
            <text:p>852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Proteção Civil e Gestão de Risco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6" table:style-name="ce16">
            <text:p>16</text:p>
          </table:table-cell>
          <table:table-cell office:value-type="float" office:value="105.3" table:style-name="ce17">
            <text:p>105,3</text:p>
          </table:table-cell>
          <table:table-cell office:value-type="float" office:value="9" table:style-name="ce16">
            <text:p>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6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1" table:style-name="ce16">
            <text:p>11</text:p>
          </table:table-cell>
          <table:table-cell office:value-type="float" office:value="116.5" table:style-name="ce17">
            <text:p>116,5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60</text:p>
          </table:table-cell>
          <table:table-cell office:value-type="string" table:style-name="ce15">
            <text:p>9041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ências do Mar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office:value-type="float" office:value="130" table:style-name="ce17">
            <text:p>130,0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60</text:p>
          </table:table-cell>
          <table:table-cell office:value-type="string" table:style-name="ce15">
            <text:p>938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Informática - Redes e Multiméd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1" table:style-name="ce16">
            <text:p>11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60</text:p>
          </table:table-cell>
          <table:table-cell office:value-type="string" table:style-name="ce15">
            <text:p>986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ênc de Engenharia-Eng Civil; Eng Mecânica; Eng Eletrot e de Comput (Pre)</text:p>
          </table:table-cell>
          <table:table-cell office:value-type="string" table:style-name="ce15">
            <text:p>PM</text:p>
          </table:table-cell>
          <table:table-cell office:value-type="float" office:value="22" table:style-name="ce16">
            <text:p>22</text:p>
          </table:table-cell>
          <table:table-cell office:value-type="float" office:value="14" table:style-name="ce16">
            <text:p>14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7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2" table:style-name="ce16">
            <text:p>12</text:p>
          </table:table-cell>
          <table:table-cell office:value-type="float" office:value="107.4" table:style-name="ce17">
            <text:p>107,4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7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170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o Algarve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16">
            <text:p>48</text:p>
          </table:table-cell>
          <table:table-cell office:value-type="float" office:value="126.2" table:style-name="ce17">
            <text:p>126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1</text:p>
          </table:table-cell>
          <table:table-cell office:value-type="string" table:style-name="ce15">
            <text:p>8509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Património Cultural e Arqueolog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4" table:style-name="ce16">
            <text:p>14</text:p>
          </table:table-cell>
          <table:table-cell office:value-type="float" office:value="102" table:style-name="ce17">
            <text:p>102,0</text:p>
          </table:table-cell>
          <table:table-cell office:value-type="float" office:value="11" table:style-name="ce16">
            <text:p>1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1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18" table:style-name="ce16">
            <text:p>18</text:p>
          </table:table-cell>
          <table:table-cell office:value-type="float" office:value="105" table:style-name="ce17">
            <text:p>105,0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1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37.5" table:style-name="ce17">
            <text:p>13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1</text:p>
          </table:table-cell>
          <table:table-cell office:value-type="string" table:style-name="ce15">
            <text:p>9817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Artes Visua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7" table:style-name="ce16">
            <text:p>17</text:p>
          </table:table-cell>
          <table:table-cell office:value-type="float" office:value="96" table:style-name="ce17">
            <text:p>96,0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1</text:p>
          </table:table-cell>
          <table:table-cell office:value-type="string" table:style-name="ce15">
            <text:p>9821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Ciências da Educação e da Formação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6" table:style-name="ce16">
            <text:p>26</text:p>
          </table:table-cell>
          <table:table-cell office:value-type="float" office:value="97" table:style-name="ce17">
            <text:p>97,0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1</text:p>
          </table:table-cell>
          <table:table-cell office:value-type="string" table:style-name="ce15">
            <text:p>9834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Línguas e Comunicaç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95" table:style-name="ce17">
            <text:p>9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9" table:style-name="ce16">
            <text:p>9</text:p>
          </table:table-cell>
          <table:table-cell office:value-type="float" office:value="103" table:style-name="ce17">
            <text:p>103,0</text:p>
          </table:table-cell>
          <table:table-cell office:value-type="float" office:value="16" table:style-name="ce16">
            <text:p>1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95" table:style-name="ce17">
            <text:p>95,0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35" table:style-name="ce16">
            <text:p>35</text:p>
          </table:table-cell>
          <table:table-cell office:value-type="float" office:value="97" table:style-name="ce17">
            <text:p>97,0</text:p>
          </table:table-cell>
          <table:table-cell office:value-type="float" office:value="5" table:style-name="ce16">
            <text:p>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01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logia Marinh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22.3" table:style-name="ce17">
            <text:p>122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5" table:style-name="ce16">
            <text:p>15</text:p>
          </table:table-cell>
          <table:table-cell office:value-type="float" office:value="105.4" table:style-name="ce17">
            <text:p>105,4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95" table:style-name="ce17">
            <text:p>95,0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7" table:style-name="ce16">
            <text:p>67</text:p>
          </table:table-cell>
          <table:table-cell office:value-type="float" office:value="122.3" table:style-name="ce17">
            <text:p>122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37.1" table:style-name="ce17">
            <text:p>137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33.9" table:style-name="ce17">
            <text:p>13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3</text:p>
          </table:table-cell>
          <table:table-cell office:value-type="string" table:style-name="ce15">
            <text:p>L12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Gestão Marinha e Costeir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7" table:style-name="ce16">
            <text:p>17</text:p>
          </table:table-cell>
          <table:table-cell office:value-type="float" office:value="99.6" table:style-name="ce17">
            <text:p>99,6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4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30.19999999999999" table:style-name="ce17">
            <text:p>130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204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5.8" table:style-name="ce17">
            <text:p>115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138.80000000000001" table:style-name="ce17">
            <text:p>13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92" table:style-name="ce16">
            <text:p>92</text:p>
          </table:table-cell>
          <table:table-cell office:value-type="float" office:value="92" table:style-name="ce16">
            <text:p>92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4" table:style-name="ce17">
            <text:p>11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49.19999999999999" table:style-name="ce17">
            <text:p>14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50.6" table:style-name="ce17">
            <text:p>150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4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Ciências do M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63.19999999999999" table:style-name="ce17">
            <text:p>16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16">
            <text:p>48</text:p>
          </table:table-cell>
          <table:table-cell office:value-type="float" office:value="157.19999999999999" table:style-name="ce17">
            <text:p>15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61.5" table:style-name="ce17">
            <text:p>16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7" table:style-name="ce16">
            <text:p>17</text:p>
          </table:table-cell>
          <table:table-cell office:value-type="float" office:value="110.5" table:style-name="ce17">
            <text:p>110,5</text:p>
          </table:table-cell>
          <table:table-cell office:value-type="float" office:value="3" table:style-name="ce16">
            <text:p>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2" table:style-name="ce16">
            <text:p>12</text:p>
          </table:table-cell>
          <table:table-cell office:value-type="float" office:value="97.4" table:style-name="ce17">
            <text:p>97,4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62.80000000000001" table:style-name="ce17">
            <text:p>162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19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 e Estudos Editoriais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float" office:value="143.4" table:style-name="ce17">
            <text:p>143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49.4" table:style-name="ce17">
            <text:p>149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29" table:style-name="ce16">
            <text:p>29</text:p>
          </table:table-cell>
          <table:table-cell office:value-type="float" office:value="134.6" table:style-name="ce17">
            <text:p>134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1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eteorologia, Oceanografia e Geofí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07.5" table:style-name="ce17">
            <text:p>10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1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úsica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151.9" table:style-name="ce17">
            <text:p>151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1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Novas Tecnologias da Comunicação</text:p>
          </table:table-cell>
          <table:table-cell office:value-type="string" table:style-name="ce15">
            <text:p>L1</text:p>
          </table:table-cell>
          <table:table-cell office:value-type="float" office:value="66" table:style-name="ce16">
            <text:p>66</text:p>
          </table:table-cell>
          <table:table-cell office:value-type="float" office:value="68" table:style-name="ce16">
            <text:p>68</text:p>
          </table:table-cell>
          <table:table-cell office:value-type="float" office:value="133.6" table:style-name="ce17">
            <text:p>133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8.5" table:style-name="ce17">
            <text:p>13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2" table:style-name="ce16">
            <text:p>32</text:p>
          </table:table-cell>
          <table:table-cell office:value-type="float" office:value="137.19999999999999" table:style-name="ce17">
            <text:p>13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3" table:style-name="ce16">
            <text:p>23</text:p>
          </table:table-cell>
          <table:table-cell office:value-type="float" office:value="149" table:style-name="ce17">
            <text:p>14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68" table:style-name="ce16">
            <text:p>68</text:p>
          </table:table-cell>
          <table:table-cell office:value-type="float" office:value="68" table:style-name="ce16">
            <text:p>68</text:p>
          </table:table-cell>
          <table:table-cell office:value-type="float" office:value="162" table:style-name="ce17">
            <text:p>16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31" table:style-name="ce16">
            <text:p>31</text:p>
          </table:table-cell>
          <table:table-cell office:value-type="float" office:value="31" table:style-name="ce16">
            <text:p>31</text:p>
          </table:table-cell>
          <table:table-cell office:value-type="float" office:value="169" table:style-name="ce17">
            <text:p>16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4.6" table:style-name="ce17">
            <text:p>114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6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e Computadores e Telemática</text:p>
          </table:table-cell>
          <table:table-cell office:value-type="string" table:style-name="ce15">
            <text:p>MI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41.4" table:style-name="ce17">
            <text:p>141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6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Eletrónica e Telecomunicações</text:p>
          </table:table-cell>
          <table:table-cell office:value-type="string" table:style-name="ce15">
            <text:p>MI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33.80000000000001" table:style-name="ce17">
            <text:p>13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49.80000000000001" table:style-name="ce17">
            <text:p>14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0.6" table:style-name="ce17">
            <text:p>140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63.4" table:style-name="ce17">
            <text:p>163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16">
            <text:p>48</text:p>
          </table:table-cell>
          <table:table-cell office:value-type="float" office:value="131" table:style-name="ce17">
            <text:p>13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G0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Computacional</text:p>
          </table:table-cell>
          <table:table-cell office:value-type="string" table:style-name="ce15">
            <text:p>MI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35.30000000000001" table:style-name="ce17">
            <text:p>135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300</text:p>
          </table:table-cell>
          <table:table-cell office:value-type="string" table:style-name="ce15">
            <text:p>L09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Reabilitação do Patrimóni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0" table:style-name="ce16">
            <text:p>10</text:p>
          </table:table-cell>
          <table:table-cell office:value-type="float" office:value="109.4" table:style-name="ce17">
            <text:p>109,4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818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Optometria e Ciências da Visã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1" table:style-name="ce16">
            <text:p>11</text:p>
          </table:table-cell>
          <table:table-cell office:value-type="float" office:value="113.5" table:style-name="ce17">
            <text:p>113,5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847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Aeronáutica</text:p>
          </table:table-cell>
          <table:table-cell office:value-type="string" table:style-name="ce15">
            <text:p>MI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67.5" table:style-name="ce17">
            <text:p>16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23.9" table:style-name="ce17">
            <text:p>12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19.7" table:style-name="ce17">
            <text:p>119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2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 Política e Relações Internacionais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2" table:style-name="ce16">
            <text:p>32</text:p>
          </table:table-cell>
          <table:table-cell office:value-type="float" office:value="149.6" table:style-name="ce17">
            <text:p>149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37.1" table:style-name="ce17">
            <text:p>137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2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a Cultur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113.2" table:style-name="ce17">
            <text:p>11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48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nem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32.4" table:style-name="ce17">
            <text:p>132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7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de Mod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3" table:style-name="ce16">
            <text:p>53</text:p>
          </table:table-cell>
          <table:table-cell office:value-type="float" office:value="126.3" table:style-name="ce17">
            <text:p>12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8" table:style-name="ce16">
            <text:p>38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7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Multiméd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29.69999999999999" table:style-name="ce17">
            <text:p>129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33.1" table:style-name="ce17">
            <text:p>133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10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Eletromecâ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3.4" table:style-name="ce17">
            <text:p>113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3" table:style-name="ce16">
            <text:p>13</text:p>
          </table:table-cell>
          <table:table-cell office:value-type="float" office:value="113.7" table:style-name="ce17">
            <text:p>113,7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29.80000000000001" table:style-name="ce17">
            <text:p>12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57" table:style-name="ce16">
            <text:p>57</text:p>
          </table:table-cell>
          <table:table-cell office:value-type="float" office:value="143.6" table:style-name="ce17">
            <text:p>143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23.3" table:style-name="ce17">
            <text:p>12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43.30000000000001" table:style-name="ce17">
            <text:p>14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22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Química Industri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2" table:style-name="ce16">
            <text:p>22</text:p>
          </table:table-cell>
          <table:table-cell office:value-type="float" office:value="103" table:style-name="ce17">
            <text:p>103,0</text:p>
          </table:table-cell>
          <table:table-cell office:value-type="float" office:value="3" table:style-name="ce16">
            <text:p>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8" table:style-name="ce16">
            <text:p>38</text:p>
          </table:table-cell>
          <table:table-cell office:value-type="float" office:value="117.4" table:style-name="ce17">
            <text:p>117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55" table:style-name="ce16">
            <text:p>55</text:p>
          </table:table-cell>
          <table:table-cell office:value-type="float" office:value="60" table:style-name="ce16">
            <text:p>60</text:p>
          </table:table-cell>
          <table:table-cell office:value-type="float" office:value="113.5" table:style-name="ce17">
            <text:p>11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45.69999999999999" table:style-name="ce17">
            <text:p>145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1" table:style-name="ce16">
            <text:p>11</text:p>
          </table:table-cell>
          <table:table-cell office:value-type="float" office:value="114.8" table:style-name="ce17">
            <text:p>114,8</text:p>
          </table:table-cell>
          <table:table-cell office:value-type="float" office:value="9" table:style-name="ce16">
            <text:p>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59" table:style-name="ce16">
            <text:p>59</text:p>
          </table:table-cell>
          <table:table-cell office:value-type="float" office:value="124.8" table:style-name="ce17">
            <text:p>12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140" table:style-name="ce16">
            <text:p>140</text:p>
          </table:table-cell>
          <table:table-cell office:value-type="float" office:value="140" table:style-name="ce16">
            <text:p>140</text:p>
          </table:table-cell>
          <table:table-cell office:value-type="float" office:value="176.7" table:style-name="ce17">
            <text:p>176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9918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studos Portugueses e Espanhó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6">
            <text:p>19</text:p>
          </table:table-cell>
          <table:table-cell office:value-type="float" office:value="106" table:style-name="ce17">
            <text:p>106,0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400</text:p>
          </table:table-cell>
          <table:table-cell office:value-type="string" table:style-name="ce15">
            <text:p>L042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Informática Web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1" table:style-name="ce16">
            <text:p>21</text:p>
          </table:table-cell>
          <table:table-cell office:value-type="float" office:value="101.6" table:style-name="ce17">
            <text:p>101,6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840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Química Medicin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1.8" table:style-name="ce17">
            <text:p>12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92" table:style-name="ce16">
            <text:p>92</text:p>
          </table:table-cell>
          <table:table-cell office:value-type="float" office:value="93" table:style-name="ce16">
            <text:p>93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57" table:style-name="ce16">
            <text:p>57</text:p>
          </table:table-cell>
          <table:table-cell office:value-type="float" office:value="146.30000000000001" table:style-name="ce17">
            <text:p>14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53.30000000000001" table:style-name="ce17">
            <text:p>15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20" table:style-name="ce16">
            <text:p>120</text:p>
          </table:table-cell>
          <table:table-cell office:value-type="float" office:value="120" table:style-name="ce16">
            <text:p>120</text:p>
          </table:table-cell>
          <table:table-cell office:value-type="float" office:value="150.80000000000001" table:style-name="ce17">
            <text:p>15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136.80000000000001" table:style-name="ce17">
            <text:p>136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25" table:style-name="ce16">
            <text:p>25</text:p>
          </table:table-cell>
          <table:table-cell office:value-type="float" office:value="101" table:style-name="ce17">
            <text:p>101,0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8" table:style-name="ce16">
            <text:p>38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0" table:style-name="ce16">
            <text:p>20</text:p>
          </table:table-cell>
          <table:table-cell office:value-type="float" office:value="109.3" table:style-name="ce17">
            <text:p>109,3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61" table:style-name="ce16">
            <text:p>61</text:p>
          </table:table-cell>
          <table:table-cell office:value-type="float" office:value="61" table:style-name="ce16">
            <text:p>61</text:p>
          </table:table-cell>
          <table:table-cell office:value-type="float" office:value="104.5" table:style-name="ce17">
            <text:p>10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71" table:style-name="ce17">
            <text:p>17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40" table:style-name="ce16">
            <text:p>40</text:p>
          </table:table-cell>
          <table:table-cell office:value-type="float" office:value="26" table:style-name="ce16">
            <text:p>26</text:p>
          </table:table-cell>
          <table:table-cell office:value-type="float" office:value="111.5" table:style-name="ce17">
            <text:p>111,5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110" table:style-name="ce16">
            <text:p>110</text:p>
          </table:table-cell>
          <table:table-cell office:value-type="float" office:value="111" table:style-name="ce16">
            <text:p>111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31" table:style-name="ce16">
            <text:p>31</text:p>
          </table:table-cell>
          <table:table-cell office:value-type="float" office:value="31" table:style-name="ce16">
            <text:p>31</text:p>
          </table:table-cell>
          <table:table-cell office:value-type="float" office:value="140.80000000000001" table:style-name="ce17">
            <text:p>14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104" table:style-name="ce16">
            <text:p>104</text:p>
          </table:table-cell>
          <table:table-cell office:value-type="float" office:value="105" table:style-name="ce16">
            <text:p>105</text:p>
          </table:table-cell>
          <table:table-cell office:value-type="float" office:value="141.80000000000001" table:style-name="ce17">
            <text:p>14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17.5" table:style-name="ce17">
            <text:p>11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35" table:style-name="ce16">
            <text:p>35</text:p>
          </table:table-cell>
          <table:table-cell office:value-type="float" office:value="24" table:style-name="ce16">
            <text:p>24</text:p>
          </table:table-cell>
          <table:table-cell office:value-type="float" office:value="109" table:style-name="ce17">
            <text:p>109,0</text:p>
          </table:table-cell>
          <table:table-cell office:value-type="float" office:value="11" table:style-name="ce16">
            <text:p>1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1</text:p>
          </table:table-cell>
          <table:table-cell office:value-type="string" table:style-name="ce15">
            <text:p>989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Design e Multiméd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2" table:style-name="ce16">
            <text:p>62</text:p>
          </table:table-cell>
          <table:table-cell office:value-type="float" office:value="156.5" table:style-name="ce17">
            <text:p>15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2</text:p>
          </table:table-cell>
          <table:table-cell office:value-type="string" table:style-name="ce15">
            <text:p>8067</text:p>
          </table:table-cell>
          <table:table-cell office:value-type="string" table:style-name="ce15">
            <text:p>Universidade de Coimbra - Faculdade de Direito</text:p>
          </table:table-cell>
          <table:table-cell office:value-type="string" table:style-name="ce15">
            <text:p>Administração Público-Privad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5" table:style-name="ce16">
            <text:p>45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2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e Coimbr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334" table:style-name="ce16">
            <text:p>334</text:p>
          </table:table-cell>
          <table:table-cell office:value-type="float" office:value="335" table:style-name="ce16">
            <text:p>335</text:p>
          </table:table-cell>
          <table:table-cell office:value-type="float" office:value="146.80000000000001" table:style-name="ce17">
            <text:p>146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3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154" table:style-name="ce16">
            <text:p>154</text:p>
          </table:table-cell>
          <table:table-cell office:value-type="float" office:value="154" table:style-name="ce16">
            <text:p>154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89" table:style-name="ce16">
            <text:p>89</text:p>
          </table:table-cell>
          <table:table-cell office:value-type="float" office:value="89" table:style-name="ce16">
            <text:p>89</text:p>
          </table:table-cell>
          <table:table-cell office:value-type="float" office:value="157.5" table:style-name="ce17">
            <text:p>15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3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3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4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186" table:style-name="ce16">
            <text:p>186</text:p>
          </table:table-cell>
          <table:table-cell office:value-type="float" office:value="186" table:style-name="ce16">
            <text:p>186</text:p>
          </table:table-cell>
          <table:table-cell office:value-type="float" office:value="146.30000000000001" table:style-name="ce17">
            <text:p>14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4</text:p>
          </table:table-cell>
          <table:table-cell office:value-type="string" table:style-name="ce15">
            <text:p>9819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Ciências Bioanalíticas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4</text:p>
          </table:table-cell>
          <table:table-cell office:value-type="string" table:style-name="ce15">
            <text:p>9832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Farmácia Biomédica</text:p>
          </table:table-cell>
          <table:table-cell office:value-type="string" table:style-name="ce15">
            <text:p>L1</text:p>
          </table:table-cell>
          <table:table-cell office:value-type="float" office:value="37" table:style-name="ce16">
            <text:p>37</text:p>
          </table:table-cell>
          <table:table-cell office:value-type="float" office:value="37" table:style-name="ce16">
            <text:p>37</text:p>
          </table:table-cell>
          <table:table-cell office:value-type="float" office:value="130.30000000000001" table:style-name="ce17">
            <text:p>130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839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Português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5" table:style-name="ce16">
            <text:p>35</text:p>
          </table:table-cell>
          <table:table-cell office:value-type="float" office:value="100" table:style-name="ce17">
            <text:p>100,0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6" table:style-name="ce17">
            <text:p>11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132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Artístico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13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Clássico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09" table:style-name="ce17">
            <text:p>10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135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Europeus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32" table:style-name="ce16">
            <text:p>32</text:p>
          </table:table-cell>
          <table:table-cell office:value-type="float" office:value="111.5" table:style-name="ce17">
            <text:p>11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60" table:style-name="ce16">
            <text:p>60</text:p>
          </table:table-cell>
          <table:table-cell office:value-type="float" office:value="113.5" table:style-name="ce17">
            <text:p>11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63" table:style-name="ce16">
            <text:p>63</text:p>
          </table:table-cell>
          <table:table-cell office:value-type="float" office:value="63" table:style-name="ce16">
            <text:p>63</text:p>
          </table:table-cell>
          <table:table-cell office:value-type="float" office:value="125.5" table:style-name="ce17">
            <text:p>125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5" table:style-name="ce16">
            <text:p>25</text:p>
          </table:table-cell>
          <table:table-cell office:value-type="float" office:value="118" table:style-name="ce17">
            <text:p>11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694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Ciência da Informação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77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Jornalismo e Comunicação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50.5" table:style-name="ce17">
            <text:p>15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977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Línguas Modernas</text:p>
          </table:table-cell>
          <table:table-cell office:value-type="string" table:style-name="ce15">
            <text:p>L1</text:p>
          </table:table-cell>
          <table:table-cell office:value-type="float" office:value="87" table:style-name="ce16">
            <text:p>87</text:p>
          </table:table-cell>
          <table:table-cell office:value-type="float" office:value="88" table:style-name="ce16">
            <text:p>88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5</text:p>
          </table:table-cell>
          <table:table-cell office:value-type="string" table:style-name="ce15">
            <text:p>L10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Turismo, Território e Património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6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e Coimbra - Faculdade de Medicin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175" table:style-name="ce17">
            <text:p>17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6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e Coimbra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55" table:style-name="ce16">
            <text:p>255</text:p>
          </table:table-cell>
          <table:table-cell office:value-type="float" office:value="255" table:style-name="ce16">
            <text:p>255</text:p>
          </table:table-cell>
          <table:table-cell office:value-type="float" office:value="179" table:style-name="ce17">
            <text:p>17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7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7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3" table:style-name="ce16">
            <text:p>33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7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30" table:style-name="ce16">
            <text:p>130</text:p>
          </table:table-cell>
          <table:table-cell office:value-type="float" office:value="131" table:style-name="ce16">
            <text:p>131</text:p>
          </table:table-cell>
          <table:table-cell office:value-type="float" office:value="152.6" table:style-name="ce17">
            <text:p>152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8</text:p>
          </table:table-cell>
          <table:table-cell office:value-type="string" table:style-name="ce15">
            <text:p>8368</text:p>
          </table:table-cell>
          <table:table-cell office:value-type="string" table:style-name="ce15">
            <text:p>Universidade de Coimbra - Faculdade de Ciências do Desporto e Educação Física</text:p>
          </table:table-cell>
          <table:table-cell office:value-type="string" table:style-name="ce15">
            <text:p>Ciências do Desporto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2.7" table:style-name="ce17">
            <text:p>122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508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Coimbra - Faculdade de Ciências do Desporto e Educação Físic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95" table:style-name="ce16">
            <text:p>95</text:p>
          </table:table-cell>
          <table:table-cell office:value-type="float" office:value="95" table:style-name="ce16">
            <text:p>95</text:p>
          </table:table-cell>
          <table:table-cell office:value-type="float" office:value="130.1" table:style-name="ce17">
            <text:p>130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116.8" table:style-name="ce17">
            <text:p>116,8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8262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logia Human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28" table:style-name="ce16">
            <text:p>28</text:p>
          </table:table-cell>
          <table:table-cell office:value-type="float" office:value="106.7" table:style-name="ce17">
            <text:p>106,7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14.2" table:style-name="ce17">
            <text:p>114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7.1" table:style-name="ce17">
            <text:p>117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6" table:style-name="ce16">
            <text:p>26</text:p>
          </table:table-cell>
          <table:table-cell office:value-type="float" office:value="107.5" table:style-name="ce17">
            <text:p>107,5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129.30000000000001" table:style-name="ce17">
            <text:p>129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96" table:style-name="ce17">
            <text:p>96,0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110" table:style-name="ce17">
            <text:p>110,0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111.7" table:style-name="ce17">
            <text:p>111,7</text:p>
          </table:table-cell>
          <table:table-cell office:value-type="float" office:value="5" table:style-name="ce16">
            <text:p>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75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ngenharia Mecatró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2" table:style-name="ce16">
            <text:p>22</text:p>
          </table:table-cell>
          <table:table-cell office:value-type="float" office:value="111.3" table:style-name="ce17">
            <text:p>111,3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818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Ciência e Tecnologia Anim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26" table:style-name="ce16">
            <text:p>26</text:p>
          </table:table-cell>
          <table:table-cell office:value-type="float" office:value="109.8" table:style-name="ce17">
            <text:p>109,8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7" table:style-name="ce16">
            <text:p>17</text:p>
          </table:table-cell>
          <table:table-cell office:value-type="float" office:value="115.2" table:style-name="ce17">
            <text:p>115,2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57.1" table:style-name="ce17">
            <text:p>157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2</text:p>
          </table:table-cell>
          <table:table-cell office:value-type="string" table:style-name="ce15">
            <text:p>L090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cologia e Ambiente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6">
            <text:p>6</text:p>
          </table:table-cell>
          <table:table-cell office:value-type="float" office:value="110" table:style-name="ce17">
            <text:p>110,0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3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3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2.1" table:style-name="ce17">
            <text:p>122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3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50" table:style-name="ce16">
            <text:p>50</text:p>
          </table:table-cell>
          <table:table-cell office:value-type="float" office:value="29" table:style-name="ce16">
            <text:p>29</text:p>
          </table:table-cell>
          <table:table-cell office:value-type="float" office:value="105" table:style-name="ce17">
            <text:p>105,0</text:p>
          </table:table-cell>
          <table:table-cell office:value-type="float" office:value="21" table:style-name="ce16">
            <text:p>2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3</text:p>
          </table:table-cell>
          <table:table-cell office:value-type="string" table:style-name="ce15">
            <text:p>9684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Artes Visuais - Multiméd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14.9" table:style-name="ce17">
            <text:p>114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8251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História e Arque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108" table:style-name="ce17">
            <text:p>10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37" table:style-name="ce16">
            <text:p>37</text:p>
          </table:table-cell>
          <table:table-cell office:value-type="float" office:value="38" table:style-name="ce16">
            <text:p>38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64" table:style-name="ce16">
            <text:p>64</text:p>
          </table:table-cell>
          <table:table-cell office:value-type="float" office:value="64" table:style-name="ce16">
            <text:p>64</text:p>
          </table:table-cell>
          <table:table-cell office:value-type="float" office:value="137.1" table:style-name="ce17">
            <text:p>137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16">
            <text:p>48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51" table:style-name="ce16">
            <text:p>51</text:p>
          </table:table-cell>
          <table:table-cell office:value-type="float" office:value="53" table:style-name="ce16">
            <text:p>53</text:p>
          </table:table-cell>
          <table:table-cell office:value-type="float" office:value="135.69999999999999" table:style-name="ce17">
            <text:p>135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3" table:style-name="ce16">
            <text:p>33</text:p>
          </table:table-cell>
          <table:table-cell office:value-type="float" office:value="123.7" table:style-name="ce17">
            <text:p>123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9" table:style-name="ce16">
            <text:p>29</text:p>
          </table:table-cell>
          <table:table-cell office:value-type="float" office:value="132.30000000000001" table:style-name="ce17">
            <text:p>132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78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Património Cultur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98.9" table:style-name="ce17">
            <text:p>98,9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8" table:style-name="ce17">
            <text:p>11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604</text:p>
          </table:table-cell>
          <table:table-cell office:value-type="string" table:style-name="ce15">
            <text:p>L04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Línguas e Literatura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127.2" table:style-name="ce17">
            <text:p>12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1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Nova de Lisboa - Faculdade de Ciências Médicas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31" table:style-name="ce16">
            <text:p>231</text:p>
          </table:table-cell>
          <table:table-cell office:value-type="float" office:value="231" table:style-name="ce16">
            <text:p>231</text:p>
          </table:table-cell>
          <table:table-cell office:value-type="float" office:value="178.3" table:style-name="ce17">
            <text:p>178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7" table:style-name="ce16">
            <text:p>27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02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 Política e Relações Internacionais</text:p>
          </table:table-cell>
          <table:table-cell office:value-type="string" table:style-name="ce15">
            <text:p>L1</text:p>
          </table:table-cell>
          <table:table-cell office:value-type="float" office:value="81" table:style-name="ce16">
            <text:p>81</text:p>
          </table:table-cell>
          <table:table-cell office:value-type="float" office:value="83" table:style-name="ce16">
            <text:p>83</text:p>
          </table:table-cell>
          <table:table-cell office:value-type="float" office:value="169.5" table:style-name="ce17">
            <text:p>16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95" table:style-name="ce16">
            <text:p>95</text:p>
          </table:table-cell>
          <table:table-cell office:value-type="float" office:value="96" table:style-name="ce16">
            <text:p>96</text:p>
          </table:table-cell>
          <table:table-cell office:value-type="float" office:value="168.5" table:style-name="ce17">
            <text:p>16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046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Musicais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49" table:style-name="ce16">
            <text:p>49</text:p>
          </table:table-cell>
          <table:table-cell office:value-type="float" office:value="120.5" table:style-name="ce17">
            <text:p>12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138" table:style-name="ce17">
            <text:p>13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145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Geografia e Planeamento Regional</text:p>
          </table:table-cell>
          <table:table-cell office:value-type="string" table:style-name="ce15">
            <text:p>L1</text:p>
          </table:table-cell>
          <table:table-cell office:value-type="float" office:value="62" table:style-name="ce16">
            <text:p>62</text:p>
          </table:table-cell>
          <table:table-cell office:value-type="float" office:value="62" table:style-name="ce16">
            <text:p>62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46" table:style-name="ce16">
            <text:p>46</text:p>
          </table:table-cell>
          <table:table-cell office:value-type="float" office:value="46" table:style-name="ce16">
            <text:p>46</text:p>
          </table:table-cell>
          <table:table-cell office:value-type="float" office:value="118.5" table:style-name="ce17">
            <text:p>11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82" table:style-name="ce16">
            <text:p>82</text:p>
          </table:table-cell>
          <table:table-cell office:value-type="float" office:value="86" table:style-name="ce16">
            <text:p>86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3" table:style-name="ce16">
            <text:p>63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16">
            <text:p>48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2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7" table:style-name="ce16">
            <text:p>17</text:p>
          </table:table-cell>
          <table:table-cell office:value-type="float" office:value="104" table:style-name="ce17">
            <text:p>104,0</text:p>
          </table:table-cell>
          <table:table-cell office:value-type="float" office:value="3" table:style-name="ce16">
            <text:p>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8036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Conservação - Restaur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30.4" table:style-name="ce17">
            <text:p>130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8334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e Micro e Nanotecnologias</text:p>
          </table:table-cell>
          <table:table-cell office:value-type="string" table:style-name="ce15">
            <text:p>MI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49.80000000000001" table:style-name="ce17">
            <text:p>14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48.4" table:style-name="ce17">
            <text:p>14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116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Geológ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1" table:style-name="ce17">
            <text:p>12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53.6" table:style-name="ce17">
            <text:p>153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224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Química Aplicad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4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Biologia Celular e Molecular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63.19999999999999" table:style-name="ce17">
            <text:p>16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64" table:style-name="ce16">
            <text:p>64</text:p>
          </table:table-cell>
          <table:table-cell office:value-type="float" office:value="64" table:style-name="ce16">
            <text:p>64</text:p>
          </table:table-cell>
          <table:table-cell office:value-type="float" office:value="173.2" table:style-name="ce17">
            <text:p>17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46.80000000000001" table:style-name="ce17">
            <text:p>146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156" table:style-name="ce16">
            <text:p>156</text:p>
          </table:table-cell>
          <table:table-cell office:value-type="float" office:value="156" table:style-name="ce16">
            <text:p>156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59.6" table:style-name="ce17">
            <text:p>159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6">
            <text:p>85</text:p>
          </table:table-cell>
          <table:table-cell office:value-type="float" office:value="157.19999999999999" table:style-name="ce17">
            <text:p>15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370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Química e Bioquímica</text:p>
          </table:table-cell>
          <table:table-cell office:value-type="string" table:style-name="ce15">
            <text:p>Mi</text:p>
          </table:table-cell>
          <table:table-cell office:value-type="float" office:value="75" table:style-name="ce16">
            <text:p>75</text:p>
          </table:table-cell>
          <table:table-cell office:value-type="float" office:value="75" table:style-name="ce16">
            <text:p>75</text:p>
          </table:table-cell>
          <table:table-cell office:value-type="float" office:value="141.4" table:style-name="ce17">
            <text:p>141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59" table:style-name="ce17">
            <text:p>15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3</text:p>
          </table:table-cell>
          <table:table-cell office:value-type="string" table:style-name="ce15">
            <text:p>G005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MI</text:p>
          </table:table-cell>
          <table:table-cell office:value-type="float" office:value="170" table:style-name="ce16">
            <text:p>170</text:p>
          </table:table-cell>
          <table:table-cell office:value-type="float" office:value="170" table:style-name="ce16">
            <text:p>170</text:p>
          </table:table-cell>
          <table:table-cell office:value-type="float" office:value="154.19999999999999" table:style-name="ce17">
            <text:p>154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Nova de Lisboa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10" table:style-name="ce16">
            <text:p>210</text:p>
          </table:table-cell>
          <table:table-cell office:value-type="float" office:value="210" table:style-name="ce16">
            <text:p>210</text:p>
          </table:table-cell>
          <table:table-cell office:value-type="float" office:value="169.5" table:style-name="ce17">
            <text:p>16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Nova de Lisboa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10" table:style-name="ce16">
            <text:p>210</text:p>
          </table:table-cell>
          <table:table-cell office:value-type="float" office:value="210" table:style-name="ce16">
            <text:p>210</text:p>
          </table:table-cell>
          <table:table-cell office:value-type="float" office:value="174" table:style-name="ce17">
            <text:p>17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6</text:p>
          </table:table-cell>
          <table:table-cell office:value-type="string" table:style-name="ce15">
            <text:p>8259</text:p>
          </table:table-cell>
          <table:table-cell office:value-type="string" table:style-name="ce15">
            <text:p>Universidade Nova de Lisboa - Instituto Superior de Estatística e Gestão de Informação</text:p>
          </table:table-cell>
          <table:table-cell office:value-type="string" table:style-name="ce15">
            <text:p>Sistemas e Tecnologias de Informa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60.69999999999999" table:style-name="ce17">
            <text:p>160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06</text:p>
          </table:table-cell>
          <table:table-cell office:value-type="string" table:style-name="ce15">
            <text:p>9155</text:p>
          </table:table-cell>
          <table:table-cell office:value-type="string" table:style-name="ce15">
            <text:p>Universidade Nova de Lisboa - Instituto Superior de Estatística e Gestão de Informação</text:p>
          </table:table-cell>
          <table:table-cell office:value-type="string" table:style-name="ce15">
            <text:p>Gestão de Informação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66" table:style-name="ce17">
            <text:p>16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0911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Nova de Lisbo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60.5" table:style-name="ce17">
            <text:p>16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16">
            <text:p>48</text:p>
          </table:table-cell>
          <table:table-cell office:value-type="float" office:value="148.6" table:style-name="ce17">
            <text:p>148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818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ografia e Planeament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117.4" table:style-name="ce17">
            <text:p>117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818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Optometria e Ciências da Visão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46" table:style-name="ce16">
            <text:p>46</text:p>
          </table:table-cell>
          <table:table-cell office:value-type="float" office:value="111.2" table:style-name="ce17">
            <text:p>111,2</text:p>
          </table:table-cell>
          <table:table-cell office:value-type="float" office:value="9" table:style-name="ce16">
            <text:p>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835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ireito (regime pós-laboral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62.6" table:style-name="ce17">
            <text:p>162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842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 (regime pós-laboral)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119.8" table:style-name="ce17">
            <text:p>11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843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Negócio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8" table:style-name="ce16">
            <text:p>28</text:p>
          </table:table-cell>
          <table:table-cell office:value-type="float" office:value="139.19999999999999" table:style-name="ce17">
            <text:p>13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849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esign de Produto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6">
            <text:p>42</text:p>
          </table:table-cell>
          <table:table-cell office:value-type="float" office:value="148.4" table:style-name="ce17">
            <text:p>14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4.6" table:style-name="ce17">
            <text:p>114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17" table:style-name="ce17">
            <text:p>11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6" table:style-name="ce16">
            <text:p>66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50.80000000000001" table:style-name="ce17">
            <text:p>15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58.80000000000001" table:style-name="ce17">
            <text:p>15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10" table:style-name="ce16">
            <text:p>110</text:p>
          </table:table-cell>
          <table:table-cell office:value-type="float" office:value="112" table:style-name="ce16">
            <text:p>112</text:p>
          </table:table-cell>
          <table:table-cell office:value-type="float" office:value="164.4" table:style-name="ce17">
            <text:p>164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79" table:style-name="ce16">
            <text:p>79</text:p>
          </table:table-cell>
          <table:table-cell office:value-type="float" office:value="79" table:style-name="ce16">
            <text:p>79</text:p>
          </table:table-cell>
          <table:table-cell office:value-type="float" office:value="163.6" table:style-name="ce17">
            <text:p>163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3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Culturai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41.6" table:style-name="ce17">
            <text:p>14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3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Portugueses e Lusófono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2.6" table:style-name="ce17">
            <text:p>122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8" table:style-name="ce17">
            <text:p>11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39.4" table:style-name="ce17">
            <text:p>139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4" table:style-name="ce16">
            <text:p>14</text:p>
          </table:table-cell>
          <table:table-cell office:value-type="float" office:value="103.6" table:style-name="ce17">
            <text:p>103,6</text:p>
          </table:table-cell>
          <table:table-cell office:value-type="float" office:value="11" table:style-name="ce16">
            <text:p>1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73" table:style-name="ce16">
            <text:p>73</text:p>
          </table:table-cell>
          <table:table-cell office:value-type="float" office:value="73" table:style-name="ce16">
            <text:p>73</text:p>
          </table:table-cell>
          <table:table-cell office:value-type="float" office:value="166" table:style-name="ce17">
            <text:p>16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9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Línguas Aplicadas</text:p>
          </table:table-cell>
          <table:table-cell office:value-type="string" table:style-name="ce15">
            <text:p>L1</text:p>
          </table:table-cell>
          <table:table-cell office:value-type="float" office:value="46" table:style-name="ce16">
            <text:p>46</text:p>
          </table:table-cell>
          <table:table-cell office:value-type="float" office:value="46" table:style-name="ce16">
            <text:p>46</text:p>
          </table:table-cell>
          <table:table-cell office:value-type="float" office:value="160.4" table:style-name="ce17">
            <text:p>160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19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Línguas e Literaturas Europeias</text:p>
          </table:table-cell>
          <table:table-cell office:value-type="string" table:style-name="ce15">
            <text:p>L1</text:p>
          </table:table-cell>
          <table:table-cell office:value-type="float" office:value="59" table:style-name="ce16">
            <text:p>59</text:p>
          </table:table-cell>
          <table:table-cell office:value-type="float" office:value="59" table:style-name="ce16">
            <text:p>59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26" table:style-name="ce16">
            <text:p>26</text:p>
          </table:table-cell>
          <table:table-cell office:value-type="float" office:value="130.80000000000001" table:style-name="ce17">
            <text:p>13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55.19999999999999" table:style-name="ce17">
            <text:p>155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58" table:style-name="ce16">
            <text:p>58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33.19999999999999" table:style-name="ce17">
            <text:p>13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50" table:style-name="ce17">
            <text:p>15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5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</text:p>
          </table:table-cell>
          <table:table-cell office:value-type="string" table:style-name="ce15">
            <text:p>L1</text:p>
          </table:table-cell>
          <table:table-cell office:value-type="float" office:value="47" table:style-name="ce16">
            <text:p>47</text:p>
          </table:table-cell>
          <table:table-cell office:value-type="float" office:value="47" table:style-name="ce16">
            <text:p>47</text:p>
          </table:table-cell>
          <table:table-cell office:value-type="float" office:value="129.80000000000001" table:style-name="ce17">
            <text:p>12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5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Biológica</text:p>
          </table:table-cell>
          <table:table-cell office:value-type="string" table:style-name="ce15">
            <text:p>MI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75.2" table:style-name="ce17">
            <text:p>175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6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Polímeros</text:p>
          </table:table-cell>
          <table:table-cell office:value-type="string" table:style-name="ce15">
            <text:p>MI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44.6" table:style-name="ce17">
            <text:p>144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6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letrónica Industrial e Computadores</text:p>
          </table:table-cell>
          <table:table-cell office:value-type="string" table:style-name="ce15">
            <text:p>MI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6">
            <text:p>85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28" table:style-name="ce16">
            <text:p>28</text:p>
          </table:table-cell>
          <table:table-cell office:value-type="float" office:value="28" table:style-name="ce16">
            <text:p>28</text:p>
          </table:table-cell>
          <table:table-cell office:value-type="float" office:value="147.80000000000001" table:style-name="ce17">
            <text:p>147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62.4" table:style-name="ce17">
            <text:p>162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7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Têxtil</text:p>
          </table:table-cell>
          <table:table-cell office:value-type="string" table:style-name="ce15">
            <text:p>MI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50.6" table:style-name="ce17">
            <text:p>150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7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o Ambien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8.2" table:style-name="ce17">
            <text:p>118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atística Aplicad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9.80000000000001" table:style-name="ce17">
            <text:p>12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39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a Computação</text:p>
          </table:table-cell>
          <table:table-cell office:value-type="string" table:style-name="ce15">
            <text:p>L1</text:p>
          </table:table-cell>
          <table:table-cell office:value-type="float" office:value="62" table:style-name="ce16">
            <text:p>62</text:p>
          </table:table-cell>
          <table:table-cell office:value-type="float" office:value="62" table:style-name="ce16">
            <text:p>62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49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esign e Marketing de Mod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48.6" table:style-name="ce17">
            <text:p>148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77.8" table:style-name="ce17">
            <text:p>177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40.80000000000001" table:style-name="ce17">
            <text:p>14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68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logia Aplicad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39.6" table:style-name="ce17">
            <text:p>139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120" table:style-name="ce16">
            <text:p>120</text:p>
          </table:table-cell>
          <table:table-cell office:value-type="float" office:value="121" table:style-name="ce16">
            <text:p>121</text:p>
          </table:table-cell>
          <table:table-cell office:value-type="float" office:value="181.3" table:style-name="ce17">
            <text:p>181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16">
            <text:p>48</text:p>
          </table:table-cell>
          <table:table-cell office:value-type="float" office:value="131.19999999999999" table:style-name="ce17">
            <text:p>131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G00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de Sistemas de Informação</text:p>
          </table:table-cell>
          <table:table-cell office:value-type="string" table:style-name="ce15">
            <text:p>MI</text:p>
          </table:table-cell>
          <table:table-cell office:value-type="float" office:value="110" table:style-name="ce16">
            <text:p>110</text:p>
          </table:table-cell>
          <table:table-cell office:value-type="float" office:value="110" table:style-name="ce16">
            <text:p>110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G00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de Sistemas de Informação (regime pós-laboral)</text:p>
          </table:table-cell>
          <table:table-cell office:value-type="string" table:style-name="ce15">
            <text:p>MI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3.6" table:style-name="ce17">
            <text:p>133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G00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MI</text:p>
          </table:table-cell>
          <table:table-cell office:value-type="float" office:value="160" table:style-name="ce16">
            <text:p>160</text:p>
          </table:table-cell>
          <table:table-cell office:value-type="float" office:value="160" table:style-name="ce16">
            <text:p>160</text:p>
          </table:table-cell>
          <table:table-cell office:value-type="float" office:value="161.19999999999999" table:style-name="ce17">
            <text:p>161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G00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MI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4.19999999999999" table:style-name="ce17">
            <text:p>134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L07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riminologia e Justiça Crimin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59.80000000000001" table:style-name="ce17">
            <text:p>15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000</text:p>
          </table:table-cell>
          <table:table-cell office:value-type="string" table:style-name="ce15">
            <text:p>L14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Orientais: Estudos Chineses e Japones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58.19999999999999" table:style-name="ce17">
            <text:p>158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1</text:p>
          </table:table-cell>
          <table:table-cell office:value-type="string" table:style-name="ce15">
            <text:p>9554</text:p>
          </table:table-cell>
          <table:table-cell office:value-type="string" table:style-name="ce15">
            <text:p>Universidade do Porto - Faculdade de Ciências da Nutrição e da Alimentação</text:p>
          </table:table-cell>
          <table:table-cell office:value-type="string" table:style-name="ce15">
            <text:p>Ciências da Nutrição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59" table:style-name="ce17">
            <text:p>15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2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o Porto - Faculdade de Arquitetur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125" table:style-name="ce16">
            <text:p>125</text:p>
          </table:table-cell>
          <table:table-cell office:value-type="float" office:value="126" table:style-name="ce16">
            <text:p>126</text:p>
          </table:table-cell>
          <table:table-cell office:value-type="float" office:value="178.5" table:style-name="ce17">
            <text:p>17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office:value-type="float" office:value="140.5" table:style-name="ce17">
            <text:p>14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85" table:style-name="ce16">
            <text:p>85</text:p>
          </table:table-cell>
          <table:table-cell office:value-type="float" office:value="86" table:style-name="ce16">
            <text:p>86</text:p>
          </table:table-cell>
          <table:table-cell office:value-type="float" office:value="167.5" table:style-name="ce17">
            <text:p>16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157.5" table:style-name="ce17">
            <text:p>15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3" table:style-name="ce17">
            <text:p>11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48.5" table:style-name="ce17">
            <text:p>14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47.80000000000001" table:style-name="ce17">
            <text:p>147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696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 de Computadore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709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s e Tecnologia do Ambiente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26.5" table:style-name="ce17">
            <text:p>12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812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Engenharia de Redes e Sistemas Informáticos</text:p>
          </table:table-cell>
          <table:table-cell office:value-type="string" table:style-name="ce15">
            <text:p>MI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3</text:p>
          </table:table-cell>
          <table:table-cell office:value-type="string" table:style-name="ce15">
            <text:p>9824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s de Engenhar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5" table:style-name="ce16">
            <text:p>15</text:p>
          </table:table-cell>
          <table:table-cell office:value-type="float" office:value="113" table:style-name="ce17">
            <text:p>113,0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Porto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23" table:style-name="ce16">
            <text:p>223</text:p>
          </table:table-cell>
          <table:table-cell office:value-type="float" office:value="223" table:style-name="ce16">
            <text:p>223</text:p>
          </table:table-cell>
          <table:table-cell office:value-type="float" office:value="171" table:style-name="ce17">
            <text:p>17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Porto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22" table:style-name="ce16">
            <text:p>122</text:p>
          </table:table-cell>
          <table:table-cell office:value-type="float" office:value="122" table:style-name="ce16">
            <text:p>122</text:p>
          </table:table-cell>
          <table:table-cell office:value-type="float" office:value="175" table:style-name="ce17">
            <text:p>17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130" table:style-name="ce16">
            <text:p>130</text:p>
          </table:table-cell>
          <table:table-cell office:value-type="float" office:value="130" table:style-name="ce16">
            <text:p>130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200" table:style-name="ce16">
            <text:p>200</text:p>
          </table:table-cell>
          <table:table-cell office:value-type="float" office:value="200" table:style-name="ce16">
            <text:p>200</text:p>
          </table:table-cell>
          <table:table-cell office:value-type="float" office:value="165.8" table:style-name="ce17">
            <text:p>165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161" table:style-name="ce16">
            <text:p>161</text:p>
          </table:table-cell>
          <table:table-cell office:value-type="float" office:value="161" table:style-name="ce16">
            <text:p>161</text:p>
          </table:table-cell>
          <table:table-cell office:value-type="float" office:value="175.3" table:style-name="ce17">
            <text:p>175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45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Informática e Computação</text:p>
          </table:table-cell>
          <table:table-cell office:value-type="string" table:style-name="ce15">
            <text:p>MI</text:p>
          </table:table-cell>
          <table:table-cell office:value-type="float" office:value="117" table:style-name="ce16">
            <text:p>117</text:p>
          </table:table-cell>
          <table:table-cell office:value-type="float" office:value="117" table:style-name="ce16">
            <text:p>117</text:p>
          </table:table-cell>
          <table:table-cell office:value-type="float" office:value="178" table:style-name="ce17">
            <text:p>17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460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Metalúrgica e de Materiais</text:p>
          </table:table-cell>
          <table:table-cell office:value-type="string" table:style-name="ce15">
            <text:p>MI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62.80000000000001" table:style-name="ce17">
            <text:p>162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67" table:style-name="ce16">
            <text:p>67</text:p>
          </table:table-cell>
          <table:table-cell office:value-type="float" office:value="67" table:style-name="ce16">
            <text:p>67</text:p>
          </table:table-cell>
          <table:table-cell office:value-type="float" office:value="168.8" table:style-name="ce17">
            <text:p>16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493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MI</text:p>
          </table:table-cell>
          <table:table-cell office:value-type="float" office:value="62" table:style-name="ce16">
            <text:p>62</text:p>
          </table:table-cell>
          <table:table-cell office:value-type="float" office:value="62" table:style-name="ce16">
            <text:p>62</text:p>
          </table:table-cell>
          <table:table-cell office:value-type="float" office:value="182.8" table:style-name="ce17">
            <text:p>182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40.80000000000001" table:style-name="ce17">
            <text:p>14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84.3" table:style-name="ce17">
            <text:p>184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5</text:p>
          </table:table-cell>
          <table:table-cell office:value-type="string" table:style-name="ce15">
            <text:p>9897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Ciências de Engenharia - Engenharia de Minas e Geoambiente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float" office:value="110.8" table:style-name="ce17">
            <text:p>110,8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6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o Porto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187" table:style-name="ce16">
            <text:p>187</text:p>
          </table:table-cell>
          <table:table-cell office:value-type="float" office:value="187" table:style-name="ce16">
            <text:p>187</text:p>
          </table:table-cell>
          <table:table-cell office:value-type="float" office:value="155.80000000000001" table:style-name="ce17">
            <text:p>155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2" table:style-name="ce16">
            <text:p>32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8" table:style-name="ce16">
            <text:p>28</text:p>
          </table:table-cell>
          <table:table-cell office:value-type="float" office:value="127.6" table:style-name="ce17">
            <text:p>127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6" table:style-name="ce16">
            <text:p>56</text:p>
          </table:table-cell>
          <table:table-cell office:value-type="float" office:value="129.19999999999999" table:style-name="ce17">
            <text:p>12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74" table:style-name="ce16">
            <text:p>74</text:p>
          </table:table-cell>
          <table:table-cell office:value-type="float" office:value="76" table:style-name="ce16">
            <text:p>76</text:p>
          </table:table-cell>
          <table:table-cell office:value-type="float" office:value="128.4" table:style-name="ce17">
            <text:p>12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72" table:style-name="ce16">
            <text:p>72</text:p>
          </table:table-cell>
          <table:table-cell office:value-type="float" office:value="73" table:style-name="ce16">
            <text:p>73</text:p>
          </table:table-cell>
          <table:table-cell office:value-type="float" office:value="143.6" table:style-name="ce17">
            <text:p>143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192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 Aplicadas</text:p>
          </table:table-cell>
          <table:table-cell office:value-type="string" table:style-name="ce15">
            <text:p>L1</text:p>
          </table:table-cell>
          <table:table-cell office:value-type="float" office:value="51" table:style-name="ce16">
            <text:p>51</text:p>
          </table:table-cell>
          <table:table-cell office:value-type="float" office:value="54" table:style-name="ce16">
            <text:p>54</text:p>
          </table:table-cell>
          <table:table-cell office:value-type="float" office:value="171.2" table:style-name="ce17">
            <text:p>171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197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 e Relações Internacionais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6">
            <text:p>42</text:p>
          </table:table-cell>
          <table:table-cell office:value-type="float" office:value="179" table:style-name="ce17">
            <text:p>17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6">
            <text:p>85</text:p>
          </table:table-cell>
          <table:table-cell office:value-type="float" office:value="159.19999999999999" table:style-name="ce17">
            <text:p>15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47" table:style-name="ce16">
            <text:p>47</text:p>
          </table:table-cell>
          <table:table-cell office:value-type="float" office:value="47" table:style-name="ce16">
            <text:p>47</text:p>
          </table:table-cell>
          <table:table-cell office:value-type="float" office:value="147.4" table:style-name="ce17">
            <text:p>147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694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 da Informa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701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s da Comunicação: Jornalismo, Assessoria, Multimédia</text:p>
          </table:table-cell>
          <table:table-cell office:value-type="string" table:style-name="ce15">
            <text:p>L1</text:p>
          </table:table-cell>
          <table:table-cell office:value-type="float" office:value="79" table:style-name="ce16">
            <text:p>79</text:p>
          </table:table-cell>
          <table:table-cell office:value-type="float" office:value="79" table:style-name="ce16">
            <text:p>79</text:p>
          </table:table-cell>
          <table:table-cell office:value-type="float" office:value="160.80000000000001" table:style-name="ce17">
            <text:p>16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7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8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Porto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45" table:style-name="ce16">
            <text:p>245</text:p>
          </table:table-cell>
          <table:table-cell office:value-type="float" office:value="245" table:style-name="ce16">
            <text:p>245</text:p>
          </table:table-cell>
          <table:table-cell office:value-type="float" office:value="183.3" table:style-name="ce17">
            <text:p>18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9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o Porto - Faculdade de Psicologia e de Ciências da Educação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09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o Porto - Faculdade de Psicologia e de Ciências da Educaçã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14" table:style-name="ce16">
            <text:p>114</text:p>
          </table:table-cell>
          <table:table-cell office:value-type="float" office:value="116" table:style-name="ce16">
            <text:p>116</text:p>
          </table:table-cell>
          <table:table-cell office:value-type="float" office:value="161.5" table:style-name="ce17">
            <text:p>16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10</text:p>
          </table:table-cell>
          <table:table-cell office:value-type="string" table:style-name="ce15">
            <text:p>9708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Ciências do Meio Aquátic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1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155" table:style-name="ce16">
            <text:p>155</text:p>
          </table:table-cell>
          <table:table-cell office:value-type="float" office:value="155" table:style-name="ce16">
            <text:p>155</text:p>
          </table:table-cell>
          <table:table-cell office:value-type="float" office:value="182.3" table:style-name="ce17">
            <text:p>182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10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70.8" table:style-name="ce17">
            <text:p>17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11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o Porto - Faculdade de Desporto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32" table:style-name="ce16">
            <text:p>132</text:p>
          </table:table-cell>
          <table:table-cell office:value-type="float" office:value="133" table:style-name="ce16">
            <text:p>133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13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o Porto - Faculdade de Medicina Dentári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73" table:style-name="ce17">
            <text:p>17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14</text:p>
          </table:table-cell>
          <table:table-cell office:value-type="string" table:style-name="ce15">
            <text:p>9066</text:p>
          </table:table-cell>
          <table:table-cell office:value-type="string" table:style-name="ce15">
            <text:p>Universidade do Porto - Faculdade de Direito</text:p>
          </table:table-cell>
          <table:table-cell office:value-type="string" table:style-name="ce15">
            <text:p>Crimin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62.4" table:style-name="ce17">
            <text:p>162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114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o Porto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55" table:style-name="ce16">
            <text:p>155</text:p>
          </table:table-cell>
          <table:table-cell office:value-type="float" office:value="155" table:style-name="ce16">
            <text:p>155</text:p>
          </table:table-cell>
          <table:table-cell office:value-type="float" office:value="170.6" table:style-name="ce17">
            <text:p>170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1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5" table:style-name="ce16">
            <text:p>5</text:p>
          </table:table-cell>
          <table:table-cell office:value-type="float" office:value="119.3" table:style-name="ce17">
            <text:p>119,3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1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8" table:style-name="ce16">
            <text:p>18</text:p>
          </table:table-cell>
          <table:table-cell office:value-type="float" office:value="112.6" table:style-name="ce17">
            <text:p>112,6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1</text:p>
          </table:table-cell>
          <table:table-cell office:value-type="string" table:style-name="ce15">
            <text:p>9114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Florestal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118.9" table:style-name="ce17">
            <text:p>118,9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1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1</text:p>
          </table:table-cell>
          <table:table-cell office:value-type="string" table:style-name="ce15">
            <text:p>9752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7" table:style-name="ce16">
            <text:p>37</text:p>
          </table:table-cell>
          <table:table-cell office:value-type="float" office:value="100.2" table:style-name="ce17">
            <text:p>100,2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1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82" table:style-name="ce16">
            <text:p>82</text:p>
          </table:table-cell>
          <table:table-cell office:value-type="float" office:value="82" table:style-name="ce16">
            <text:p>82</text:p>
          </table:table-cell>
          <table:table-cell office:value-type="float" office:value="160.6" table:style-name="ce17">
            <text:p>160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136.9" table:style-name="ce17">
            <text:p>136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8" table:style-name="ce16">
            <text:p>38</text:p>
          </table:table-cell>
          <table:table-cell office:value-type="float" office:value="155.9" table:style-name="ce17">
            <text:p>155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40.19999999999999" table:style-name="ce17">
            <text:p>140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128.30000000000001" table:style-name="ce17">
            <text:p>128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47" table:style-name="ce17">
            <text:p>14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43" table:style-name="ce16">
            <text:p>43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35.6" table:style-name="ce17">
            <text:p>135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80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Teatro e Artes Performativa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03.9" table:style-name="ce17">
            <text:p>10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2" table:style-name="ce17">
            <text:p>12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2</text:p>
          </table:table-cell>
          <table:table-cell office:value-type="string" table:style-name="ce15">
            <text:p>L092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Animação Cultural e Comunitári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28" table:style-name="ce16">
            <text:p>28</text:p>
          </table:table-cell>
          <table:table-cell office:value-type="float" office:value="99.7" table:style-name="ce17">
            <text:p>99,7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8088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e Gestão Industrial (Preparatórios)</text:p>
          </table:table-cell>
          <table:table-cell office:value-type="string" table:style-name="ce15">
            <text:p>PM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9052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Comunicação e Multiméd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30.30000000000001" table:style-name="ce17">
            <text:p>130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29.9" table:style-name="ce17">
            <text:p>129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29" table:style-name="ce16">
            <text:p>29</text:p>
          </table:table-cell>
          <table:table-cell office:value-type="float" office:value="119.2" table:style-name="ce17">
            <text:p>11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9250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Tecnologias de Informação e Comunicaçã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3" table:style-name="ce16">
            <text:p>23</text:p>
          </table:table-cell>
          <table:table-cell office:value-type="float" office:value="110" table:style-name="ce17">
            <text:p>110,0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33" table:style-name="ce16">
            <text:p>33</text:p>
          </table:table-cell>
          <table:table-cell office:value-type="float" office:value="19" table:style-name="ce16">
            <text:p>19</text:p>
          </table:table-cell>
          <table:table-cell office:value-type="float" office:value="111" table:style-name="ce17">
            <text:p>111,0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3</text:p>
          </table:table-cell>
          <table:table-cell office:value-type="string" table:style-name="ce15">
            <text:p>9455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9.7" table:style-name="ce17">
            <text:p>119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105.5" table:style-name="ce17">
            <text:p>105,5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379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s do Ambiente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98.5" table:style-name="ce17">
            <text:p>98,5</text:p>
          </table:table-cell>
          <table:table-cell office:value-type="float" office:value="3" table:style-name="ce16">
            <text:p>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34" table:style-name="ce16">
            <text:p>34</text:p>
          </table:table-cell>
          <table:table-cell office:value-type="float" office:value="111.7" table:style-name="ce17">
            <text:p>111,7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693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 Alimentar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108" table:style-name="ce17">
            <text:p>108,0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00" table:style-name="ce16">
            <text:p>100</text:p>
          </table:table-cell>
          <table:table-cell office:value-type="float" office:value="101" table:style-name="ce16">
            <text:p>101</text:p>
          </table:table-cell>
          <table:table-cell office:value-type="float" office:value="127.2" table:style-name="ce17">
            <text:p>12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76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Genética e Biotecnologia</text:p>
          </table:table-cell>
          <table:table-cell office:value-type="string" table:style-name="ce15">
            <text:p>L1</text:p>
          </table:table-cell>
          <table:table-cell office:value-type="float" office:value="58" table:style-name="ce16">
            <text:p>58</text:p>
          </table:table-cell>
          <table:table-cell office:value-type="float" office:value="58" table:style-name="ce16">
            <text:p>58</text:p>
          </table:table-cell>
          <table:table-cell office:value-type="float" office:value="133.19999999999999" table:style-name="ce17">
            <text:p>13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204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20" table:style-name="ce16">
            <text:p>20</text:p>
          </table:table-cell>
          <table:table-cell office:value-type="float" office:value="110.8" table:style-name="ce17">
            <text:p>110,8</text:p>
          </table:table-cell>
          <table:table-cell office:value-type="float" office:value="30" table:style-name="ce16">
            <text:p>3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8083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Ciclo Básico de Medicina</text:p>
          </table:table-cell>
          <table:table-cell office:value-type="string" table:style-name="ce15">
            <text:p>PM</text:p>
          </table:table-cell>
          <table:table-cell office:value-type="float" office:value="38" table:style-name="ce16">
            <text:p>38</text:p>
          </table:table-cell>
          <table:table-cell office:value-type="float" office:value="39" table:style-name="ce16">
            <text:p>39</text:p>
          </table:table-cell>
          <table:table-cell office:value-type="float" office:value="176.7" table:style-name="ce17">
            <text:p>176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8" table:style-name="ce16">
            <text:p>8</text:p>
          </table:table-cell>
          <table:table-cell office:value-type="float" office:value="157.1" table:style-name="ce17">
            <text:p>157,1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6">
            <text:p>19</text:p>
          </table:table-cell>
          <table:table-cell office:value-type="float" office:value="113.8" table:style-name="ce17">
            <text:p>113,8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27" table:style-name="ce16">
            <text:p>27</text:p>
          </table:table-cell>
          <table:table-cell office:value-type="float" office:value="113.2" table:style-name="ce17">
            <text:p>11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8" table:style-name="ce16">
            <text:p>28</text:p>
          </table:table-cell>
          <table:table-cell office:value-type="float" office:value="113.8" table:style-name="ce17">
            <text:p>11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20" table:style-name="ce16">
            <text:p>20</text:p>
          </table:table-cell>
          <table:table-cell office:value-type="float" office:value="103.7" table:style-name="ce17">
            <text:p>103,7</text:p>
          </table:table-cell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10.4" table:style-name="ce17">
            <text:p>110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143.69999999999999" table:style-name="ce17">
            <text:p>143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6.30000000000001" table:style-name="ce17">
            <text:p>13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720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Comunicação, Cultura e Organizaçõe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1.6" table:style-name="ce17">
            <text:p>12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736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ducação Física e Desport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2" table:style-name="ce16">
            <text:p>32</text:p>
          </table:table-cell>
          <table:table-cell office:value-type="float" office:value="122.2" table:style-name="ce17">
            <text:p>122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817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Artes Visuai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4" table:style-name="ce16">
            <text:p>4</text:p>
          </table:table-cell>
          <table:table-cell table:style-name="ce18"/>
          <table:table-cell office:value-type="float" office:value="16" table:style-name="ce16">
            <text:p>1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9.19999999999999" table:style-name="ce17">
            <text:p>12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A010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ngenharia Civil (ensino em inglês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A011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ngenharia Eletrónica e Telecomunicações <text:s/>(ensino em inglês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124.1" table:style-name="ce17">
            <text:p>124,1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A012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Matemática (ensino em inglês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7" table:style-name="ce16">
            <text:p>7</text:p>
          </table:table-cell>
          <table:table-cell office:value-type="float" office:value="116.1" table:style-name="ce17">
            <text:p>116,1</text:p>
          </table:table-cell>
          <table:table-cell office:value-type="float" office:value="13" table:style-name="ce16">
            <text:p>1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00</text:p>
          </table:table-cell>
          <table:table-cell office:value-type="string" table:style-name="ce15">
            <text:p>L150</text:p>
          </table:table-cell>
          <table:table-cell office:value-type="string" table:style-name="ce15">
            <text:p>Universidade da Madeira</text:p>
          </table:table-cell>
          <table:table-cell office:value-type="string" table:style-name="ce15">
            <text:p>Estudos de Cultura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25" table:style-name="ce16">
            <text:p>25</text:p>
          </table:table-cell>
          <table:table-cell office:value-type="float" office:value="108.7" table:style-name="ce17">
            <text:p>108,7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32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a Madeir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3" table:style-name="ce16">
            <text:p>23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0</text:p>
          </table:table-cell>
          <table:table-cell office:value-type="string" table:style-name="ce15">
            <text:p>9822</text:p>
          </table:table-cell>
          <table:table-cell office:value-type="string" table:style-name="ce15">
            <text:p>Universidade de Lisboa</text:p>
          </table:table-cell>
          <table:table-cell office:value-type="string" table:style-name="ce15">
            <text:p>Ciências da Saúde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1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7" table:style-name="ce16">
            <text:p>57</text:p>
          </table:table-cell>
          <table:table-cell office:value-type="float" office:value="150.30000000000001" table:style-name="ce17">
            <text:p>150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1</text:p>
          </table:table-cell>
          <table:table-cell office:value-type="string" table:style-name="ce15">
            <text:p>9071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Design de Moda</text:p>
          </table:table-cell>
          <table:table-cell office:value-type="string" table:style-name="ce15">
            <text:p>L1</text:p>
          </table:table-cell>
          <table:table-cell office:value-type="float" office:value="46" table:style-name="ce16">
            <text:p>46</text:p>
          </table:table-cell>
          <table:table-cell office:value-type="float" office:value="46" table:style-name="ce16">
            <text:p>46</text:p>
          </table:table-cell>
          <table:table-cell office:value-type="float" office:value="144.5" table:style-name="ce17">
            <text:p>14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1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192" table:style-name="ce16">
            <text:p>192</text:p>
          </table:table-cell>
          <table:table-cell office:value-type="float" office:value="160" table:style-name="ce16">
            <text:p>160</text:p>
          </table:table-cell>
          <table:table-cell office:value-type="float" office:value="108.3" table:style-name="ce17">
            <text:p>108,3</text:p>
          </table:table-cell>
          <table:table-cell office:value-type="float" office:value="32" table:style-name="ce16">
            <text:p>3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1</text:p>
          </table:table-cell>
          <table:table-cell office:value-type="string" table:style-name="ce15">
            <text:p>G004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tura, na área de especialização em Urbanismo</text:p>
          </table:table-cell>
          <table:table-cell office:value-type="string" table:style-name="ce15">
            <text:p>MI</text:p>
          </table:table-cell>
          <table:table-cell office:value-type="float" office:value="65" table:style-name="ce16">
            <text:p>65</text:p>
          </table:table-cell>
          <table:table-cell office:value-type="float" office:value="6" table:style-name="ce16">
            <text:p>6</text:p>
          </table:table-cell>
          <table:table-cell office:value-type="float" office:value="111.5" table:style-name="ce17">
            <text:p>111,5</text:p>
          </table:table-cell>
          <table:table-cell office:value-type="float" office:value="59" table:style-name="ce16">
            <text:p>5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1</text:p>
          </table:table-cell>
          <table:table-cell office:value-type="string" table:style-name="ce15">
            <text:p>G008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ctura, área de especializ. em Interiores e Reabilitação do Edificado</text:p>
          </table:table-cell>
          <table:table-cell office:value-type="string" table:style-name="ce15">
            <text:p>MI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18.3" table:style-name="ce17">
            <text:p>118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2</text:p>
          </table:table-cell>
          <table:table-cell office:value-type="string" table:style-name="ce15">
            <text:p>8399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enh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64" table:style-name="ce17">
            <text:p>16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77.5" table:style-name="ce17">
            <text:p>17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2</text:p>
          </table:table-cell>
          <table:table-cell office:value-type="string" table:style-name="ce15">
            <text:p>9072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ign de Equipamento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2</text:p>
          </table:table-cell>
          <table:table-cell office:value-type="string" table:style-name="ce15">
            <text:p>9754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Escultur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144.5" table:style-name="ce17">
            <text:p>14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2</text:p>
          </table:table-cell>
          <table:table-cell office:value-type="string" table:style-name="ce15">
            <text:p>979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Pintur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59" table:style-name="ce17">
            <text:p>15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2</text:p>
          </table:table-cell>
          <table:table-cell office:value-type="string" table:style-name="ce15">
            <text:p>9904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Arte Multiméd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2" table:style-name="ce16">
            <text:p>62</text:p>
          </table:table-cell>
          <table:table-cell office:value-type="float" office:value="168.5" table:style-name="ce17">
            <text:p>16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2</text:p>
          </table:table-cell>
          <table:table-cell office:value-type="string" table:style-name="ce15">
            <text:p>L01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Ciências da Arte e do Patrimóni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80" table:style-name="ce16">
            <text:p>180</text:p>
          </table:table-cell>
          <table:table-cell office:value-type="float" office:value="180" table:style-name="ce16">
            <text:p>180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46.80000000000001" table:style-name="ce17">
            <text:p>146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05" table:style-name="ce16">
            <text:p>105</text:p>
          </table:table-cell>
          <table:table-cell office:value-type="float" office:value="106" table:style-name="ce16">
            <text:p>106</text:p>
          </table:table-cell>
          <table:table-cell office:value-type="float" office:value="150" table:style-name="ce17">
            <text:p>15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5.5" table:style-name="ce17">
            <text:p>145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6">
            <text:p>90</text:p>
          </table:table-cell>
          <table:table-cell office:value-type="float" office:value="115.5" table:style-name="ce17">
            <text:p>115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212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eteorologia, Oceanografia e Geofís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6.30000000000001" table:style-name="ce17">
            <text:p>13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22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Química Tecnológ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6.3" table:style-name="ce17">
            <text:p>12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51.5" table:style-name="ce17">
            <text:p>15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38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statística Aplicad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38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atemática Aplicada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46.5" table:style-name="ce17">
            <text:p>14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81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da Energia e do Ambiente</text:p>
          </table:table-cell>
          <table:table-cell office:value-type="string" table:style-name="ce15">
            <text:p>MI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984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Biomédica e Biofísica</text:p>
          </table:table-cell>
          <table:table-cell office:value-type="string" table:style-name="ce15">
            <text:p>MI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68.5" table:style-name="ce17">
            <text:p>16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L07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Tecnologias de Informação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37.5" table:style-name="ce17">
            <text:p>13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3</text:p>
          </table:table-cell>
          <table:table-cell office:value-type="string" table:style-name="ce15">
            <text:p>L09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Geoespaci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113.5" table:style-name="ce17">
            <text:p>113,5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4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e Lisbo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560" table:style-name="ce16">
            <text:p>560</text:p>
          </table:table-cell>
          <table:table-cell office:value-type="float" office:value="561" table:style-name="ce16">
            <text:p>561</text:p>
          </table:table-cell>
          <table:table-cell office:value-type="float" office:value="145.5" table:style-name="ce17">
            <text:p>145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5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e Lisboa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220" table:style-name="ce16">
            <text:p>220</text:p>
          </table:table-cell>
          <table:table-cell office:value-type="float" office:value="220" table:style-name="ce16">
            <text:p>220</text:p>
          </table:table-cell>
          <table:table-cell office:value-type="float" office:value="145.5" table:style-name="ce17">
            <text:p>145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810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rtísticos, variante de Artes do Espetáculo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50" table:style-name="ce16">
            <text:p>50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8413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Artes e Humanidades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8458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Gerais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2" table:style-name="ce16">
            <text:p>62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9" table:style-name="ce16">
            <text:p>39</text:p>
          </table:table-cell>
          <table:table-cell office:value-type="float" office:value="119" table:style-name="ce17">
            <text:p>11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6" table:style-name="ce16">
            <text:p>56</text:p>
          </table:table-cell>
          <table:table-cell office:value-type="float" office:value="114" table:style-name="ce17">
            <text:p>11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131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fricanos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29" table:style-name="ce16">
            <text:p>29</text:p>
          </table:table-cell>
          <table:table-cell office:value-type="float" office:value="107" table:style-name="ce17">
            <text:p>10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133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Clássico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116" table:style-name="ce17">
            <text:p>11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135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Europeus</text:p>
          </table:table-cell>
          <table:table-cell office:value-type="string" table:style-name="ce15">
            <text:p>L1</text:p>
          </table:table-cell>
          <table:table-cell office:value-type="float" office:value="59" table:style-name="ce16">
            <text:p>59</text:p>
          </table:table-cell>
          <table:table-cell office:value-type="float" office:value="59" table:style-name="ce16">
            <text:p>59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44" table:style-name="ce16">
            <text:p>44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61" table:style-name="ce16">
            <text:p>61</text:p>
          </table:table-cell>
          <table:table-cell office:value-type="float" office:value="61" table:style-name="ce16">
            <text:p>61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51" table:style-name="ce16">
            <text:p>51</text:p>
          </table:table-cell>
          <table:table-cell office:value-type="float" office:value="51" table:style-name="ce16">
            <text:p>51</text:p>
          </table:table-cell>
          <table:table-cell office:value-type="float" office:value="120.5" table:style-name="ce17">
            <text:p>12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200" table:style-name="ce16">
            <text:p>200</text:p>
          </table:table-cell>
          <table:table-cell office:value-type="float" office:value="205" table:style-name="ce16">
            <text:p>205</text:p>
          </table:table-cell>
          <table:table-cell office:value-type="float" office:value="140.5" table:style-name="ce17">
            <text:p>14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61" table:style-name="ce16">
            <text:p>61</text:p>
          </table:table-cell>
          <table:table-cell office:value-type="float" office:value="61" table:style-name="ce16">
            <text:p>61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91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siáticos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39" table:style-name="ce16">
            <text:p>39</text:p>
          </table:table-cell>
          <table:table-cell office:value-type="float" office:value="110.5" table:style-name="ce17">
            <text:p>11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L097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Comparatista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6.5" table:style-name="ce17">
            <text:p>11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6</text:p>
          </table:table-cell>
          <table:table-cell office:value-type="string" table:style-name="ce15">
            <text:p>L145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de Cultura e Comunicação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8" table:style-name="ce16">
            <text:p>58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7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e Lisboa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95" table:style-name="ce16">
            <text:p>295</text:p>
          </table:table-cell>
          <table:table-cell office:value-type="float" office:value="297" table:style-name="ce16">
            <text:p>297</text:p>
          </table:table-cell>
          <table:table-cell office:value-type="float" office:value="177.5" table:style-name="ce17">
            <text:p>17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8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74" table:style-name="ce17">
            <text:p>17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8</text:p>
          </table:table-cell>
          <table:table-cell office:value-type="string" table:style-name="ce15">
            <text:p>9556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Higiene Oral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125.3" table:style-name="ce17">
            <text:p>125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8</text:p>
          </table:table-cell>
          <table:table-cell office:value-type="string" table:style-name="ce15">
            <text:p>9791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Prótese Dentári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18.8" table:style-name="ce17">
            <text:p>11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09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Lisboa - Faculdade de Medicina Veterinária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115" table:style-name="ce16">
            <text:p>115</text:p>
          </table:table-cell>
          <table:table-cell office:value-type="float" office:value="116" table:style-name="ce16">
            <text:p>116</text:p>
          </table:table-cell>
          <table:table-cell office:value-type="float" office:value="159.30000000000001" table:style-name="ce17">
            <text:p>159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0</text:p>
          </table:table-cell>
          <table:table-cell office:value-type="string" table:style-name="ce15">
            <text:p>9068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Danç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6" table:style-name="ce16">
            <text:p>16</text:p>
          </table:table-cell>
          <table:table-cell office:value-type="float" office:value="104" table:style-name="ce17">
            <text:p>104,0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0</text:p>
          </table:table-cell>
          <table:table-cell office:value-type="string" table:style-name="ce15">
            <text:p>9162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Gestão do Desporto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52" table:style-name="ce17">
            <text:p>15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0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47" table:style-name="ce16">
            <text:p>147</text:p>
          </table:table-cell>
          <table:table-cell office:value-type="float" office:value="148" table:style-name="ce16">
            <text:p>148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0</text:p>
          </table:table-cell>
          <table:table-cell office:value-type="string" table:style-name="ce15">
            <text:p>9753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Ergonom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0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6" table:style-name="ce16">
            <text:p>56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1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e Lisboa - Faculdade de Psicologi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45" table:style-name="ce16">
            <text:p>145</text:p>
          </table:table-cell>
          <table:table-cell office:value-type="float" office:value="145" table:style-name="ce16">
            <text:p>145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3</text:p>
          </table:table-cell>
          <table:table-cell office:value-type="string" table:style-name="ce15">
            <text:p>L040</text:p>
          </table:table-cell>
          <table:table-cell office:value-type="string" table:style-name="ce15">
            <text:p>Universidade de Lisboa - Instituto de Educação</text:p>
          </table:table-cell>
          <table:table-cell office:value-type="string" table:style-name="ce15">
            <text:p>Educação e Formação</text:p>
          </table:table-cell>
          <table:table-cell office:value-type="string" table:style-name="ce15">
            <text:p>L1</text:p>
          </table:table-cell>
          <table:table-cell office:value-type="float" office:value="76" table:style-name="ce16">
            <text:p>76</text:p>
          </table:table-cell>
          <table:table-cell office:value-type="float" office:value="76" table:style-name="ce16">
            <text:p>76</text:p>
          </table:table-cell>
          <table:table-cell office:value-type="float" office:value="109.3" table:style-name="ce17">
            <text:p>109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4</text:p>
          </table:table-cell>
          <table:table-cell office:value-type="string" table:style-name="ce15">
            <text:p>8411</text:p>
          </table:table-cell>
          <table:table-cell office:value-type="string" table:style-name="ce15">
            <text:p>Universidade de Lisboa - Instituto de Geografia e Ordenamento do Território</text:p>
          </table:table-cell>
          <table:table-cell office:value-type="string" table:style-name="ce15">
            <text:p>Planeamento e Gestão do Território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8" table:style-name="ce16">
            <text:p>48</text:p>
          </table:table-cell>
          <table:table-cell office:value-type="float" office:value="124.2" table:style-name="ce17">
            <text:p>124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4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Lisboa - Instituto de Geografia e Ordenamento do Território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105" table:style-name="ce16">
            <text:p>105</text:p>
          </table:table-cell>
          <table:table-cell office:value-type="float" office:value="107" table:style-name="ce16">
            <text:p>107</text:p>
          </table:table-cell>
          <table:table-cell office:value-type="float" office:value="118.6" table:style-name="ce17">
            <text:p>118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5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115" table:style-name="ce17">
            <text:p>115,0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5</text:p>
          </table:table-cell>
          <table:table-cell office:value-type="string" table:style-name="ce15">
            <text:p>8377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Florestal e dos Recursos Naturai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0.8" table:style-name="ce17">
            <text:p>12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5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5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28.5" table:style-name="ce17">
            <text:p>12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5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7" table:style-name="ce16">
            <text:p>37</text:p>
          </table:table-cell>
          <table:table-cell office:value-type="float" office:value="109.8" table:style-name="ce17">
            <text:p>109,8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5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7.3" table:style-name="ce17">
            <text:p>117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5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37" table:style-name="ce16">
            <text:p>37</text:p>
          </table:table-cell>
          <table:table-cell office:value-type="float" office:value="37" table:style-name="ce16">
            <text:p>37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8102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 (regime pós-laboral)</text:p>
          </table:table-cell>
          <table:table-cell office:value-type="string" table:style-name="ce15">
            <text:p>L1</text:p>
          </table:table-cell>
          <table:table-cell office:value-type="float" office:value="46" table:style-name="ce16">
            <text:p>46</text:p>
          </table:table-cell>
          <table:table-cell office:value-type="float" office:value="46" table:style-name="ce16">
            <text:p>46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7" table:style-name="ce16">
            <text:p>37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8111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Gestão de Recursos Humanos (regime pós-laboral)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8" table:style-name="ce16">
            <text:p>68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8363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 e Políticas do Território (regime pós-laboral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5" table:style-name="ce16">
            <text:p>45</text:p>
          </table:table-cell>
          <table:table-cell office:value-type="float" office:value="115" table:style-name="ce17">
            <text:p>11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8364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Relaçõe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87" table:style-name="ce16">
            <text:p>87</text:p>
          </table:table-cell>
          <table:table-cell office:value-type="float" office:value="87" table:style-name="ce16">
            <text:p>87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53" table:style-name="ce16">
            <text:p>53</text:p>
          </table:table-cell>
          <table:table-cell office:value-type="float" office:value="53" table:style-name="ce16">
            <text:p>53</text:p>
          </table:table-cell>
          <table:table-cell office:value-type="float" office:value="148.5" table:style-name="ce17">
            <text:p>14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58" table:style-name="ce16">
            <text:p>58</text:p>
          </table:table-cell>
          <table:table-cell office:value-type="float" office:value="60" table:style-name="ce16">
            <text:p>60</text:p>
          </table:table-cell>
          <table:table-cell office:value-type="float" office:value="157.5" table:style-name="ce17">
            <text:p>15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1" table:style-name="ce16">
            <text:p>71</text:p>
          </table:table-cell>
          <table:table-cell office:value-type="float" office:value="149" table:style-name="ce17">
            <text:p>14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6">
            <text:p>90</text:p>
          </table:table-cell>
          <table:table-cell office:value-type="float" office:value="157.5" table:style-name="ce17">
            <text:p>15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6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52" table:style-name="ce16">
            <text:p>52</text:p>
          </table:table-cell>
          <table:table-cell office:value-type="float" office:value="54" table:style-name="ce16">
            <text:p>54</text:p>
          </table:table-cell>
          <table:table-cell office:value-type="float" office:value="117" table:style-name="ce17">
            <text:p>11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7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145" table:style-name="ce16">
            <text:p>145</text:p>
          </table:table-cell>
          <table:table-cell office:value-type="float" office:value="145" table:style-name="ce16">
            <text:p>145</text:p>
          </table:table-cell>
          <table:table-cell office:value-type="float" office:value="155.30000000000001" table:style-name="ce17">
            <text:p>155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7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80" table:style-name="ce16">
            <text:p>180</text:p>
          </table:table-cell>
          <table:table-cell office:value-type="float" office:value="180" table:style-name="ce16">
            <text:p>180</text:p>
          </table:table-cell>
          <table:table-cell office:value-type="float" office:value="157.80000000000001" table:style-name="ce17">
            <text:p>157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7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76.5" table:style-name="ce17">
            <text:p>17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7</text:p>
          </table:table-cell>
          <table:table-cell office:value-type="string" table:style-name="ce15">
            <text:p>A001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Gestão (ensino em Inglês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58" table:style-name="ce17">
            <text:p>15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7</text:p>
          </table:table-cell>
          <table:table-cell office:value-type="string" table:style-name="ce15">
            <text:p>A006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Economia (ensino em inglês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170" table:style-name="ce16">
            <text:p>170</text:p>
          </table:table-cell>
          <table:table-cell office:value-type="float" office:value="170" table:style-name="ce16">
            <text:p>170</text:p>
          </table:table-cell>
          <table:table-cell office:value-type="float" office:value="171.5" table:style-name="ce17">
            <text:p>17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54.30000000000001" table:style-name="ce17">
            <text:p>154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45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Matemática Aplicada e Computaçã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81.3" table:style-name="ce17">
            <text:p>181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5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Aeroespacial</text:p>
          </table:table-cell>
          <table:table-cell office:value-type="string" table:style-name="ce15">
            <text:p>MI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6">
            <text:p>85</text:p>
          </table:table-cell>
          <table:table-cell office:value-type="float" office:value="188" table:style-name="ce17">
            <text:p>18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5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Biológica</text:p>
          </table:table-cell>
          <table:table-cell office:value-type="string" table:style-name="ce15">
            <text:p>MI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70" table:style-name="ce17">
            <text:p>17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81" table:style-name="ce17">
            <text:p>18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137" table:style-name="ce16">
            <text:p>137</text:p>
          </table:table-cell>
          <table:table-cell office:value-type="float" office:value="137" table:style-name="ce16">
            <text:p>137</text:p>
          </table:table-cell>
          <table:table-cell office:value-type="float" office:value="132.5" table:style-name="ce17">
            <text:p>132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59.80000000000001" table:style-name="ce17">
            <text:p>15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220" table:style-name="ce16">
            <text:p>220</text:p>
          </table:table-cell>
          <table:table-cell office:value-type="float" office:value="220" table:style-name="ce16">
            <text:p>220</text:p>
          </table:table-cell>
          <table:table-cell office:value-type="float" office:value="162.30000000000001" table:style-name="ce17">
            <text:p>162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170" table:style-name="ce16">
            <text:p>170</text:p>
          </table:table-cell>
          <table:table-cell office:value-type="float" office:value="170" table:style-name="ce16">
            <text:p>170</text:p>
          </table:table-cell>
          <table:table-cell office:value-type="float" office:value="173.5" table:style-name="ce17">
            <text:p>17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45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Física Tecnológica</text:p>
          </table:table-cell>
          <table:table-cell office:value-type="string" table:style-name="ce15">
            <text:p>MI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87.5" table:style-name="ce17">
            <text:p>18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61.5" table:style-name="ce17">
            <text:p>16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9913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Geológica e de Mina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8</text:p>
          </table:table-cell>
          <table:table-cell office:value-type="string" table:style-name="ce15">
            <text:p>L162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Naval e Oceâ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64.8" table:style-name="ce17">
            <text:p>16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9</text:p>
          </table:table-cell>
          <table:table-cell office:value-type="string" table:style-name="ce15">
            <text:p>9098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48.80000000000001" table:style-name="ce17">
            <text:p>14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9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5" table:style-name="ce16">
            <text:p>65</text:p>
          </table:table-cell>
          <table:table-cell office:value-type="float" office:value="167.5" table:style-name="ce17">
            <text:p>16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9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6">
            <text:p>90</text:p>
          </table:table-cell>
          <table:table-cell office:value-type="float" office:value="164" table:style-name="ce17">
            <text:p>16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1519</text:p>
          </table:table-cell>
          <table:table-cell office:value-type="string" table:style-name="ce15">
            <text:p>9912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Eletrónic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154.30000000000001" table:style-name="ce17">
            <text:p>154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1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7.9" table:style-name="ce17">
            <text:p>127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1</text:p>
          </table:table-cell>
          <table:table-cell office:value-type="string" table:style-name="ce15">
            <text:p>8449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6" table:style-name="ce16">
            <text:p>6</text:p>
          </table:table-cell>
          <table:table-cell office:value-type="float" office:value="109.8" table:style-name="ce17">
            <text:p>109,8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76" table:style-name="ce16">
            <text:p>76</text:p>
          </table:table-cell>
          <table:table-cell office:value-type="float" office:value="77" table:style-name="ce16">
            <text:p>77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1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1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42.69999999999999" table:style-name="ce17">
            <text:p>142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1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3.9" table:style-name="ce17">
            <text:p>11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1</text:p>
          </table:table-cell>
          <table:table-cell office:value-type="string" table:style-name="ce15">
            <text:p>9888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Finanças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105" table:style-name="ce17">
            <text:p>105,0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2</text:p>
          </table:table-cell>
          <table:table-cell office:value-type="string" table:style-name="ce15">
            <text:p>8016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Tecnologias da Informaç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109.5" table:style-name="ce17">
            <text:p>10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2</text:p>
          </table:table-cell>
          <table:table-cell office:value-type="string" table:style-name="ce15">
            <text:p>8405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da Qualidade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3" table:style-name="ce16">
            <text:p>23</text:p>
          </table:table-cell>
          <table:table-cell office:value-type="float" office:value="123.1" table:style-name="ce17">
            <text:p>123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2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3" table:style-name="ce16">
            <text:p>13</text:p>
          </table:table-cell>
          <table:table-cell office:value-type="float" office:value="114" table:style-name="ce17">
            <text:p>114,0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2</text:p>
          </table:table-cell>
          <table:table-cell office:value-type="string" table:style-name="ce15">
            <text:p>9235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Secretariado e Comunicação Empresaria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130.1" table:style-name="ce17">
            <text:p>130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2</text:p>
          </table:table-cell>
          <table:table-cell office:value-type="string" table:style-name="ce15">
            <text:p>9769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Pública e Autárqu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111" table:style-name="ce17">
            <text:p>11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2</text:p>
          </table:table-cell>
          <table:table-cell office:value-type="string" table:style-name="ce15">
            <text:p>L021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Comerc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0.69999999999999" table:style-name="ce17">
            <text:p>130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81" table:style-name="ce16">
            <text:p>81</text:p>
          </table:table-cell>
          <table:table-cell office:value-type="float" office:value="82" table:style-name="ce16">
            <text:p>82</text:p>
          </table:table-cell>
          <table:table-cell office:value-type="float" office:value="138.19999999999999" table:style-name="ce17">
            <text:p>138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3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50" table:style-name="ce17">
            <text:p>15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3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3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9.80000000000001" table:style-name="ce17">
            <text:p>12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4</text:p>
          </table:table-cell>
          <table:table-cell office:value-type="string" table:style-name="ce15">
            <text:p>L135</text:p>
          </table:table-cell>
          <table:table-cell office:value-type="string" table:style-name="ce15">
            <text:p>Universidade de Aveiro - Escola Superior de Design, Gestão e Tecnologia da Produção de Aveiro-Norte</text:p>
          </table:table-cell>
          <table:table-cell office:value-type="string" table:style-name="ce15">
            <text:p>Tecnologia e Sistemas de Produç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float" office:value="107.8" table:style-name="ce17">
            <text:p>107,8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14</text:p>
          </table:table-cell>
          <table:table-cell office:value-type="string" table:style-name="ce15">
            <text:p>L138</text:p>
          </table:table-cell>
          <table:table-cell office:value-type="string" table:style-name="ce15">
            <text:p>Universidade de Aveiro - Escola Superior de Design, Gestão e Tecnologia da Produção de Aveiro-Norte</text:p>
          </table:table-cell>
          <table:table-cell office:value-type="string" table:style-name="ce15">
            <text:p>Design de Produto e Tecnologi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47" table:style-name="ce16">
            <text:p>47</text:p>
          </table:table-cell>
          <table:table-cell office:value-type="float" office:value="2" table:style-name="ce16">
            <text:p>2</text:p>
          </table:table-cell>
          <table:table-cell table:style-name="ce18"/>
          <table:table-cell office:value-type="float" office:value="45" table:style-name="ce16">
            <text:p>4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1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1</text:p>
          </table:table-cell>
          <table:table-cell office:value-type="string" table:style-name="ce15">
            <text:p>9350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Ciência e Tecnologia dos Alimento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3" table:style-name="ce16">
            <text:p>3</text:p>
          </table:table-cell>
          <table:table-cell table:style-name="ce18"/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1</text:p>
          </table:table-cell>
          <table:table-cell office:value-type="string" table:style-name="ce15">
            <text:p>L157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Tecnologias Bioanalítica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27" table:style-name="ce16">
            <text:p>27</text:p>
          </table:table-cell>
          <table:table-cell office:value-type="float" office:value="106.1" table:style-name="ce17">
            <text:p>106,1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2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9" table:style-name="ce16">
            <text:p>29</text:p>
          </table:table-cell>
          <table:table-cell office:value-type="float" office:value="100" table:style-name="ce17">
            <text:p>100,0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3" table:style-name="ce16">
            <text:p>13</text:p>
          </table:table-cell>
          <table:table-cell office:value-type="float" office:value="103.6" table:style-name="ce17">
            <text:p>103,6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3</text:p>
          </table:table-cell>
          <table:table-cell office:value-type="string" table:style-name="ce15">
            <text:p>8437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Solicitadoria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8" table:style-name="ce16">
            <text:p>8</text:p>
          </table:table-cell>
          <table:table-cell office:value-type="float" office:value="107" table:style-name="ce17">
            <text:p>107,0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21" table:style-name="ce16">
            <text:p>21</text:p>
          </table:table-cell>
          <table:table-cell office:value-type="float" office:value="106.7" table:style-name="ce17">
            <text:p>106,7</text:p>
          </table:table-cell>
          <table:table-cell office:value-type="float" office:value="29" table:style-name="ce16">
            <text:p>2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33" table:style-name="ce16">
            <text:p>33</text:p>
          </table:table-cell>
          <table:table-cell office:value-type="float" office:value="110.1" table:style-name="ce17">
            <text:p>110,1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3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3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1" table:style-name="ce16">
            <text:p>31</text:p>
          </table:table-cell>
          <table:table-cell office:value-type="float" office:value="95" table:style-name="ce17">
            <text:p>95,0</text:p>
          </table:table-cell>
          <table:table-cell office:value-type="float" office:value="5" table:style-name="ce16">
            <text:p>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23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3" table:style-name="ce16">
            <text:p>3</text:p>
          </table:table-cell>
          <table:table-cell office:value-type="float" office:value="120.4" table:style-name="ce17">
            <text:p>120,4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4.6" table:style-name="ce17">
            <text:p>124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840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Pública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126.8" table:style-name="ce17">
            <text:p>126,8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33.1" table:style-name="ce17">
            <text:p>133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38.5" table:style-name="ce17">
            <text:p>13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759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scalidade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3.8" table:style-name="ce17">
            <text:p>12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1.6" table:style-name="ce17">
            <text:p>12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99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scalidade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16">
            <text:p>15</text:p>
          </table:table-cell>
          <table:table-cell office:value-type="float" office:value="102.2" table:style-name="ce17">
            <text:p>102,2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6.1" table:style-name="ce17">
            <text:p>126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1</text:p>
          </table:table-cell>
          <table:table-cell office:value-type="string" table:style-name="ce15">
            <text:p>L14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Públ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2</text:p>
          </table:table-cell>
          <table:table-cell office:value-type="string" table:style-name="ce15">
            <text:p>8311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em Desenvolvimento de Jogos Digitai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6.7" table:style-name="ce17">
            <text:p>126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2</text:p>
          </table:table-cell>
          <table:table-cell office:value-type="string" table:style-name="ce15">
            <text:p>8409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de Sistemas Informático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31" table:style-name="ce17">
            <text:p>13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2</text:p>
          </table:table-cell>
          <table:table-cell office:value-type="string" table:style-name="ce15">
            <text:p>8417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de Sistemas Informáticos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1.6" table:style-name="ce17">
            <text:p>12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2</text:p>
          </table:table-cell>
          <table:table-cell office:value-type="string" table:style-name="ce15">
            <text:p>8467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Informática Méd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9.4" table:style-name="ce17">
            <text:p>119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3.8" table:style-name="ce17">
            <text:p>12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3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32.69999999999999" table:style-name="ce17">
            <text:p>132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3</text:p>
          </table:table-cell>
          <table:table-cell office:value-type="string" table:style-name="ce15">
            <text:p>9470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Gráfic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50.9" table:style-name="ce17">
            <text:p>150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3</text:p>
          </table:table-cell>
          <table:table-cell office:value-type="string" table:style-name="ce15">
            <text:p>9873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Gráfico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133.1" table:style-name="ce17">
            <text:p>133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4</text:p>
          </table:table-cell>
          <table:table-cell office:value-type="string" table:style-name="ce15">
            <text:p>8156</text:p>
          </table:table-cell>
          <table:table-cell office:value-type="string" table:style-name="ce15">
            <text:p>Instituto Politécnico do Cávado e do Ave - Escola Superior de Hotelaria e Turismo</text:p>
          </table:table-cell>
          <table:table-cell office:value-type="string" table:style-name="ce15">
            <text:p>Gestão de Atividades Turística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33.80000000000001" table:style-name="ce17">
            <text:p>13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34</text:p>
          </table:table-cell>
          <table:table-cell office:value-type="string" table:style-name="ce15">
            <text:p>8341</text:p>
          </table:table-cell>
          <table:table-cell office:value-type="string" table:style-name="ce15">
            <text:p>Instituto Politécnico do Cávado e do Ave - Escola Superior de Hotelaria e Turismo</text:p>
          </table:table-cell>
          <table:table-cell office:value-type="string" table:style-name="ce15">
            <text:p>Gestão de Atividades Turísticas (regime pós-laboral)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4.9" table:style-name="ce17">
            <text:p>124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1</text:p>
          </table:table-cell>
          <table:table-cell office:value-type="string" table:style-name="ce15">
            <text:p>8401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Fitofarmácia e Plantas Aromáticas e Medicina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100" table:style-name="ce17">
            <text:p>100,0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9" table:style-name="ce16">
            <text:p>9</text:p>
          </table:table-cell>
          <table:table-cell office:value-type="float" office:value="121" table:style-name="ce17">
            <text:p>121,0</text:p>
          </table:table-cell>
          <table:table-cell office:value-type="float" office:value="51" table:style-name="ce16">
            <text:p>5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1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44" table:style-name="ce16">
            <text:p>4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1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1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1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1</text:p>
          </table:table-cell>
          <table:table-cell office:value-type="string" table:style-name="ce15">
            <text:p>L02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Biologia e Biotecnologia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9" table:style-name="ce16">
            <text:p>9</text:p>
          </table:table-cell>
          <table:table-cell office:value-type="float" office:value="102" table:style-name="ce17">
            <text:p>102,0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832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Línguas Estrangeiras: Inglês e Espanho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0" table:style-name="ce16">
            <text:p>10</text:p>
          </table:table-cell>
          <table:table-cell office:value-type="float" office:value="111.3" table:style-name="ce17">
            <text:p>111,3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837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Línguas para Relações Internacionais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56" table:style-name="ce16">
            <text:p>56</text:p>
          </table:table-cell>
          <table:table-cell office:value-type="float" office:value="99.7" table:style-name="ce17">
            <text:p>99,7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9082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Ambient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34" table:style-name="ce16">
            <text:p>34</text:p>
          </table:table-cell>
          <table:table-cell office:value-type="float" office:value="100.2" table:style-name="ce17">
            <text:p>100,2</text:p>
          </table:table-cell>
          <table:table-cell office:value-type="float" office:value="46" table:style-name="ce16">
            <text:p>4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921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Mús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3" table:style-name="ce16">
            <text:p>13</text:p>
          </table:table-cell>
          <table:table-cell office:value-type="float" office:value="112.6" table:style-name="ce17">
            <text:p>112,6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59" table:style-name="ce16">
            <text:p>59</text:p>
          </table:table-cell>
          <table:table-cell office:value-type="float" office:value="96.8" table:style-name="ce17">
            <text:p>96,8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16" table:style-name="ce16">
            <text:p>16</text:p>
          </table:table-cell>
          <table:table-cell office:value-type="float" office:value="95.7" table:style-name="ce17">
            <text:p>95,7</text:p>
          </table:table-cell>
          <table:table-cell office:value-type="float" office:value="34" table:style-name="ce16">
            <text:p>3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9898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Arte e Design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28" table:style-name="ce16">
            <text:p>28</text:p>
          </table:table-cell>
          <table:table-cell office:value-type="float" office:value="108.5" table:style-name="ce17">
            <text:p>108,5</text:p>
          </table:table-cell>
          <table:table-cell office:value-type="float" office:value="27" table:style-name="ce16">
            <text:p>2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993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Animação e Produção Artíst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" table:style-name="ce16">
            <text:p>2</text:p>
          </table:table-cell>
          <table:table-cell office:value-type="float" office:value="115" table:style-name="ce17">
            <text:p>115,0</text:p>
          </table:table-cell>
          <table:table-cell office:value-type="float" office:value="28" table:style-name="ce16">
            <text:p>2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2</text:p>
          </table:table-cell>
          <table:table-cell office:value-type="string" table:style-name="ce15">
            <text:p>L088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Relações Lusófonas e Língua Portugues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" table:style-name="ce16">
            <text:p>1</text:p>
          </table:table-cell>
          <table:table-cell office:value-type="float" office:value="125.8" table:style-name="ce17">
            <text:p>125,8</text:p>
          </table:table-cell>
          <table:table-cell office:value-type="float" office:value="29" table:style-name="ce16">
            <text:p>2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30" table:style-name="ce16">
            <text:p>30</text:p>
          </table:table-cell>
          <table:table-cell office:value-type="float" office:value="108" table:style-name="ce17">
            <text:p>108,0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40" table:style-name="ce16">
            <text:p>4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49" table:style-name="ce16">
            <text:p>4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75" table:style-name="ce16">
            <text:p>75</text:p>
          </table:table-cell>
          <table:table-cell office:value-type="float" office:value="51" table:style-name="ce16">
            <text:p>51</text:p>
          </table:table-cell>
          <table:table-cell office:value-type="float" office:value="103.6" table:style-name="ce17">
            <text:p>103,6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3" table:style-name="ce16">
            <text:p>3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45" table:style-name="ce16">
            <text:p>4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125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146.69999999999999" table:style-name="ce17">
            <text:p>146,7</text:p>
          </table:table-cell>
          <table:table-cell office:value-type="float" office:value="23" table:style-name="ce16">
            <text:p>2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72" table:style-name="ce16">
            <text:p>72</text:p>
          </table:table-cell>
          <table:table-cell office:value-type="float" office:value="74" table:style-name="ce16">
            <text:p>74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186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Informática de Gestão</text:p>
          </table:table-cell>
          <table:table-cell office:value-type="string" table:style-name="ce15">
            <text:p>L1</text:p>
          </table:table-cell>
          <table:table-cell office:value-type="float" office:value="47" table:style-name="ce16">
            <text:p>47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46" table:style-name="ce16">
            <text:p>4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910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de Energias Renováveis</text:p>
          </table:table-cell>
          <table:table-cell office:value-type="string" table:style-name="ce15">
            <text:p>L1</text:p>
          </table:table-cell>
          <table:table-cell office:value-type="float" office:value="63" table:style-name="ce16">
            <text:p>63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62" table:style-name="ce16">
            <text:p>6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113.5" table:style-name="ce17">
            <text:p>113,5</text:p>
          </table:table-cell>
          <table:table-cell office:value-type="float" office:value="11" table:style-name="ce16">
            <text:p>1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A004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 de Negócios Internacionais (Curso Europeu, ensino em Inglês)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9" table:style-name="ce16">
            <text:p>9</text:p>
          </table:table-cell>
          <table:table-cell office:value-type="float" office:value="105.6" table:style-name="ce17">
            <text:p>105,6</text:p>
          </table:table-cell>
          <table:table-cell office:value-type="float" office:value="51" table:style-name="ce16">
            <text:p>5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L058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Tecnologia e Gestão Industr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4" table:style-name="ce16">
            <text:p>4</text:p>
          </table:table-cell>
          <table:table-cell office:value-type="float" office:value="135" table:style-name="ce17">
            <text:p>135,0</text:p>
          </table:table-cell>
          <table:table-cell office:value-type="float" office:value="26" table:style-name="ce16">
            <text:p>2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3</text:p>
          </table:table-cell>
          <table:table-cell office:value-type="string" table:style-name="ce15">
            <text:p>L06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Tecnologia Bioméd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9" table:style-name="ce16">
            <text:p>9</text:p>
          </table:table-cell>
          <table:table-cell office:value-type="float" office:value="107.1" table:style-name="ce17">
            <text:p>107,1</text:p>
          </table:table-cell>
          <table:table-cell office:value-type="float" office:value="21" table:style-name="ce16">
            <text:p>2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8309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Design de Jogos Digitais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48" table:style-name="ce16">
            <text:p>48</text:p>
          </table:table-cell>
          <table:table-cell office:value-type="float" office:value="95" table:style-name="ce17">
            <text:p>95,0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9165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Gestão e Administração Públic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17" table:style-name="ce16">
            <text:p>17</text:p>
          </table:table-cell>
          <table:table-cell office:value-type="float" office:value="101" table:style-name="ce17">
            <text:p>101,0</text:p>
          </table:table-cell>
          <table:table-cell office:value-type="float" office:value="38" table:style-name="ce16">
            <text:p>3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9188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Informática e Comunicaçõ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0" table:style-name="ce16">
            <text:p>3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4" table:style-name="ce16">
            <text:p>34</text:p>
          </table:table-cell>
          <table:table-cell office:value-type="float" office:value="100" table:style-name="ce17">
            <text:p>100,0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9213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Multiméd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20" table:style-name="ce16">
            <text:p>20</text:p>
          </table:table-cell>
          <table:table-cell office:value-type="float" office:value="110" table:style-name="ce17">
            <text:p>110,0</text:p>
          </table:table-cell>
          <table:table-cell office:value-type="float" office:value="40" table:style-name="ce16">
            <text:p>4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113.9" table:style-name="ce17">
            <text:p>11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9247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Tecnologias da Comunicaç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16">
            <text:p>5</text:p>
          </table:table-cell>
          <table:table-cell office:value-type="float" office:value="116.3" table:style-name="ce17">
            <text:p>116,3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45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25" table:style-name="ce16">
            <text:p>25</text:p>
          </table:table-cell>
          <table:table-cell office:value-type="float" office:value="100" table:style-name="ce17">
            <text:p>100,0</text:p>
          </table:table-cell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1</text:p>
          </table:table-cell>
          <table:table-cell office:value-type="string" table:style-name="ce15">
            <text:p>8397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Engenharia de Proteção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office:value-type="float" office:value="116.5" table:style-name="ce17">
            <text:p>116,5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3" table:style-name="ce16">
            <text:p>3</text:p>
          </table:table-cell>
          <table:table-cell office:value-type="float" office:value="100.6" table:style-name="ce17">
            <text:p>100,6</text:p>
          </table:table-cell>
          <table:table-cell office:value-type="float" office:value="21" table:style-name="ce16">
            <text:p>2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5" table:style-name="ce16">
            <text:p>15</text:p>
          </table:table-cell>
          <table:table-cell office:value-type="float" office:value="118.1" table:style-name="ce17">
            <text:p>118,1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1</text:p>
          </table:table-cell>
          <table:table-cell office:value-type="string" table:style-name="ce15">
            <text:p>L093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Biotecnologia Aliment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1</text:p>
          </table:table-cell>
          <table:table-cell office:value-type="string" table:style-name="ce15">
            <text:p>L132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Produção de Alimentos e Nutrição Human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127" table:style-name="ce17">
            <text:p>127,0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117.2" table:style-name="ce17">
            <text:p>11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2</text:p>
          </table:table-cell>
          <table:table-cell office:value-type="string" table:style-name="ce15">
            <text:p>9485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Secretariad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0" table:style-name="ce16">
            <text:p>10</text:p>
          </table:table-cell>
          <table:table-cell office:value-type="float" office:value="97" table:style-name="ce17">
            <text:p>97,0</text:p>
          </table:table-cell>
          <table:table-cell office:value-type="float" office:value="13" table:style-name="ce16">
            <text:p>1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2</text:p>
          </table:table-cell>
          <table:table-cell office:value-type="string" table:style-name="ce15">
            <text:p>9850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Desporto e Atividade Fís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28" table:style-name="ce16">
            <text:p>28</text:p>
          </table:table-cell>
          <table:table-cell office:value-type="float" office:value="95" table:style-name="ce17">
            <text:p>95,0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8" table:style-name="ce16">
            <text:p>18</text:p>
          </table:table-cell>
          <table:table-cell office:value-type="float" office:value="103.5" table:style-name="ce17">
            <text:p>103,5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3</text:p>
          </table:table-cell>
          <table:table-cell office:value-type="string" table:style-name="ce15">
            <text:p>8463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das Energias Renováve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3</text:p>
          </table:table-cell>
          <table:table-cell office:value-type="string" table:style-name="ce15">
            <text:p>9111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Eletrotécnica e das Telecomunicaçõe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" table:style-name="ce16">
            <text:p>2</text:p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3</text:p>
          </table:table-cell>
          <table:table-cell office:value-type="string" table:style-name="ce15">
            <text:p>9118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Industri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9" table:style-name="ce16">
            <text:p>39</text:p>
          </table:table-cell>
          <table:table-cell office:value-type="float" office:value="107.1" table:style-name="ce17">
            <text:p>107,1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3</text:p>
          </table:table-cell>
          <table:table-cell office:value-type="string" table:style-name="ce15">
            <text:p>9248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Tecnologias da Informação e Multiméd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16">
            <text:p>5</text:p>
          </table:table-cell>
          <table:table-cell office:value-type="float" office:value="114.1" table:style-name="ce17">
            <text:p>114,1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4</text:p>
          </table:table-cell>
          <table:table-cell office:value-type="string" table:style-name="ce15">
            <text:p>9063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Contabilidade e Gestão Financeir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9" table:style-name="ce16">
            <text:p>9</text:p>
          </table:table-cell>
          <table:table-cell office:value-type="float" office:value="113" table:style-name="ce17">
            <text:p>113,0</text:p>
          </table:table-cell>
          <table:table-cell office:value-type="float" office:value="21" table:style-name="ce16">
            <text:p>2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4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5" table:style-name="ce16">
            <text:p>25</text:p>
          </table:table-cell>
          <table:table-cell office:value-type="float" office:value="114.2" table:style-name="ce17">
            <text:p>114,2</text:p>
          </table:table-cell>
          <table:table-cell office:value-type="float" office:value="5" table:style-name="ce16">
            <text:p>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4</text:p>
          </table:table-cell>
          <table:table-cell office:value-type="string" table:style-name="ce15">
            <text:p>9177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Turíst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1" table:style-name="ce16">
            <text:p>11</text:p>
          </table:table-cell>
          <table:table-cell office:value-type="float" office:value="102.8" table:style-name="ce17">
            <text:p>102,8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4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23" table:style-name="ce16">
            <text:p>23</text:p>
          </table:table-cell>
          <table:table-cell office:value-type="float" office:value="101.8" table:style-name="ce17">
            <text:p>101,8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4</text:p>
          </table:table-cell>
          <table:table-cell office:value-type="string" table:style-name="ce15">
            <text:p>L021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Comerc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" table:style-name="ce16">
            <text:p>3</text:p>
          </table:table-cell>
          <table:table-cell table:style-name="ce18"/>
          <table:table-cell office:value-type="float" office:value="27" table:style-name="ce16">
            <text:p>2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5</text:p>
          </table:table-cell>
          <table:table-cell office:value-type="string" table:style-name="ce15">
            <text:p>9725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Interiores e Equipament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29" table:style-name="ce16">
            <text:p>29</text:p>
          </table:table-cell>
          <table:table-cell office:value-type="float" office:value="113.1" table:style-name="ce17">
            <text:p>113,1</text:p>
          </table:table-cell>
          <table:table-cell office:value-type="float" office:value="11" table:style-name="ce16">
            <text:p>1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5</text:p>
          </table:table-cell>
          <table:table-cell office:value-type="string" table:style-name="ce15">
            <text:p>9726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Moda e Têxti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9.4" table:style-name="ce17">
            <text:p>119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55</text:p>
          </table:table-cell>
          <table:table-cell office:value-type="string" table:style-name="ce15">
            <text:p>L158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Comunicação e Audiovisu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28" table:style-name="ce16">
            <text:p>28</text:p>
          </table:table-cell>
          <table:table-cell office:value-type="float" office:value="117.5" table:style-name="ce17">
            <text:p>117,5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1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1</text:p>
          </table:table-cell>
          <table:table-cell office:value-type="string" table:style-name="ce15">
            <text:p>9619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Engenharia Agro-Pecuári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4" table:style-name="ce16">
            <text:p>4</text:p>
          </table:table-cell>
          <table:table-cell office:value-type="float" office:value="110.6" table:style-name="ce17">
            <text:p>110,6</text:p>
          </table:table-cell>
          <table:table-cell office:value-type="float" office:value="30" table:style-name="ce16">
            <text:p>3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1</text:p>
          </table:table-cell>
          <table:table-cell office:value-type="string" table:style-name="ce15">
            <text:p>9673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Agricultura Biológ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1</text:p>
          </table:table-cell>
          <table:table-cell office:value-type="string" table:style-name="ce15">
            <text:p>L009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Ciências Florestais e Recursos Naturai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116.2" table:style-name="ce17">
            <text:p>116,2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1</text:p>
          </table:table-cell>
          <table:table-cell office:value-type="string" table:style-name="ce15">
            <text:p>L015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Tecnologia Alimentar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2" table:style-name="ce16">
            <text:p>22</text:p>
          </table:table-cell>
          <table:table-cell office:value-type="float" office:value="105.4" table:style-name="ce17">
            <text:p>105,4</text:p>
          </table:table-cell>
          <table:table-cell office:value-type="float" office:value="5" table:style-name="ce16">
            <text:p>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1</text:p>
          </table:table-cell>
          <table:table-cell office:value-type="string" table:style-name="ce15">
            <text:p>L024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Tecnologia e Gestão Ambiental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9" table:style-name="ce16">
            <text:p>9</text:p>
          </table:table-cell>
          <table:table-cell office:value-type="float" office:value="110.4" table:style-name="ce17">
            <text:p>110,4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1</text:p>
          </table:table-cell>
          <table:table-cell office:value-type="string" table:style-name="ce15">
            <text:p>L098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Biodiversidade e Conservação da Naturez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8" table:style-name="ce16">
            <text:p>8</text:p>
          </table:table-cell>
          <table:table-cell office:value-type="float" office:value="113" table:style-name="ce17">
            <text:p>113,0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809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nimação Socioeducativa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103.9" table:style-name="ce17">
            <text:p>103,9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811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Turismo (regime pós-laboral)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25.5" table:style-name="ce17">
            <text:p>125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8342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Organizacional (regime pós-laboral)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117.1" table:style-name="ce17">
            <text:p>117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40.6" table:style-name="ce17">
            <text:p>140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40.30000000000001" table:style-name="ce17">
            <text:p>140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668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Gerontologia Social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44" table:style-name="ce16">
            <text:p>44</text:p>
          </table:table-cell>
          <table:table-cell office:value-type="float" office:value="110.3" table:style-name="ce17">
            <text:p>110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675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nimação Socioeducativ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12.6" table:style-name="ce17">
            <text:p>112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717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Organizacional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6">
            <text:p>42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731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Desporto e Lazer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121.7" table:style-name="ce17">
            <text:p>121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77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Língua Gestual Portugues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8" table:style-name="ce16">
            <text:p>28</text:p>
          </table:table-cell>
          <table:table-cell office:value-type="float" office:value="107.2" table:style-name="ce17">
            <text:p>10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49" table:style-name="ce16">
            <text:p>49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89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e Design Multimédi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7" table:style-name="ce16">
            <text:p>37</text:p>
          </table:table-cell>
          <table:table-cell office:value-type="float" office:value="145.1" table:style-name="ce17">
            <text:p>145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9898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rte e Design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4" table:style-name="ce16">
            <text:p>34</text:p>
          </table:table-cell>
          <table:table-cell office:value-type="float" office:value="147.69999999999999" table:style-name="ce17">
            <text:p>147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L095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Gastronom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2</text:p>
          </table:table-cell>
          <table:table-cell office:value-type="string" table:style-name="ce15">
            <text:p>L16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Estudos Musicais Aplicado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119.2" table:style-name="ce17">
            <text:p>119,2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8519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Secretariado de Direção e Administração</text:p>
          </table:table-cell>
          <table:table-cell office:value-type="string" table:style-name="ce15">
            <text:p>L1</text:p>
          </table:table-cell>
          <table:table-cell office:value-type="float" office:value="53" table:style-name="ce16">
            <text:p>53</text:p>
          </table:table-cell>
          <table:table-cell office:value-type="float" office:value="54" table:style-name="ce16">
            <text:p>54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9061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ntabilidade e Auditoria</text:p>
          </table:table-cell>
          <table:table-cell office:value-type="string" table:style-name="ce15">
            <text:p>L1</text:p>
          </table:table-cell>
          <table:table-cell office:value-type="float" office:value="78" table:style-name="ce16">
            <text:p>78</text:p>
          </table:table-cell>
          <table:table-cell office:value-type="float" office:value="79" table:style-name="ce16">
            <text:p>79</text:p>
          </table:table-cell>
          <table:table-cell office:value-type="float" office:value="127.9" table:style-name="ce17">
            <text:p>127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39.80000000000001" table:style-name="ce17">
            <text:p>13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9186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Informática de Gestão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6">
            <text:p>42</text:p>
          </table:table-cell>
          <table:table-cell office:value-type="float" office:value="123.9" table:style-name="ce17">
            <text:p>12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9722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ntabilidade e Gestão Públ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29.1" table:style-name="ce17">
            <text:p>129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9801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Solicitadoria e Administração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2" table:style-name="ce16">
            <text:p>72</text:p>
          </table:table-cell>
          <table:table-cell office:value-type="float" office:value="135.19999999999999" table:style-name="ce17">
            <text:p>135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L023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Marketing e Negócios Internacionais</text:p>
          </table:table-cell>
          <table:table-cell office:value-type="string" table:style-name="ce15">
            <text:p>L1</text:p>
          </table:table-cell>
          <table:table-cell office:value-type="float" office:value="53" table:style-name="ce16">
            <text:p>53</text:p>
          </table:table-cell>
          <table:table-cell office:value-type="float" office:value="54" table:style-name="ce16">
            <text:p>54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3</text:p>
          </table:table-cell>
          <table:table-cell office:value-type="string" table:style-name="ce15">
            <text:p>L056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mércio e Relações Económicas Internacionai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2" table:style-name="ce16">
            <text:p>22</text:p>
          </table:table-cell>
          <table:table-cell office:value-type="float" office:value="127.6" table:style-name="ce17">
            <text:p>127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3" table:style-name="ce16">
            <text:p>23</text:p>
          </table:table-cell>
          <table:table-cell office:value-type="float" office:value="138.80000000000001" table:style-name="ce17">
            <text:p>138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105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mecân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7" table:style-name="ce16">
            <text:p>17</text:p>
          </table:table-cell>
          <table:table-cell office:value-type="float" office:value="111.6" table:style-name="ce17">
            <text:p>111,6</text:p>
          </table:table-cell>
          <table:table-cell office:value-type="float" office:value="3" table:style-name="ce16">
            <text:p>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20" table:style-name="ce16">
            <text:p>20</text:p>
          </table:table-cell>
          <table:table-cell office:value-type="float" office:value="114.9" table:style-name="ce17">
            <text:p>114,9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40" table:style-name="ce16">
            <text:p>140</text:p>
          </table:table-cell>
          <table:table-cell office:value-type="float" office:value="140" table:style-name="ce16">
            <text:p>140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64" table:style-name="ce16">
            <text:p>64</text:p>
          </table:table-cell>
          <table:table-cell office:value-type="float" office:value="65" table:style-name="ce16">
            <text:p>65</text:p>
          </table:table-cell>
          <table:table-cell office:value-type="float" office:value="104.2" table:style-name="ce17">
            <text:p>104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16">
            <text:p>15</text:p>
          </table:table-cell>
          <table:table-cell office:value-type="float" office:value="117.4" table:style-name="ce17">
            <text:p>117,4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770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 (Curso Europeu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126.1" table:style-name="ce17">
            <text:p>126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884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técnica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1.6" table:style-name="ce17">
            <text:p>12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4</text:p>
          </table:table-cell>
          <table:table-cell office:value-type="string" table:style-name="ce15">
            <text:p>L133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Biomédica - Bioeletrón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23" table:style-name="ce16">
            <text:p>23</text:p>
          </table:table-cell>
          <table:table-cell office:value-type="float" office:value="113.6" table:style-name="ce17">
            <text:p>113,6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5</text:p>
          </table:table-cell>
          <table:table-cell office:value-type="string" table:style-name="ce15">
            <text:p>846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Engenharia de Segurança do Trabalh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5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7.5" table:style-name="ce17">
            <text:p>11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5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2.6" table:style-name="ce17">
            <text:p>112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5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5</text:p>
          </table:table-cell>
          <table:table-cell office:value-type="string" table:style-name="ce15">
            <text:p>9672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Administração e Marketing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116.3" table:style-name="ce17">
            <text:p>11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5</text:p>
          </table:table-cell>
          <table:table-cell office:value-type="string" table:style-name="ce15">
            <text:p>L01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Desenvolvimento Regional e Ordenamento do Territóri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6" table:style-name="ce16">
            <text:p>6</text:p>
          </table:table-cell>
          <table:table-cell office:value-type="float" office:value="113.8" table:style-name="ce17">
            <text:p>113,8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65</text:p>
          </table:table-cell>
          <table:table-cell office:value-type="string" table:style-name="ce15">
            <text:p>L146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Gestão de Bioindústria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113.8" table:style-name="ce17">
            <text:p>113,8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1</text:p>
          </table:table-cell>
          <table:table-cell office:value-type="string" table:style-name="ce15">
            <text:p>8337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Imagem Animad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6">
            <text:p>19</text:p>
          </table:table-cell>
          <table:table-cell office:value-type="float" office:value="113.9" table:style-name="ce17">
            <text:p>113,9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1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1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122.4" table:style-name="ce17">
            <text:p>122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106.1" table:style-name="ce17">
            <text:p>106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117.2" table:style-name="ce17">
            <text:p>11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6" table:style-name="ce16">
            <text:p>66</text:p>
          </table:table-cell>
          <table:table-cell office:value-type="float" office:value="123.6" table:style-name="ce17">
            <text:p>123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2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2" table:style-name="ce16">
            <text:p>12</text:p>
          </table:table-cell>
          <table:table-cell office:value-type="float" office:value="108.1" table:style-name="ce17">
            <text:p>108,1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2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131.1" table:style-name="ce17">
            <text:p>131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4.6" table:style-name="ce17">
            <text:p>124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7" table:style-name="ce16">
            <text:p>57</text:p>
          </table:table-cell>
          <table:table-cell office:value-type="float" office:value="132.30000000000001" table:style-name="ce17">
            <text:p>132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8" table:style-name="ce16">
            <text:p>2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6" table:style-name="ce16">
            <text:p>6</text:p>
          </table:table-cell>
          <table:table-cell office:value-type="float" office:value="120.8" table:style-name="ce17">
            <text:p>120,8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3</text:p>
          </table:table-cell>
          <table:table-cell office:value-type="string" table:style-name="ce15">
            <text:p>9503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Elétrica e Eletrónic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7" table:style-name="ce16">
            <text:p>7</text:p>
          </table:table-cell>
          <table:table-cell office:value-type="float" office:value="116.8" table:style-name="ce17">
            <text:p>116,8</text:p>
          </table:table-cell>
          <table:table-cell office:value-type="float" office:value="21" table:style-name="ce16">
            <text:p>2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3</text:p>
          </table:table-cell>
          <table:table-cell office:value-type="string" table:style-name="ce15">
            <text:p>L028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Tecnologia e Segurança Alimentar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3" table:style-name="ce16">
            <text:p>3</text:p>
          </table:table-cell>
          <table:table-cell office:value-type="float" office:value="116.9" table:style-name="ce17">
            <text:p>116,9</text:p>
          </table:table-cell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4" table:style-name="ce16">
            <text:p>24</text:p>
          </table:table-cell>
          <table:table-cell office:value-type="float" office:value="109.3" table:style-name="ce17">
            <text:p>109,3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7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5" table:style-name="ce16">
            <text:p>5</text:p>
          </table:table-cell>
          <table:table-cell office:value-type="float" office:value="116.1" table:style-name="ce17">
            <text:p>116,1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87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4.8" table:style-name="ce17">
            <text:p>12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1</text:p>
          </table:table-cell>
          <table:table-cell office:value-type="string" table:style-name="ce15">
            <text:p>8339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Comunicação Multimédi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32" table:style-name="ce16">
            <text:p>32</text:p>
          </table:table-cell>
          <table:table-cell office:value-type="float" office:value="107.7" table:style-name="ce17">
            <text:p>107,7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1</text:p>
          </table:table-cell>
          <table:table-cell office:value-type="string" table:style-name="ce15">
            <text:p>9005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Animação Sociocultural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4" table:style-name="ce16">
            <text:p>4</text:p>
          </table:table-cell>
          <table:table-cell office:value-type="float" office:value="114.5" table:style-name="ce17">
            <text:p>114,5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37" table:style-name="ce16">
            <text:p>37</text:p>
          </table:table-cell>
          <table:table-cell office:value-type="float" office:value="95.7" table:style-name="ce17">
            <text:p>95,7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1</text:p>
          </table:table-cell>
          <table:table-cell office:value-type="string" table:style-name="ce15">
            <text:p>9652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Comunicação e Relações Públicas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34" table:style-name="ce16">
            <text:p>34</text:p>
          </table:table-cell>
          <table:table-cell office:value-type="float" office:value="100" table:style-name="ce17">
            <text:p>100,0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16">
            <text:p>5</text:p>
          </table:table-cell>
          <table:table-cell office:value-type="float" office:value="96" table:style-name="ce17">
            <text:p>96,0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3" table:style-name="ce16">
            <text:p>13</text:p>
          </table:table-cell>
          <table:table-cell office:value-type="float" office:value="103.5" table:style-name="ce17">
            <text:p>103,5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072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Design de Equipamento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4" table:style-name="ce16">
            <text:p>4</text:p>
          </table:table-cell>
          <table:table-cell office:value-type="float" office:value="119.7" table:style-name="ce17">
            <text:p>119,7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17" table:style-name="ce16">
            <text:p>17</text:p>
          </table:table-cell>
          <table:table-cell office:value-type="float" office:value="103.2" table:style-name="ce17">
            <text:p>103,2</text:p>
          </table:table-cell>
          <table:table-cell office:value-type="float" office:value="27" table:style-name="ce16">
            <text:p>2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128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Topográf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22" table:style-name="ce17">
            <text:p>12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23" table:style-name="ce16">
            <text:p>23</text:p>
          </table:table-cell>
          <table:table-cell office:value-type="float" office:value="105.5" table:style-name="ce17">
            <text:p>105,5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6" table:style-name="ce16">
            <text:p>26</text:p>
          </table:table-cell>
          <table:table-cell office:value-type="float" office:value="105.2" table:style-name="ce17">
            <text:p>105,2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2</text:p>
          </table:table-cell>
          <table:table-cell office:value-type="string" table:style-name="ce15">
            <text:p>9855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ergia e Ambiente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3" table:style-name="ce16">
            <text:p>3</text:p>
          </table:table-cell>
          <table:table-cell table:style-name="ce18"/>
          <table:table-cell office:value-type="float" office:value="21" table:style-name="ce16">
            <text:p>2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5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33" table:style-name="ce16">
            <text:p>33</text:p>
          </table:table-cell>
          <table:table-cell office:value-type="float" office:value="97" table:style-name="ce17">
            <text:p>97,0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5</text:p>
          </table:table-cell>
          <table:table-cell office:value-type="string" table:style-name="ce15">
            <text:p>9255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Turismo e Lazer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26" table:style-name="ce16">
            <text:p>26</text:p>
          </table:table-cell>
          <table:table-cell office:value-type="float" office:value="98" table:style-name="ce17">
            <text:p>98,0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095</text:p>
          </table:table-cell>
          <table:table-cell office:value-type="string" table:style-name="ce15">
            <text:p>9484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Restauração e Catering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7" table:style-name="ce16">
            <text:p>7</text:p>
          </table:table-cell>
          <table:table-cell office:value-type="float" office:value="113.7" table:style-name="ce17">
            <text:p>113,7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2" table:style-name="ce16">
            <text:p>12</text:p>
          </table:table-cell>
          <table:table-cell office:value-type="float" office:value="110.4" table:style-name="ce17">
            <text:p>110,4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8132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Desporto e Bem-Estar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7" table:style-name="ce16">
            <text:p>7</text:p>
          </table:table-cell>
          <table:table-cell office:value-type="float" office:value="101.5" table:style-name="ce17">
            <text:p>101,5</text:p>
          </table:table-cell>
          <table:table-cell office:value-type="float" office:value="13" table:style-name="ce16">
            <text:p>1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8476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Relações Humanas e Comunicação Organizacional (reg. de ensino a distância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113.8" table:style-name="ce17">
            <text:p>113,8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102.8" table:style-name="ce17">
            <text:p>102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20.2" table:style-name="ce17">
            <text:p>120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9492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Tradução e Interpretação: Português/Chinês - Chinês/Portuguê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16">
            <text:p>26</text:p>
          </table:table-cell>
          <table:table-cell office:value-type="float" office:value="145.1" table:style-name="ce17">
            <text:p>145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9797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Relações Humanas e Comunicação Organizacion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23.1" table:style-name="ce17">
            <text:p>123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9851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Desporto e Bem-Estar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43" table:style-name="ce16">
            <text:p>43</text:p>
          </table:table-cell>
          <table:table-cell office:value-type="float" office:value="106.5" table:style-name="ce17">
            <text:p>106,5</text:p>
          </table:table-cell>
          <table:table-cell office:value-type="float" office:value="13" table:style-name="ce16">
            <text:p>1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1</text:p>
          </table:table-cell>
          <table:table-cell office:value-type="string" table:style-name="ce15">
            <text:p>L099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Comunicação e Med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31.19999999999999" table:style-name="ce17">
            <text:p>131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16">
            <text:p>15</text:p>
          </table:table-cell>
          <table:table-cell office:value-type="float" office:value="106.7" table:style-name="ce17">
            <text:p>106,7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3" table:style-name="ce16">
            <text:p>13</text:p>
          </table:table-cell>
          <table:table-cell office:value-type="float" office:value="106.5" table:style-name="ce17">
            <text:p>106,5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0" table:style-name="ce16">
            <text:p>10</text:p>
          </table:table-cell>
          <table:table-cell office:value-type="float" office:value="119" table:style-name="ce17">
            <text:p>119,0</text:p>
          </table:table-cell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00" table:style-name="ce16">
            <text:p>100</text:p>
          </table:table-cell>
          <table:table-cell office:value-type="float" office:value="101" table:style-name="ce16">
            <text:p>101</text:p>
          </table:table-cell>
          <table:table-cell office:value-type="float" office:value="124.3" table:style-name="ce17">
            <text:p>124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4.8" table:style-name="ce17">
            <text:p>11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23.3" table:style-name="ce17">
            <text:p>12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627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Contabilidade e Finanças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7" table:style-name="ce16">
            <text:p>37</text:p>
          </table:table-cell>
          <table:table-cell office:value-type="float" office:value="125.3" table:style-name="ce17">
            <text:p>125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648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da Energia e do Ambiente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table:style-name="ce18"/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690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Biomecân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7.9" table:style-name="ce17">
            <text:p>117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74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Automóve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32" table:style-name="ce16">
            <text:p>32</text:p>
          </table:table-cell>
          <table:table-cell office:value-type="float" office:value="110.6" table:style-name="ce17">
            <text:p>110,6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87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Contabilidade e Finanças (regime pós-laboral)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3" table:style-name="ce16">
            <text:p>3</text:p>
          </table:table-cell>
          <table:table-cell office:value-type="float" office:value="117.5" table:style-name="ce17">
            <text:p>117,5</text:p>
          </table:table-cell>
          <table:table-cell office:value-type="float" office:value="13" table:style-name="ce16">
            <text:p>1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3" table:style-name="ce16">
            <text:p>23</text:p>
          </table:table-cell>
          <table:table-cell office:value-type="float" office:value="112.1" table:style-name="ce17">
            <text:p>112,1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886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Mecânica (regime pós-laboral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2" table:style-name="ce16">
            <text:p>22</text:p>
          </table:table-cell>
          <table:table-cell office:value-type="float" office:value="108.8" table:style-name="ce17">
            <text:p>108,8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L05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Jogos Digitais e Multimédia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45" table:style-name="ce16">
            <text:p>45</text:p>
          </table:table-cell>
          <table:table-cell office:value-type="float" office:value="136.80000000000001" table:style-name="ce17">
            <text:p>136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2</text:p>
          </table:table-cell>
          <table:table-cell office:value-type="string" table:style-name="ce15">
            <text:p>L104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letrotécnica e de Computadores (regime pós-laboral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8126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Gráfico e Multimédia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33.30000000000001" table:style-name="ce17">
            <text:p>13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8525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de Produto - Cerâmica e Vidr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2" table:style-name="ce16">
            <text:p>22</text:p>
          </table:table-cell>
          <table:table-cell office:value-type="float" office:value="121.3" table:style-name="ce17">
            <text:p>121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900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Artes Plásticas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35.80000000000001" table:style-name="ce17">
            <text:p>135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7" table:style-name="ce16">
            <text:p>37</text:p>
          </table:table-cell>
          <table:table-cell office:value-type="float" office:value="136.30000000000001" table:style-name="ce17">
            <text:p>13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41.80000000000001" table:style-name="ce17">
            <text:p>14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945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Som e Imagem</text:p>
          </table:table-cell>
          <table:table-cell office:value-type="string" table:style-name="ce15">
            <text:p>L1</text:p>
          </table:table-cell>
          <table:table-cell office:value-type="float" office:value="65" table:style-name="ce16">
            <text:p>65</text:p>
          </table:table-cell>
          <table:table-cell office:value-type="float" office:value="66" table:style-name="ce16">
            <text:p>66</text:p>
          </table:table-cell>
          <table:table-cell office:value-type="float" office:value="130.69999999999999" table:style-name="ce17">
            <text:p>130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9723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de Ambient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5" table:style-name="ce17">
            <text:p>11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9729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Gráfico e Multimédia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2" table:style-name="ce16">
            <text:p>82</text:p>
          </table:table-cell>
          <table:table-cell office:value-type="float" office:value="155.6" table:style-name="ce17">
            <text:p>155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3</text:p>
          </table:table-cell>
          <table:table-cell office:value-type="string" table:style-name="ce15">
            <text:p>L12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Programação e Produção Cultural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7" table:style-name="ce16">
            <text:p>7</text:p>
          </table:table-cell>
          <table:table-cell office:value-type="float" office:value="105.8" table:style-name="ce17">
            <text:p>105,8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851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de Eventos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901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Biologia Marinha e Biotecn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06.4" table:style-name="ce17">
            <text:p>106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7" table:style-name="ce16">
            <text:p>7</text:p>
          </table:table-cell>
          <table:table-cell office:value-type="float" office:value="106.1" table:style-name="ce17">
            <text:p>106,1</text:p>
          </table:table-cell>
          <table:table-cell office:value-type="float" office:value="13" table:style-name="ce16">
            <text:p>1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9178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Turística e Hoteleir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9207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Marketing Turístic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29.19999999999999" table:style-name="ce17">
            <text:p>12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9848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Animação Turíst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3" table:style-name="ce16">
            <text:p>23</text:p>
          </table:table-cell>
          <table:table-cell office:value-type="float" office:value="123.9" table:style-name="ce17">
            <text:p>12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05</text:p>
          </table:table-cell>
          <table:table-cell office:value-type="string" table:style-name="ce15">
            <text:p>L131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da Restauração e Catering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6" table:style-name="ce16">
            <text:p>16</text:p>
          </table:table-cell>
          <table:table-cell office:value-type="float" office:value="111.3" table:style-name="ce17">
            <text:p>111,3</text:p>
          </table:table-cell>
          <table:table-cell office:value-type="float" office:value="9" table:style-name="ce16">
            <text:p>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2</text:p>
          </table:table-cell>
          <table:table-cell office:value-type="string" table:style-name="ce15">
            <text:p>8307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Artes Visuais e Tecnologias</text:p>
          </table:table-cell>
          <table:table-cell office:value-type="string" table:style-name="ce15">
            <text:p>L1</text:p>
          </table:table-cell>
          <table:table-cell office:value-type="float" office:value="75" table:style-name="ce16">
            <text:p>75</text:p>
          </table:table-cell>
          <table:table-cell office:value-type="float" office:value="77" table:style-name="ce16">
            <text:p>77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2</text:p>
          </table:table-cell>
          <table:table-cell office:value-type="string" table:style-name="ce15">
            <text:p>9005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Animação Sociocultur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4.5" table:style-name="ce17">
            <text:p>11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85" table:style-name="ce16">
            <text:p>85</text:p>
          </table:table-cell>
          <table:table-cell office:value-type="float" office:value="87" table:style-name="ce16">
            <text:p>87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2</text:p>
          </table:table-cell>
          <table:table-cell office:value-type="string" table:style-name="ce15">
            <text:p>9876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Educação Básica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11.8" table:style-name="ce17">
            <text:p>11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2</text:p>
          </table:table-cell>
          <table:table-cell office:value-type="string" table:style-name="ce15">
            <text:p>L134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Mediação Artística e Cultur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1.5" table:style-name="ce17">
            <text:p>11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3</text:p>
          </table:table-cell>
          <table:table-cell office:value-type="string" table:style-name="ce15">
            <text:p>8438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Relações Públicas e Comunicação Empresarial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40.5" table:style-name="ce17">
            <text:p>140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3</text:p>
          </table:table-cell>
          <table:table-cell office:value-type="string" table:style-name="ce15">
            <text:p>8439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Publicidade e 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44.5" table:style-name="ce17">
            <text:p>14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3</text:p>
          </table:table-cell>
          <table:table-cell office:value-type="string" table:style-name="ce15">
            <text:p>9010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Audiovisual e Multimédia</text:p>
          </table:table-cell>
          <table:table-cell office:value-type="string" table:style-name="ce15">
            <text:p>L1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6">
            <text:p>90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3</text:p>
          </table:table-cell>
          <table:table-cell office:value-type="string" table:style-name="ce15">
            <text:p>9191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Jornalismo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3</text:p>
          </table:table-cell>
          <table:table-cell office:value-type="string" table:style-name="ce15">
            <text:p>9222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Publicidade e Marketing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3</text:p>
          </table:table-cell>
          <table:table-cell office:value-type="string" table:style-name="ce15">
            <text:p>9231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Relações Públicas e Comunicação Empresarial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47.5" table:style-name="ce17">
            <text:p>14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120" table:style-name="ce16">
            <text:p>120</text:p>
          </table:table-cell>
          <table:table-cell office:value-type="float" office:value="121" table:style-name="ce16">
            <text:p>121</text:p>
          </table:table-cell>
          <table:table-cell office:value-type="float" office:value="141.69999999999999" table:style-name="ce17">
            <text:p>141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05" table:style-name="ce16">
            <text:p>105</text:p>
          </table:table-cell>
          <table:table-cell office:value-type="float" office:value="109" table:style-name="ce16">
            <text:p>109</text:p>
          </table:table-cell>
          <table:table-cell office:value-type="float" office:value="151.6" table:style-name="ce17">
            <text:p>15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9476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Finanças Empresariais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46.4" table:style-name="ce17">
            <text:p>146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9870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ntabilidade e Administração (regime pós-laboral)</text:p>
          </table:table-cell>
          <table:table-cell office:value-type="string" table:style-name="ce15">
            <text:p>L1</text:p>
          </table:table-cell>
          <table:table-cell office:value-type="float" office:value="115" table:style-name="ce16">
            <text:p>115</text:p>
          </table:table-cell>
          <table:table-cell office:value-type="float" office:value="118" table:style-name="ce16">
            <text:p>118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9889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Finanças Empresariais (regime pós-laboral)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30.1" table:style-name="ce17">
            <text:p>130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90" table:style-name="ce16">
            <text:p>90</text:p>
          </table:table-cell>
          <table:table-cell office:value-type="float" office:value="91" table:style-name="ce16">
            <text:p>91</text:p>
          </table:table-cell>
          <table:table-cell office:value-type="float" office:value="136.1" table:style-name="ce17">
            <text:p>136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7</text:p>
          </table:table-cell>
          <table:table-cell office:value-type="string" table:style-name="ce15">
            <text:p>L035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mércio e Negócio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26.3" table:style-name="ce17">
            <text:p>126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13" table:style-name="ce16">
            <text:p>13</text:p>
          </table:table-cell>
          <table:table-cell office:value-type="float" office:value="107.5" table:style-name="ce17">
            <text:p>107,5</text:p>
          </table:table-cell>
          <table:table-cell office:value-type="float" office:value="42" table:style-name="ce16">
            <text:p>4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9108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Eletrónica e Telecomunicações e de Computadores</text:p>
          </table:table-cell>
          <table:table-cell office:value-type="string" table:style-name="ce15">
            <text:p>L1</text:p>
          </table:table-cell>
          <table:table-cell office:value-type="float" office:value="83" table:style-name="ce16">
            <text:p>83</text:p>
          </table:table-cell>
          <table:table-cell office:value-type="float" office:value="83" table:style-name="ce16">
            <text:p>83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52" table:style-name="ce16">
            <text:p>52</text:p>
          </table:table-cell>
          <table:table-cell office:value-type="float" office:value="107.5" table:style-name="ce17">
            <text:p>107,5</text:p>
          </table:table-cell>
          <table:table-cell office:value-type="float" office:value="28" table:style-name="ce16">
            <text:p>2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120" table:style-name="ce16">
            <text:p>120</text:p>
          </table:table-cell>
          <table:table-cell office:value-type="float" office:value="120" table:style-name="ce16">
            <text:p>120</text:p>
          </table:table-cell>
          <table:table-cell office:value-type="float" office:value="138.5" table:style-name="ce17">
            <text:p>13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50" table:style-name="ce16">
            <text:p>150</text:p>
          </table:table-cell>
          <table:table-cell office:value-type="float" office:value="150" table:style-name="ce16">
            <text:p>150</text:p>
          </table:table-cell>
          <table:table-cell office:value-type="float" office:value="115.9" table:style-name="ce17">
            <text:p>115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9126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Química e Biológ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43" table:style-name="ce16">
            <text:p>43</text:p>
          </table:table-cell>
          <table:table-cell office:value-type="float" office:value="113.4" table:style-name="ce17">
            <text:p>113,4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L052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 e Multimédia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31" table:style-name="ce17">
            <text:p>13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L085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Tecnologias e Gestão Municip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8" table:style-name="ce16">
            <text:p>28</text:p>
          </table:table-cell>
          <table:table-cell office:value-type="float" office:value="110" table:style-name="ce17">
            <text:p>110,0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L117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Matemática Aplicada à Tecnologia e à Empres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18</text:p>
          </table:table-cell>
          <table:table-cell office:value-type="string" table:style-name="ce15">
            <text:p>L11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, Redes e Telecomunicaçõ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7.6" table:style-name="ce17">
            <text:p>137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1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1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23" table:style-name="ce16">
            <text:p>23</text:p>
          </table:table-cell>
          <table:table-cell office:value-type="float" office:value="100" table:style-name="ce17">
            <text:p>100,0</text:p>
          </table:table-cell>
          <table:table-cell office:value-type="float" office:value="9" table:style-name="ce16">
            <text:p>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1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24" table:style-name="ce16">
            <text:p>24</text:p>
          </table:table-cell>
          <table:table-cell office:value-type="float" office:value="114.8" table:style-name="ce17">
            <text:p>11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1</text:p>
          </table:table-cell>
          <table:table-cell office:value-type="string" table:style-name="ce15">
            <text:p>9773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Jornalismo e Comunicação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2.3" table:style-name="ce17">
            <text:p>112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3" table:style-name="ce16">
            <text:p>3</text:p>
          </table:table-cell>
          <table:table-cell office:value-type="float" office:value="106.1" table:style-name="ce17">
            <text:p>106,1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1" table:style-name="ce16">
            <text:p>11</text:p>
          </table:table-cell>
          <table:table-cell office:value-type="float" office:value="110" table:style-name="ce17">
            <text:p>110,0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0" table:style-name="ce16">
            <text:p>10</text:p>
          </table:table-cell>
          <table:table-cell office:value-type="float" office:value="107.4" table:style-name="ce17">
            <text:p>107,4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23" table:style-name="ce16">
            <text:p>23</text:p>
          </table:table-cell>
          <table:table-cell office:value-type="float" office:value="109.8" table:style-name="ce17">
            <text:p>109,8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2</text:p>
          </table:table-cell>
          <table:table-cell office:value-type="string" table:style-name="ce15">
            <text:p>9469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Design e Animação Multiméd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3" table:style-name="ce16">
            <text:p>23</text:p>
          </table:table-cell>
          <table:table-cell office:value-type="float" office:value="95" table:style-name="ce17">
            <text:p>95,0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2</text:p>
          </table:table-cell>
          <table:table-cell office:value-type="string" table:style-name="ce15">
            <text:p>9670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Administração de Publicidade e Marketing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0" table:style-name="ce16">
            <text:p>20</text:p>
          </table:table-cell>
          <table:table-cell office:value-type="float" office:value="104.8" table:style-name="ce17">
            <text:p>104,8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2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26" table:style-name="ce16">
            <text:p>2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2</text:p>
          </table:table-cell>
          <table:table-cell office:value-type="string" table:style-name="ce15">
            <text:p>L033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Tecnologias de Produção de Biocombustíve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3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34" table:style-name="ce16">
            <text:p>3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3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1" table:style-name="ce16">
            <text:p>11</text:p>
          </table:table-cell>
          <table:table-cell office:value-type="float" office:value="125" table:style-name="ce17">
            <text:p>125,0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23</text:p>
          </table:table-cell>
          <table:table-cell office:value-type="string" table:style-name="ce15">
            <text:p>9130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Equinicultur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16">
            <text:p>5</text:p>
          </table:table-cell>
          <table:table-cell office:value-type="float" office:value="123.2" table:style-name="ce17">
            <text:p>123,2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8002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Línguas e Culturas Estrangeiras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43.19999999999999" table:style-name="ce17">
            <text:p>143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8096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Gestão do Património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02.9" table:style-name="ce17">
            <text:p>102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8264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Artes Visuais e Tecnologias Artística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48.9" table:style-name="ce17">
            <text:p>148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38.30000000000001" table:style-name="ce17">
            <text:p>138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39.80000000000001" table:style-name="ce17">
            <text:p>139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976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Gestão do Patrimóni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980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Tradução e Interpretação em Língua Gestual Portugues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6">
            <text:p>22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7" table:style-name="ce16">
            <text:p>47</text:p>
          </table:table-cell>
          <table:table-cell office:value-type="float" office:value="47" table:style-name="ce16">
            <text:p>47</text:p>
          </table:table-cell>
          <table:table-cell office:value-type="float" office:value="140.9" table:style-name="ce17">
            <text:p>140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9878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Music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1.3" table:style-name="ce17">
            <text:p>121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1</text:p>
          </table:table-cell>
          <table:table-cell office:value-type="string" table:style-name="ce15">
            <text:p>9879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122.2" table:style-name="ce17">
            <text:p>122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31" table:style-name="ce16">
            <text:p>31</text:p>
          </table:table-cell>
          <table:table-cell office:value-type="float" office:value="138.4" table:style-name="ce17">
            <text:p>13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009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Assessoria e Tradução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45.30000000000001" table:style-name="ce17">
            <text:p>145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043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iências e Tecnologias da Documentação e Informação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053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unicação Empresarial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235" table:style-name="ce16">
            <text:p>235</text:p>
          </table:table-cell>
          <table:table-cell office:value-type="float" office:value="235" table:style-name="ce16">
            <text:p>235</text:p>
          </table:table-cell>
          <table:table-cell office:value-type="float" office:value="146.19999999999999" table:style-name="ce17">
            <text:p>146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6">
            <text:p>90</text:p>
          </table:table-cell>
          <table:table-cell office:value-type="float" office:value="150.6" table:style-name="ce17">
            <text:p>150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227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Recursos Humanos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43" table:style-name="ce16">
            <text:p>43</text:p>
          </table:table-cell>
          <table:table-cell office:value-type="float" office:value="149.9" table:style-name="ce17">
            <text:p>149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716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ércio Internaciona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52.9" table:style-name="ce17">
            <text:p>152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829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Assessoria e Tradução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38.9" table:style-name="ce17">
            <text:p>138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866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ércio Internacional (regime pós-laboral)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36.1" table:style-name="ce17">
            <text:p>136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867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unicação Empresarial (regime pós-laboral)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143.9" table:style-name="ce17">
            <text:p>14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9870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ntabilidade e Administração (regime pós-laboral)</text:p>
          </table:table-cell>
          <table:table-cell office:value-type="string" table:style-name="ce15">
            <text:p>L1</text:p>
          </table:table-cell>
          <table:table-cell office:value-type="float" office:value="72" table:style-name="ce16">
            <text:p>72</text:p>
          </table:table-cell>
          <table:table-cell office:value-type="float" office:value="72" table:style-name="ce16">
            <text:p>72</text:p>
          </table:table-cell>
          <table:table-cell office:value-type="float" office:value="127.3" table:style-name="ce17">
            <text:p>127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4</text:p>
          </table:table-cell>
          <table:table-cell office:value-type="string" table:style-name="ce15">
            <text:p>L070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riatividade e Inovação Empresar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147.30000000000001" table:style-name="ce17">
            <text:p>147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8316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de Sistema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4.19999999999999" table:style-name="ce17">
            <text:p>144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75" table:style-name="ce16">
            <text:p>75</text:p>
          </table:table-cell>
          <table:table-cell office:value-type="float" office:value="75" table:style-name="ce16">
            <text:p>75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71.5" table:style-name="ce17">
            <text:p>17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110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letrotécnica - Sistemas Elétricos de Ener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36.4" table:style-name="ce17">
            <text:p>136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155" table:style-name="ce16">
            <text:p>155</text:p>
          </table:table-cell>
          <table:table-cell office:value-type="float" office:value="155" table:style-name="ce16">
            <text:p>155</text:p>
          </table:table-cell>
          <table:table-cell office:value-type="float" office:value="145.19999999999999" table:style-name="ce17">
            <text:p>145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117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Geotécnica e Geoambiente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float" office:value="110.3" table:style-name="ce17">
            <text:p>110,3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00" table:style-name="ce16">
            <text:p>200</text:p>
          </table:table-cell>
          <table:table-cell office:value-type="float" office:value="201" table:style-name="ce16">
            <text:p>201</text:p>
          </table:table-cell>
          <table:table-cell office:value-type="float" office:value="153.9" table:style-name="ce17">
            <text:p>15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40" table:style-name="ce16">
            <text:p>140</text:p>
          </table:table-cell>
          <table:table-cell office:value-type="float" office:value="140" table:style-name="ce16">
            <text:p>140</text:p>
          </table:table-cell>
          <table:table-cell office:value-type="float" office:value="155.19999999999999" table:style-name="ce17">
            <text:p>155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125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59.19999999999999" table:style-name="ce17">
            <text:p>15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455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67.7" table:style-name="ce17">
            <text:p>167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9936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Mecânica Automóve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4.30000000000001" table:style-name="ce17">
            <text:p>144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5</text:p>
          </table:table-cell>
          <table:table-cell office:value-type="string" table:style-name="ce15">
            <text:p>L08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Biorrecurso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40.69999999999999" table:style-name="ce17">
            <text:p>140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8097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Ciências Empresariais (regime pós-laboral)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4" table:style-name="ce16">
            <text:p>34</text:p>
          </table:table-cell>
          <table:table-cell office:value-type="float" office:value="122.4" table:style-name="ce17">
            <text:p>122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8288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istemas de Informação para a Gest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7" table:style-name="ce16">
            <text:p>17</text:p>
          </table:table-cell>
          <table:table-cell office:value-type="float" office:value="108.8" table:style-name="ce17">
            <text:p>108,8</text:p>
          </table:table-cell>
          <table:table-cell office:value-type="float" office:value="3" table:style-name="ce16">
            <text:p>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8398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egurança Informática em Redes de Computadore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9045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Ciências Empresariai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51.80000000000001" table:style-name="ce17">
            <text:p>15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31.1" table:style-name="ce17">
            <text:p>131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46.6" table:style-name="ce17">
            <text:p>146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L014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Tecnologias da Madeir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116.5" table:style-name="ce17">
            <text:p>116,5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8</text:p>
          </table:table-cell>
          <table:table-cell office:value-type="string" table:style-name="ce15">
            <text:p>L091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egurança do Trabalho e Ambiente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3.3" table:style-name="ce17">
            <text:p>12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9</text:p>
          </table:table-cell>
          <table:table-cell office:value-type="string" table:style-name="ce15">
            <text:p>8442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s Atividades Turísticas (regime pós-laboral)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30.19999999999999" table:style-name="ce17">
            <text:p>130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9</text:p>
          </table:table-cell>
          <table:table-cell office:value-type="string" table:style-name="ce15">
            <text:p>9164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e Administração Hoteleir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61.4" table:style-name="ce17">
            <text:p>161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9</text:p>
          </table:table-cell>
          <table:table-cell office:value-type="string" table:style-name="ce15">
            <text:p>9921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s Atividades Turísticas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150.4" table:style-name="ce17">
            <text:p>150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39</text:p>
          </table:table-cell>
          <table:table-cell office:value-type="string" table:style-name="ce15">
            <text:p>L131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 Restauração e Catering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1</text:p>
          </table:table-cell>
          <table:table-cell office:value-type="string" table:style-name="ce15">
            <text:p>8419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Agronomia (regime pós-laboral)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3" table:style-name="ce16">
            <text:p>3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19" table:style-name="ce16">
            <text:p>19</text:p>
          </table:table-cell>
          <table:table-cell office:value-type="float" office:value="111.1" table:style-name="ce17">
            <text:p>111,1</text:p>
          </table:table-cell>
          <table:table-cell office:value-type="float" office:value="31" table:style-name="ce16">
            <text:p>3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1</text:p>
          </table:table-cell>
          <table:table-cell office:value-type="string" table:style-name="ce15">
            <text:p>L011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Produção Animal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3" table:style-name="ce16">
            <text:p>3</text:p>
          </table:table-cell>
          <table:table-cell office:value-type="float" office:value="120.5" table:style-name="ce17">
            <text:p>120,5</text:p>
          </table:table-cell>
          <table:table-cell office:value-type="float" office:value="39" table:style-name="ce16">
            <text:p>3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1</text:p>
          </table:table-cell>
          <table:table-cell office:value-type="string" table:style-name="ce15">
            <text:p>L015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Tecnologia Aliment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3" table:style-name="ce16">
            <text:p>3</text:p>
          </table:table-cell>
          <table:table-cell office:value-type="float" office:value="119.2" table:style-name="ce17">
            <text:p>119,2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1</text:p>
          </table:table-cell>
          <table:table-cell office:value-type="string" table:style-name="ce15">
            <text:p>L080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Qualidade Alimentar e Nutrição Human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5" table:style-name="ce16">
            <text:p>5</text:p>
          </table:table-cell>
          <table:table-cell office:value-type="float" office:value="122.3" table:style-name="ce17">
            <text:p>122,3</text:p>
          </table:table-cell>
          <table:table-cell office:value-type="float" office:value="36" table:style-name="ce16">
            <text:p>3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1</text:p>
          </table:table-cell>
          <table:table-cell office:value-type="string" table:style-name="ce15">
            <text:p>L139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Tecnologia Alimentar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2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19" table:style-name="ce16">
            <text:p>19</text:p>
          </table:table-cell>
          <table:table-cell office:value-type="float" office:value="112.4" table:style-name="ce17">
            <text:p>112,4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7" table:style-name="ce16">
            <text:p>37</text:p>
          </table:table-cell>
          <table:table-cell office:value-type="float" office:value="110.8" table:style-name="ce17">
            <text:p>110,8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2</text:p>
          </table:table-cell>
          <table:table-cell office:value-type="string" table:style-name="ce15">
            <text:p>9879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office:value-type="float" office:value="117.4" table:style-name="ce17">
            <text:p>117,4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2</text:p>
          </table:table-cell>
          <table:table-cell office:value-type="string" table:style-name="ce15">
            <text:p>L130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Ambiental e Turismo de Naturez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5" table:style-name="ce16">
            <text:p>5</text:p>
          </table:table-cell>
          <table:table-cell office:value-type="float" office:value="108" table:style-name="ce17">
            <text:p>108,0</text:p>
          </table:table-cell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76" table:style-name="ce16">
            <text:p>76</text:p>
          </table:table-cell>
          <table:table-cell office:value-type="float" office:value="79" table:style-name="ce16">
            <text:p>79</text:p>
          </table:table-cell>
          <table:table-cell office:value-type="float" office:value="112.5" table:style-name="ce17">
            <text:p>112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3</text:p>
          </table:table-cell>
          <table:table-cell office:value-type="string" table:style-name="ce15">
            <text:p>9185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Informát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15" table:style-name="ce16">
            <text:p>15</text:p>
          </table:table-cell>
          <table:table-cell office:value-type="float" office:value="113.9" table:style-name="ce17">
            <text:p>113,9</text:p>
          </table:table-cell>
          <table:table-cell office:value-type="float" office:value="35" table:style-name="ce16">
            <text:p>3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3</text:p>
          </table:table-cell>
          <table:table-cell office:value-type="string" table:style-name="ce15">
            <text:p>9206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Marketing e Publicidade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18.7" table:style-name="ce17">
            <text:p>118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3</text:p>
          </table:table-cell>
          <table:table-cell office:value-type="string" table:style-name="ce15">
            <text:p>9498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Contabilidade e Fiscalidade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21" table:style-name="ce16">
            <text:p>21</text:p>
          </table:table-cell>
          <table:table-cell office:value-type="float" office:value="107.1" table:style-name="ce17">
            <text:p>107,1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3</text:p>
          </table:table-cell>
          <table:table-cell office:value-type="string" table:style-name="ce15">
            <text:p>9785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Negócios Internacionai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26" table:style-name="ce16">
            <text:p>26</text:p>
          </table:table-cell>
          <table:table-cell office:value-type="float" office:value="103.5" table:style-name="ce17">
            <text:p>103,5</text:p>
          </table:table-cell>
          <table:table-cell office:value-type="float" office:value="14" table:style-name="ce16">
            <text:p>1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3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" table:style-name="ce16">
            <text:p>3</text:p>
          </table:table-cell>
          <table:table-cell office:value-type="float" office:value="97" table:style-name="ce17">
            <text:p>97,0</text:p>
          </table:table-cell>
          <table:table-cell office:value-type="float" office:value="33" table:style-name="ce16">
            <text:p>3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5</text:p>
          </table:table-cell>
          <table:table-cell office:value-type="string" table:style-name="ce15">
            <text:p>9730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Desporto de Natureza e Turismo Ativo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9" table:style-name="ce16">
            <text:p>29</text:p>
          </table:table-cell>
          <table:table-cell office:value-type="float" office:value="106.2" table:style-name="ce17">
            <text:p>106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5</text:p>
          </table:table-cell>
          <table:table-cell office:value-type="string" table:style-name="ce15">
            <text:p>9763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Gestão das Organizações Desportivas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5" table:style-name="ce16">
            <text:p>25</text:p>
          </table:table-cell>
          <table:table-cell office:value-type="float" office:value="108.8" table:style-name="ce17">
            <text:p>108,8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5</text:p>
          </table:table-cell>
          <table:table-cell office:value-type="string" table:style-name="ce15">
            <text:p>9808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Treino Desportivo</text:p>
          </table:table-cell>
          <table:table-cell office:value-type="string" table:style-name="ce15">
            <text:p>L1</text:p>
          </table:table-cell>
          <table:table-cell office:value-type="float" office:value="85" table:style-name="ce16">
            <text:p>85</text:p>
          </table:table-cell>
          <table:table-cell office:value-type="float" office:value="89" table:style-name="ce16">
            <text:p>89</text:p>
          </table:table-cell>
          <table:table-cell office:value-type="float" office:value="110.8" table:style-name="ce17">
            <text:p>110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5</text:p>
          </table:table-cell>
          <table:table-cell office:value-type="string" table:style-name="ce15">
            <text:p>A007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Atividade Física e Estilos de Vida Saudáveis (ensino em Inglês)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5</text:p>
          </table:table-cell>
          <table:table-cell office:value-type="string" table:style-name="ce15">
            <text:p>L008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Atividade Física e Estilos de Vida Saudáveis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4" table:style-name="ce16">
            <text:p>14</text:p>
          </table:table-cell>
          <table:table-cell office:value-type="float" office:value="100.4" table:style-name="ce17">
            <text:p>100,4</text:p>
          </table:table-cell>
          <table:table-cell office:value-type="float" office:value="13" table:style-name="ce16">
            <text:p>1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45</text:p>
          </table:table-cell>
          <table:table-cell office:value-type="string" table:style-name="ce15">
            <text:p>L034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Desporto, Condição Física e Saúde</text:p>
          </table:table-cell>
          <table:table-cell office:value-type="string" table:style-name="ce15">
            <text:p>L1</text:p>
          </table:table-cell>
          <table:table-cell office:value-type="float" office:value="75" table:style-name="ce16">
            <text:p>75</text:p>
          </table:table-cell>
          <table:table-cell office:value-type="float" office:value="76" table:style-name="ce16">
            <text:p>76</text:p>
          </table:table-cell>
          <table:table-cell office:value-type="float" office:value="111.6" table:style-name="ce17">
            <text:p>11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1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4" table:style-name="ce16">
            <text:p>34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1.8" table:style-name="ce17">
            <text:p>11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1</text:p>
          </table:table-cell>
          <table:table-cell office:value-type="string" table:style-name="ce15">
            <text:p>9631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Animação e Intervenção Sociocultural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4" table:style-name="ce16">
            <text:p>34</text:p>
          </table:table-cell>
          <table:table-cell office:value-type="float" office:value="105.2" table:style-name="ce17">
            <text:p>105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1</text:p>
          </table:table-cell>
          <table:table-cell office:value-type="string" table:style-name="ce15">
            <text:p>963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Tradução e Interpretação de Língua Gestual Portugues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2" table:style-name="ce16">
            <text:p>12</text:p>
          </table:table-cell>
          <table:table-cell office:value-type="float" office:value="105.2" table:style-name="ce17">
            <text:p>105,2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14.8" table:style-name="ce17">
            <text:p>11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8515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s de Ener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0" table:style-name="ce16">
            <text:p>20</text:p>
          </table:table-cell>
          <table:table-cell office:value-type="float" office:value="103.5" table:style-name="ce17">
            <text:p>103,5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909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de Automação, Controlo e Instrumenta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1" table:style-name="ce16">
            <text:p>1</text:p>
          </table:table-cell>
          <table:table-cell office:value-type="float" office:value="118.8" table:style-name="ce17">
            <text:p>118,8</text:p>
          </table:table-cell>
          <table:table-cell office:value-type="float" office:value="39" table:style-name="ce16">
            <text:p>3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6" table:style-name="ce16">
            <text:p>6</text:p>
          </table:table-cell>
          <table:table-cell office:value-type="float" office:value="120.5" table:style-name="ce17">
            <text:p>120,5</text:p>
          </table:table-cell>
          <table:table-cell office:value-type="float" office:value="48" table:style-name="ce16">
            <text:p>4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6" table:style-name="ce16">
            <text:p>66</text:p>
          </table:table-cell>
          <table:table-cell office:value-type="float" office:value="67" table:style-name="ce16">
            <text:p>67</text:p>
          </table:table-cell>
          <table:table-cell office:value-type="float" office:value="129.30000000000001" table:style-name="ce17">
            <text:p>129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12" table:style-name="ce16">
            <text:p>12</text:p>
          </table:table-cell>
          <table:table-cell office:value-type="float" office:value="120.4" table:style-name="ce17">
            <text:p>120,4</text:p>
          </table:table-cell>
          <table:table-cell office:value-type="float" office:value="42" table:style-name="ce16">
            <text:p>4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986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 e Gestão Industrial (regime noturno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1" table:style-name="ce16">
            <text:p>1</text:p>
          </table:table-cell>
          <table:table-cell office:value-type="float" office:value="107.5" table:style-name="ce17">
            <text:p>107,5</text:p>
          </table:table-cell>
          <table:table-cell office:value-type="float" office:value="39" table:style-name="ce16">
            <text:p>3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L069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 Biomédica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50" table:style-name="ce16">
            <text:p>50</text:p>
          </table:table-cell>
          <table:table-cell office:value-type="float" office:value="114.9" table:style-name="ce17">
            <text:p>114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2</text:p>
          </table:table-cell>
          <table:table-cell office:value-type="string" table:style-name="ce15">
            <text:p>L124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s do Ambiente e do Mar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7" table:style-name="ce16">
            <text:p>7</text:p>
          </table:table-cell>
          <table:table-cell office:value-type="float" office:value="108.7" table:style-name="ce17">
            <text:p>108,7</text:p>
          </table:table-cell>
          <table:table-cell office:value-type="float" office:value="28" table:style-name="ce16">
            <text:p>2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8111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Recursos Humanos (regime pós-laboral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39" table:style-name="ce16">
            <text:p>39</text:p>
          </table:table-cell>
          <table:table-cell office:value-type="float" office:value="100" table:style-name="ce17">
            <text:p>100,0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35.9" table:style-name="ce17">
            <text:p>135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8" table:style-name="ce16">
            <text:p>58</text:p>
          </table:table-cell>
          <table:table-cell office:value-type="float" office:value="132.6" table:style-name="ce17">
            <text:p>132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9627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Contabilidade e Finanças</text:p>
          </table:table-cell>
          <table:table-cell office:value-type="string" table:style-name="ce15">
            <text:p>L1</text:p>
          </table:table-cell>
          <table:table-cell office:value-type="float" office:value="75" table:style-name="ce16">
            <text:p>75</text:p>
          </table:table-cell>
          <table:table-cell office:value-type="float" office:value="75" table:style-name="ce16">
            <text:p>75</text:p>
          </table:table-cell>
          <table:table-cell office:value-type="float" office:value="127.3" table:style-name="ce17">
            <text:p>127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9628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Contabilidade e Finanças (regime noturno)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20" table:style-name="ce16">
            <text:p>20</text:p>
          </table:table-cell>
          <table:table-cell office:value-type="float" office:value="102.5" table:style-name="ce17">
            <text:p>102,5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9629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a Distribuição e da Logíst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9630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Sistemas de Informa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25.9" table:style-name="ce17">
            <text:p>125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3</text:p>
          </table:table-cell>
          <table:table-cell office:value-type="string" table:style-name="ce15">
            <text:p>9993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a Distribuição e da Logística (regime pós-laboral)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23" table:style-name="ce16">
            <text:p>23</text:p>
          </table:table-cell>
          <table:table-cell office:value-type="float" office:value="104.8" table:style-name="ce17">
            <text:p>104,8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4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5" table:style-name="ce16">
            <text:p>35</text:p>
          </table:table-cell>
          <table:table-cell office:value-type="float" office:value="112.3" table:style-name="ce17">
            <text:p>112,3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4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4</text:p>
          </table:table-cell>
          <table:table-cell office:value-type="string" table:style-name="ce15">
            <text:p>9090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Engenharia Civil (regime noturno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4</text:p>
          </table:table-cell>
          <table:table-cell office:value-type="string" table:style-name="ce15">
            <text:p>9687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Bioinformát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0" table:style-name="ce16">
            <text:p>10</text:p>
          </table:table-cell>
          <table:table-cell office:value-type="float" office:value="106.1" table:style-name="ce17">
            <text:p>106,1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4</text:p>
          </table:table-cell>
          <table:table-cell office:value-type="string" table:style-name="ce15">
            <text:p>L100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Tecnologias do Petróle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0" table:style-name="ce16">
            <text:p>3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132.4" table:style-name="ce17">
            <text:p>132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5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45" table:style-name="ce16">
            <text:p>45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5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3" table:style-name="ce16">
            <text:p>23</text:p>
          </table:table-cell>
          <table:table-cell office:value-type="float" office:value="107" table:style-name="ce17">
            <text:p>107,0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55</text:p>
          </table:table-cell>
          <table:table-cell office:value-type="string" table:style-name="ce15">
            <text:p>L16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Acupuntur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5" table:style-name="ce16">
            <text:p>5</text:p>
          </table:table-cell>
          <table:table-cell office:value-type="float" office:value="129.6" table:style-name="ce17">
            <text:p>129,6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1</text:p>
          </table:table-cell>
          <table:table-cell office:value-type="string" table:style-name="ce15">
            <text:p>8155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Ciências e Tecnologias do Ambiente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4" table:style-name="ce16">
            <text:p>4</text:p>
          </table:table-cell>
          <table:table-cell office:value-type="float" office:value="111.6" table:style-name="ce17">
            <text:p>111,6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5" table:style-name="ce16">
            <text:p>5</text:p>
          </table:table-cell>
          <table:table-cell office:value-type="float" office:value="126.9" table:style-name="ce17">
            <text:p>126,9</text:p>
          </table:table-cell>
          <table:table-cell office:value-type="float" office:value="30" table:style-name="ce16">
            <text:p>3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1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14" table:style-name="ce16">
            <text:p>14</text:p>
          </table:table-cell>
          <table:table-cell office:value-type="float" office:value="108.1" table:style-name="ce17">
            <text:p>108,1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27" table:style-name="ce16">
            <text:p>27</text:p>
          </table:table-cell>
          <table:table-cell office:value-type="float" office:value="116.9" table:style-name="ce17">
            <text:p>116,9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2</text:p>
          </table:table-cell>
          <table:table-cell office:value-type="string" table:style-name="ce15">
            <text:p>9473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Educação Social Gerontológic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8" table:style-name="ce16">
            <text:p>18</text:p>
          </table:table-cell>
          <table:table-cell office:value-type="float" office:value="113.1" table:style-name="ce17">
            <text:p>113,1</text:p>
          </table:table-cell>
          <table:table-cell office:value-type="float" office:value="9" table:style-name="ce16">
            <text:p>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51" table:style-name="ce16">
            <text:p>51</text:p>
          </table:table-cell>
          <table:table-cell office:value-type="float" office:value="52" table:style-name="ce16">
            <text:p>52</text:p>
          </table:table-cell>
          <table:table-cell office:value-type="float" office:value="120.2" table:style-name="ce17">
            <text:p>120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2</text:p>
          </table:table-cell>
          <table:table-cell office:value-type="string" table:style-name="ce15">
            <text:p>L122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Artes Plásticas e Tecnologias Artística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3" table:style-name="ce16">
            <text:p>13</text:p>
          </table:table-cell>
          <table:table-cell office:value-type="float" office:value="121" table:style-name="ce17">
            <text:p>121,0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8114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Turismo (regime pós-laboral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1.3" table:style-name="ce17">
            <text:p>121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840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a Computação Gráfica e Multimédi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9" table:style-name="ce16">
            <text:p>19</text:p>
          </table:table-cell>
          <table:table-cell office:value-type="float" office:value="110.3" table:style-name="ce17">
            <text:p>110,3</text:p>
          </table:table-cell>
          <table:table-cell office:value-type="float" office:value="9" table:style-name="ce16">
            <text:p>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29" table:style-name="ce16">
            <text:p>2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26.8" table:style-name="ce17">
            <text:p>126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18" table:style-name="ce16">
            <text:p>18</text:p>
          </table:table-cell>
          <table:table-cell office:value-type="float" office:value="113.3" table:style-name="ce17">
            <text:p>113,3</text:p>
          </table:table-cell>
          <table:table-cell office:value-type="float" office:value="16" table:style-name="ce16">
            <text:p>1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15" table:style-name="ce16">
            <text:p>15</text:p>
          </table:table-cell>
          <table:table-cell office:value-type="float" office:value="117.8" table:style-name="ce17">
            <text:p>117,8</text:p>
          </table:table-cell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36.4" table:style-name="ce17">
            <text:p>136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72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Design de Ambient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9" table:style-name="ce16">
            <text:p>9</text:p>
          </table:table-cell>
          <table:table-cell office:value-type="float" office:value="109.7" table:style-name="ce17">
            <text:p>109,7</text:p>
          </table:table-cell>
          <table:table-cell office:value-type="float" office:value="21" table:style-name="ce16">
            <text:p>2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72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Design do Produto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9" table:style-name="ce16">
            <text:p>39</text:p>
          </table:table-cell>
          <table:table-cell office:value-type="float" office:value="117.2" table:style-name="ce17">
            <text:p>11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74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Civil e do Ambien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751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Mecatró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4" table:style-name="ce16">
            <text:p>4</text:p>
          </table:table-cell>
          <table:table-cell office:value-type="float" office:value="122.7" table:style-name="ce17">
            <text:p>122,7</text:p>
          </table:table-cell>
          <table:table-cell office:value-type="float" office:value="26" table:style-name="ce16">
            <text:p>2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985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e Sistemas de Energias Renováve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3</text:p>
          </table:table-cell>
          <table:table-cell office:value-type="string" table:style-name="ce15">
            <text:p>L15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e Redes e Sistemas de Computador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8" table:style-name="ce16">
            <text:p>18</text:p>
          </table:table-cell>
          <table:table-cell office:value-type="float" office:value="112.6" table:style-name="ce17">
            <text:p>112,6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4</text:p>
          </table:table-cell>
          <table:table-cell office:value-type="string" table:style-name="ce15">
            <text:p>8464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Gestão da Distribuição e Logíst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8" table:style-name="ce16">
            <text:p>8</text:p>
          </table:table-cell>
          <table:table-cell office:value-type="float" office:value="104.8" table:style-name="ce17">
            <text:p>104,8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4</text:p>
          </table:table-cell>
          <table:table-cell office:value-type="string" table:style-name="ce15">
            <text:p>8516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Organização e Gestão Empresaria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22.1" table:style-name="ce17">
            <text:p>122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4</text:p>
          </table:table-cell>
          <table:table-cell office:value-type="string" table:style-name="ce15">
            <text:p>9498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Contabilidade e Fiscalidade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11" table:style-name="ce16">
            <text:p>11</text:p>
          </table:table-cell>
          <table:table-cell office:value-type="float" office:value="100.8" table:style-name="ce17">
            <text:p>100,8</text:p>
          </table:table-cell>
          <table:table-cell office:value-type="float" office:value="11" table:style-name="ce16">
            <text:p>1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4</text:p>
          </table:table-cell>
          <table:table-cell office:value-type="string" table:style-name="ce15">
            <text:p>9664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Marketing e Comunicação Empresaria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0.69999999999999" table:style-name="ce17">
            <text:p>130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65</text:p>
          </table:table-cell>
          <table:table-cell office:value-type="string" table:style-name="ce15">
            <text:p>9731</text:p>
          </table:table-cell>
          <table:table-cell office:value-type="string" table:style-name="ce15">
            <text:p>Instituto Politécnico de Viana do Castelo - Escola Superior de Desporto e Lazer</text:p>
          </table:table-cell>
          <table:table-cell office:value-type="string" table:style-name="ce15">
            <text:p>Desporto e Lazer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07.9" table:style-name="ce17">
            <text:p>107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1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63" table:style-name="ce16">
            <text:p>63</text:p>
          </table:table-cell>
          <table:table-cell office:value-type="float" office:value="63" table:style-name="ce16">
            <text:p>63</text:p>
          </table:table-cell>
          <table:table-cell office:value-type="float" office:value="119.6" table:style-name="ce17">
            <text:p>119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59" table:style-name="ce16">
            <text:p>59</text:p>
          </table:table-cell>
          <table:table-cell office:value-type="float" office:value="52" table:style-name="ce16">
            <text:p>52</text:p>
          </table:table-cell>
          <table:table-cell office:value-type="float" office:value="104.8" table:style-name="ce17">
            <text:p>104,8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1</text:p>
          </table:table-cell>
          <table:table-cell office:value-type="string" table:style-name="ce15">
            <text:p>9347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Artes Plásticas e Multimédi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3" table:style-name="ce16">
            <text:p>33</text:p>
          </table:table-cell>
          <table:table-cell office:value-type="float" office:value="125.1" table:style-name="ce17">
            <text:p>125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1</text:p>
          </table:table-cell>
          <table:table-cell office:value-type="string" table:style-name="ce15">
            <text:p>9850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Desporto e Atividade Fís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0" table:style-name="ce16">
            <text:p>30</text:p>
          </table:table-cell>
          <table:table-cell office:value-type="float" office:value="104.8" table:style-name="ce17">
            <text:p>104,8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1</text:p>
          </table:table-cell>
          <table:table-cell office:value-type="string" table:style-name="ce15">
            <text:p>9930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Publicidade e Relações Públicas</text:p>
          </table:table-cell>
          <table:table-cell office:value-type="string" table:style-name="ce15">
            <text:p>L1</text:p>
          </table:table-cell>
          <table:table-cell office:value-type="float" office:value="68" table:style-name="ce16">
            <text:p>68</text:p>
          </table:table-cell>
          <table:table-cell office:value-type="float" office:value="68" table:style-name="ce16">
            <text:p>68</text:p>
          </table:table-cell>
          <table:table-cell office:value-type="float" office:value="118.3" table:style-name="ce17">
            <text:p>118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1</text:p>
          </table:table-cell>
          <table:table-cell office:value-type="string" table:style-name="ce15">
            <text:p>L15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Artes da Performance Cultural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6" table:style-name="ce16">
            <text:p>6</text:p>
          </table:table-cell>
          <table:table-cell office:value-type="float" office:value="105.9" table:style-name="ce17">
            <text:p>105,9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8296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Industria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6" table:style-name="ce16">
            <text:p>6</text:p>
          </table:table-cell>
          <table:table-cell office:value-type="float" office:value="108.7" table:style-name="ce17">
            <text:p>108,7</text:p>
          </table:table-cell>
          <table:table-cell office:value-type="float" office:value="29" table:style-name="ce16">
            <text:p>2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8517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ecnologia e Design de Mobiliári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" table:style-name="ce16">
            <text:p>4</text:p>
          </table:table-cell>
          <table:table-cell office:value-type="float" office:value="130.4" table:style-name="ce17">
            <text:p>130,4</text:p>
          </table:table-cell>
          <table:table-cell office:value-type="float" office:value="36" table:style-name="ce16">
            <text:p>3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14.7" table:style-name="ce17">
            <text:p>114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44" table:style-name="ce16">
            <text:p>4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3" table:style-name="ce16">
            <text:p>3</text:p>
          </table:table-cell>
          <table:table-cell office:value-type="float" office:value="118" table:style-name="ce17">
            <text:p>118,0</text:p>
          </table:table-cell>
          <table:table-cell office:value-type="float" office:value="33" table:style-name="ce16">
            <text:p>3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6" table:style-name="ce16">
            <text:p>6</text:p>
          </table:table-cell>
          <table:table-cell office:value-type="float" office:value="116.4" table:style-name="ce17">
            <text:p>116,4</text:p>
          </table:table-cell>
          <table:table-cell office:value-type="float" office:value="39" table:style-name="ce16">
            <text:p>3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6" table:style-name="ce16">
            <text:p>66</text:p>
          </table:table-cell>
          <table:table-cell office:value-type="float" office:value="66" table:style-name="ce16">
            <text:p>66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17" table:style-name="ce16">
            <text:p>17</text:p>
          </table:table-cell>
          <table:table-cell office:value-type="float" office:value="112.8" table:style-name="ce17">
            <text:p>112,8</text:p>
          </table:table-cell>
          <table:table-cell office:value-type="float" office:value="28" table:style-name="ce16">
            <text:p>2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42" table:style-name="ce16">
            <text:p>42</text:p>
          </table:table-cell>
          <table:table-cell office:value-type="float" office:value="117.2" table:style-name="ce17">
            <text:p>11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25.5" table:style-name="ce17">
            <text:p>125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491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ecnologias e Design de Multiméd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0" table:style-name="ce16">
            <text:p>30</text:p>
          </table:table-cell>
          <table:table-cell office:value-type="float" office:value="102.2" table:style-name="ce17">
            <text:p>102,2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2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8" table:style-name="ce16">
            <text:p>8</text:p>
          </table:table-cell>
          <table:table-cell office:value-type="float" office:value="105.4" table:style-name="ce17">
            <text:p>105,4</text:p>
          </table:table-cell>
          <table:table-cell office:value-type="float" office:value="27" table:style-name="ce16">
            <text:p>2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5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8" table:style-name="ce16">
            <text:p>38</text:p>
          </table:table-cell>
          <table:table-cell office:value-type="float" office:value="102.2" table:style-name="ce17">
            <text:p>102,2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5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" table:style-name="ce16">
            <text:p>2</text:p>
          </table:table-cell>
          <table:table-cell office:value-type="float" office:value="121.8" table:style-name="ce17">
            <text:p>121,8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5</text:p>
          </table:table-cell>
          <table:table-cell office:value-type="string" table:style-name="ce15">
            <text:p>9818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Ciência e Tecnologia Anim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5</text:p>
          </table:table-cell>
          <table:table-cell office:value-type="string" table:style-name="ce15">
            <text:p>L025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Qualidade Alimentar e Nutriç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3" table:style-name="ce16">
            <text:p>3</text:p>
          </table:table-cell>
          <table:table-cell office:value-type="float" office:value="134.30000000000001" table:style-name="ce17">
            <text:p>134,3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6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7" table:style-name="ce16">
            <text:p>2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6</text:p>
          </table:table-cell>
          <table:table-cell office:value-type="string" table:style-name="ce15">
            <text:p>9061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Contabilidade e Auditor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0" table:style-name="ce16">
            <text:p>10</text:p>
          </table:table-cell>
          <table:table-cell office:value-type="float" office:value="108.7" table:style-name="ce17">
            <text:p>108,7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6</text:p>
          </table:table-cell>
          <table:table-cell office:value-type="string" table:style-name="ce15">
            <text:p>9122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Engenharia Informática e Telecomunicaçõe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16">
            <text:p>5</text:p>
          </table:table-cell>
          <table:table-cell office:value-type="float" office:value="111.7" table:style-name="ce17">
            <text:p>111,7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6</text:p>
          </table:table-cell>
          <table:table-cell office:value-type="string" table:style-name="ce15">
            <text:p>9168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Gestão e Informát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4" table:style-name="ce16">
            <text:p>4</text:p>
          </table:table-cell>
          <table:table-cell office:value-type="float" office:value="104" table:style-name="ce17">
            <text:p>104,0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6</text:p>
          </table:table-cell>
          <table:table-cell office:value-type="string" table:style-name="ce15">
            <text:p>9179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Gestão Turística, Cultural e Patrimonial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5" table:style-name="ce16">
            <text:p>15</text:p>
          </table:table-cell>
          <table:table-cell office:value-type="float" office:value="96.8" table:style-name="ce17">
            <text:p>96,8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6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6" table:style-name="ce16">
            <text:p>26</text:p>
          </table:table-cell>
          <table:table-cell office:value-type="float" office:value="105.4" table:style-name="ce17">
            <text:p>105,4</text:p>
          </table:table-cell>
          <table:table-cell office:value-type="float" office:value="4" table:style-name="ce16">
            <text:p>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186</text:p>
          </table:table-cell>
          <table:table-cell office:value-type="string" table:style-name="ce15">
            <text:p>L116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cretariado de Administra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14" table:style-name="ce16">
            <text:p>14</text:p>
          </table:table-cell>
          <table:table-cell office:value-type="float" office:value="106.8" table:style-name="ce17">
            <text:p>106,8</text:p>
          </table:table-cell>
          <table:table-cell office:value-type="float" office:value="26" table:style-name="ce16">
            <text:p>2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3" table:style-name="ce16">
            <text:p>3</text:p>
          </table:table-cell>
          <table:table-cell office:value-type="float" office:value="122.8" table:style-name="ce17">
            <text:p>122,8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1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31" table:style-name="ce16">
            <text:p>31</text:p>
          </table:table-cell>
          <table:table-cell office:value-type="float" office:value="103.8" table:style-name="ce17">
            <text:p>103,8</text:p>
          </table:table-cell>
          <table:table-cell office:value-type="float" office:value="17" table:style-name="ce16">
            <text:p>1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1</text:p>
          </table:table-cell>
          <table:table-cell office:value-type="string" table:style-name="ce15">
            <text:p>9640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de Recursos Humanos e Comportamento Organizacional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26" table:style-name="ce16">
            <text:p>26</text:p>
          </table:table-cell>
          <table:table-cell office:value-type="float" office:value="107.1" table:style-name="ce17">
            <text:p>107,1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1</text:p>
          </table:table-cell>
          <table:table-cell office:value-type="string" table:style-name="ce15">
            <text:p>9641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Turística e Cultural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9" table:style-name="ce16">
            <text:p>9</text:p>
          </table:table-cell>
          <table:table-cell office:value-type="float" office:value="102.8" table:style-name="ce17">
            <text:p>102,8</text:p>
          </table:table-cell>
          <table:table-cell office:value-type="float" office:value="18" table:style-name="ce16">
            <text:p>1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30" table:style-name="ce16">
            <text:p>30</text:p>
          </table:table-cell>
          <table:table-cell office:value-type="float" office:value="110" table:style-name="ce17">
            <text:p>110,0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2</text:p>
          </table:table-cell>
          <table:table-cell office:value-type="string" table:style-name="ce15">
            <text:p>9184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Química e Bioquímic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2" table:style-name="ce16">
            <text:p>2</text:p>
          </table:table-cell>
          <table:table-cell office:value-type="float" office:value="130.9" table:style-name="ce17">
            <text:p>130,9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2</text:p>
          </table:table-cell>
          <table:table-cell office:value-type="string" table:style-name="ce15">
            <text:p>9380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Conservação e Restaur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0" table:style-name="ce16">
            <text:p>10</text:p>
          </table:table-cell>
          <table:table-cell office:value-type="float" office:value="116.5" table:style-name="ce17">
            <text:p>116,5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2</text:p>
          </table:table-cell>
          <table:table-cell office:value-type="string" table:style-name="ce15">
            <text:p>9644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Design e Tecnologia das Artes Gráficas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16" table:style-name="ce16">
            <text:p>16</text:p>
          </table:table-cell>
          <table:table-cell office:value-type="float" office:value="114.6" table:style-name="ce17">
            <text:p>114,6</text:p>
          </table:table-cell>
          <table:table-cell office:value-type="float" office:value="29" table:style-name="ce16">
            <text:p>2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2</text:p>
          </table:table-cell>
          <table:table-cell office:value-type="string" table:style-name="ce15">
            <text:p>9645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Fotograf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5" table:style-name="ce16">
            <text:p>15</text:p>
          </table:table-cell>
          <table:table-cell office:value-type="float" office:value="109.7" table:style-name="ce17">
            <text:p>109,7</text:p>
          </table:table-cell>
          <table:table-cell office:value-type="float" office:value="15" table:style-name="ce16">
            <text:p>1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2</text:p>
          </table:table-cell>
          <table:table-cell office:value-type="string" table:style-name="ce15">
            <text:p>L106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Construção e Reabilitaçã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3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30" table:style-name="ce16">
            <text:p>30</text:p>
          </table:table-cell>
          <table:table-cell office:value-type="float" office:value="106.2" table:style-name="ce17">
            <text:p>106,2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1" table:style-name="ce16">
            <text:p>1</text:p>
          </table:table-cell>
          <table:table-cell office:value-type="float" office:value="123.7" table:style-name="ce17">
            <text:p>123,7</text:p>
          </table:table-cell>
          <table:table-cell office:value-type="float" office:value="26" table:style-name="ce16">
            <text:p>2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3</text:p>
          </table:table-cell>
          <table:table-cell office:value-type="string" table:style-name="ce15">
            <text:p>9932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Vídeo e Cinema Document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2" table:style-name="ce16">
            <text:p>12</text:p>
          </table:table-cell>
          <table:table-cell office:value-type="float" office:value="114.8" table:style-name="ce17">
            <text:p>114,8</text:p>
          </table:table-cell>
          <table:table-cell office:value-type="float" office:value="8" table:style-name="ce16">
            <text:p>8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243</text:p>
          </table:table-cell>
          <table:table-cell office:value-type="string" table:style-name="ce15">
            <text:p>L143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Informática e Tecnologias Multimédia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32" table:style-name="ce16">
            <text:p>3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331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44" table:style-name="ce16">
            <text:p>44</text:p>
          </table:table-cell>
          <table:table-cell office:value-type="float" office:value="127.9" table:style-name="ce17">
            <text:p>127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331</text:p>
          </table:table-cell>
          <table:table-cell office:value-type="string" table:style-name="ce15">
            <text:p>9213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Multimédi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157.19999999999999" table:style-name="ce17">
            <text:p>157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331</text:p>
          </table:table-cell>
          <table:table-cell office:value-type="string" table:style-name="ce15">
            <text:p>9244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Tecnologia da Comunicação Audiovisual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7" table:style-name="ce16">
            <text:p>27</text:p>
          </table:table-cell>
          <table:table-cell office:value-type="float" office:value="139.6" table:style-name="ce17">
            <text:p>139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3331</text:p>
          </table:table-cell>
          <table:table-cell office:value-type="string" table:style-name="ce15">
            <text:p>L071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Tecnologias e Sistemas de Informação para a Web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4.9" table:style-name="ce17">
            <text:p>124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5402</text:p>
          </table:table-cell>
          <table:table-cell office:value-type="string" table:style-name="ce15">
            <text:p>9007</text:p>
          </table:table-cell>
          <table:table-cell office:value-type="string" table:style-name="ce15">
            <text:p>Universidade do Porto - Faculdade de Belas-Artes</text:p>
          </table:table-cell>
          <table:table-cell office:value-type="string" table:style-name="ce15">
            <text:p>Artes Plásticas</text:p>
          </table:table-cell>
          <table:table-cell office:value-type="string" table:style-name="ce15">
            <text:p>L1</text:p>
          </table:table-cell>
          <table:table-cell office:value-type="float" office:value="90" table:style-name="ce16">
            <text:p>90</text:p>
          </table:table-cell>
          <table:table-cell office:value-type="float" office:value="90" table:style-name="ce16">
            <text:p>90</text:p>
          </table:table-cell>
          <table:table-cell office:value-type="float" office:value="160" table:style-name="ce17">
            <text:p>16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540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o Porto - Faculdade de Belas-Artes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69.5" table:style-name="ce17">
            <text:p>16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802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Finanças e Contabilidade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54.5" table:style-name="ce17">
            <text:p>15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6" table:style-name="ce16">
            <text:p>36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8366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Informática e 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62" table:style-name="ce17">
            <text:p>162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098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00" table:style-name="ce16">
            <text:p>200</text:p>
          </table:table-cell>
          <table:table-cell office:value-type="float" office:value="200" table:style-name="ce16">
            <text:p>200</text:p>
          </table:table-cell>
          <table:table-cell office:value-type="float" office:value="164.8" table:style-name="ce17">
            <text:p>16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156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de Marketing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57.5" table:style-name="ce17">
            <text:p>15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61" table:style-name="ce17">
            <text:p>16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18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Informática e Gestão de Empresas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72" table:style-name="ce16">
            <text:p>72</text:p>
          </table:table-cell>
          <table:table-cell office:value-type="float" office:value="73" table:style-name="ce16">
            <text:p>73</text:p>
          </table:table-cell>
          <table:table-cell office:value-type="float" office:value="156.5" table:style-name="ce17">
            <text:p>15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58" table:style-name="ce17">
            <text:p>15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992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História Moderna e Contemporâne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6800</text:p>
          </table:table-cell>
          <table:table-cell office:value-type="string" table:style-name="ce15">
            <text:p>L030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Industrial e Logístic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01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e Coimbr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20" table:style-name="ce16">
            <text:p>320</text:p>
          </table:table-cell>
          <table:table-cell office:value-type="float" office:value="325" table:style-name="ce16">
            <text:p>325</text:p>
          </table:table-cell>
          <table:table-cell office:value-type="float" office:value="131.4" table:style-name="ce17">
            <text:p>131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02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e Lisbo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00" table:style-name="ce16">
            <text:p>300</text:p>
          </table:table-cell>
          <table:table-cell office:value-type="float" office:value="301" table:style-name="ce16">
            <text:p>301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0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o Port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270" table:style-name="ce16">
            <text:p>270</text:p>
          </table:table-cell>
          <table:table-cell office:value-type="float" office:value="270" table:style-name="ce16">
            <text:p>270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05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e Beja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3" table:style-name="ce16">
            <text:p>3</text:p>
          </table:table-cell>
          <table:table-cell office:value-type="float" office:value="132.6" table:style-name="ce17">
            <text:p>132,6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0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Bej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20.4" table:style-name="ce17">
            <text:p>120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1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 Minho - Escola Superior de Enfermagem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1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9" table:style-name="ce16">
            <text:p>9</text:p>
          </table:table-cell>
          <table:table-cell office:value-type="float" office:value="106.5" table:style-name="ce17">
            <text:p>106,5</text:p>
          </table:table-cell>
          <table:table-cell office:value-type="float" office:value="27" table:style-name="ce16">
            <text:p>2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1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2" table:style-name="ce16">
            <text:p>52</text:p>
          </table:table-cell>
          <table:table-cell office:value-type="float" office:value="125.7" table:style-name="ce17">
            <text:p>125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15</text:p>
          </table:table-cell>
          <table:table-cell office:value-type="string" table:style-name="ce15">
            <text:p>9501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Enfermagem (entrada no 2.º semestre)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3" table:style-name="ce16">
            <text:p>3</text:p>
          </table:table-cell>
          <table:table-cell office:value-type="float" office:value="112.7" table:style-name="ce17">
            <text:p>112,7</text:p>
          </table:table-cell>
          <table:table-cell office:value-type="float" office:value="42" table:style-name="ce16">
            <text:p>4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15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9" table:style-name="ce16">
            <text:p>9</text:p>
          </table:table-cell>
          <table:table-cell office:value-type="float" office:value="95" table:style-name="ce17">
            <text:p>95,0</text:p>
          </table:table-cell>
          <table:table-cell office:value-type="float" office:value="36" table:style-name="ce16">
            <text:p>3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15</text:p>
          </table:table-cell>
          <table:table-cell office:value-type="string" table:style-name="ce15">
            <text:p>9833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Gerontolog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15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12" table:style-name="ce16">
            <text:p>12</text:p>
          </table:table-cell>
          <table:table-cell office:value-type="float" office:value="108.1" table:style-name="ce17">
            <text:p>108,1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2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14.8" table:style-name="ce17">
            <text:p>114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2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42.1" table:style-name="ce17">
            <text:p>142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2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14" table:style-name="ce16">
            <text:p>14</text:p>
          </table:table-cell>
          <table:table-cell office:value-type="float" office:value="108.7" table:style-name="ce17">
            <text:p>108,7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2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8" table:style-name="ce16">
            <text:p>28</text:p>
          </table:table-cell>
          <table:table-cell office:value-type="float" office:value="123.7" table:style-name="ce17">
            <text:p>123,7</text:p>
          </table:table-cell>
          <table:table-cell office:value-type="float" office:value="2" table:style-name="ce16">
            <text:p>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2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3" table:style-name="ce16">
            <text:p>23</text:p>
          </table:table-cell>
          <table:table-cell office:value-type="float" office:value="112.6" table:style-name="ce17">
            <text:p>112,6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3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Évora - Escola Superior de Enfermagem de São João de Deus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25.2" table:style-name="ce17">
            <text:p>125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3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5.7" table:style-name="ce17">
            <text:p>115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35</text:p>
          </table:table-cell>
          <table:table-cell office:value-type="string" table:style-name="ce15">
            <text:p>8152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Ortoprotesi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4" table:style-name="ce16">
            <text:p>4</text:p>
          </table:table-cell>
          <table:table-cell office:value-type="float" office:value="135.1" table:style-name="ce17">
            <text:p>135,1</text:p>
          </table:table-cell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3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33" table:style-name="ce16">
            <text:p>33</text:p>
          </table:table-cell>
          <table:table-cell office:value-type="float" office:value="130.30000000000001" table:style-name="ce17">
            <text:p>130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35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16">
            <text:p>15</text:p>
          </table:table-cell>
          <table:table-cell office:value-type="float" office:value="113" table:style-name="ce17">
            <text:p>113,0</text:p>
          </table:table-cell>
          <table:table-cell office:value-type="float" office:value="10" table:style-name="ce16">
            <text:p>1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35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9" table:style-name="ce16">
            <text:p>19</text:p>
          </table:table-cell>
          <table:table-cell office:value-type="float" office:value="108.3" table:style-name="ce17">
            <text:p>108,3</text:p>
          </table:table-cell>
          <table:table-cell office:value-type="float" office:value="6" table:style-name="ce16">
            <text:p>6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35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11.6" table:style-name="ce17">
            <text:p>111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a Guarda - Escola Superior de Saúde da Guard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2" table:style-name="ce16">
            <text:p>72</text:p>
          </table:table-cell>
          <table:table-cell office:value-type="float" office:value="105.4" table:style-name="ce17">
            <text:p>105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a Guarda - Escola Superior de Saúde da Guard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8" table:style-name="ce16">
            <text:p>8</text:p>
          </table:table-cell>
          <table:table-cell office:value-type="float" office:value="113.6" table:style-name="ce17">
            <text:p>113,6</text:p>
          </table:table-cell>
          <table:table-cell office:value-type="float" office:value="32" table:style-name="ce16">
            <text:p>3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5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28" table:style-name="ce16">
            <text:p>28</text:p>
          </table:table-cell>
          <table:table-cell office:value-type="float" office:value="107.5" table:style-name="ce17">
            <text:p>107,5</text:p>
          </table:table-cell>
          <table:table-cell office:value-type="float" office:value="7" table:style-name="ce16">
            <text:p>7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119.2" table:style-name="ce17">
            <text:p>11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6">
            <text:p>85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5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5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3" table:style-name="ce16">
            <text:p>13</text:p>
          </table:table-cell>
          <table:table-cell office:value-type="float" office:value="110" table:style-name="ce17">
            <text:p>110,0</text:p>
          </table:table-cell>
          <table:table-cell office:value-type="float" office:value="12" table:style-name="ce16">
            <text:p>1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45</text:p>
          </table:table-cell>
          <table:table-cell office:value-type="string" table:style-name="ce15">
            <text:p>L108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Ciências da Informação em Saúde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5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Portalegre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41" table:style-name="ce16">
            <text:p>41</text:p>
          </table:table-cell>
          <table:table-cell office:value-type="float" office:value="96" table:style-name="ce17">
            <text:p>96,0</text:p>
          </table:table-cell>
          <table:table-cell office:value-type="float" office:value="29" table:style-name="ce16">
            <text:p>29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55</text:p>
          </table:table-cell>
          <table:table-cell office:value-type="string" table:style-name="ce15">
            <text:p>9556</text:p>
          </table:table-cell>
          <table:table-cell office:value-type="string" table:style-name="ce15">
            <text:p>Instituto Politécnico de Portalegre - Escola Superior de Saúde</text:p>
          </table:table-cell>
          <table:table-cell office:value-type="string" table:style-name="ce15">
            <text:p>Higiene Or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6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Santarém - Escola Superior de Saúde de Santarém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1" table:style-name="ce16">
            <text:p>81</text:p>
          </table:table-cell>
          <table:table-cell office:value-type="float" office:value="119.2" table:style-name="ce17">
            <text:p>119,2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7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Viana do Castelo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70" table:style-name="ce16">
            <text:p>70</text:p>
          </table:table-cell>
          <table:table-cell office:value-type="float" office:value="70" table:style-name="ce16">
            <text:p>70</text:p>
          </table:table-cell>
          <table:table-cell office:value-type="float" office:value="129.5" table:style-name="ce17">
            <text:p>129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8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Trás-os-Montes e Alto Douro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6">
            <text:p>85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8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Viseu - Escola Superior de Saúde de Viseu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80" table:style-name="ce16">
            <text:p>80</text:p>
          </table:table-cell>
          <table:table-cell office:value-type="float" office:value="81" table:style-name="ce16">
            <text:p>81</text:p>
          </table:table-cell>
          <table:table-cell office:value-type="float" office:value="127.6" table:style-name="ce17">
            <text:p>127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92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s Açores - Escola Superior de Saúde - Angra do Heroísm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14" table:style-name="ce16">
            <text:p>14</text:p>
          </table:table-cell>
          <table:table-cell office:value-type="float" office:value="99.6" table:style-name="ce17">
            <text:p>99,6</text:p>
          </table:table-cell>
          <table:table-cell office:value-type="float" office:value="31" table:style-name="ce16">
            <text:p>3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09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s Açores - Escola Superior de Saúde - Ponta Delgad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13.7" table:style-name="ce17">
            <text:p>113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05</text:p>
          </table:table-cell>
          <table:table-cell office:value-type="string" table:style-name="ce15">
            <text:p>9745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Engenharia de Máquinas Marítimas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14" table:style-name="ce16">
            <text:p>14</text:p>
          </table:table-cell>
          <table:table-cell office:value-type="float" office:value="114.4" table:style-name="ce17">
            <text:p>114,4</text:p>
          </table:table-cell>
          <table:table-cell office:value-type="float" office:value="42" table:style-name="ce16">
            <text:p>4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05</text:p>
          </table:table-cell>
          <table:table-cell office:value-type="string" table:style-name="ce15">
            <text:p>9789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Pilotagem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30" table:style-name="ce16">
            <text:p>30</text:p>
          </table:table-cell>
          <table:table-cell office:value-type="float" office:value="143.9" table:style-name="ce17">
            <text:p>143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05</text:p>
          </table:table-cell>
          <table:table-cell office:value-type="string" table:style-name="ce15">
            <text:p>9924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Gestão de Transportes e Logística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8" table:style-name="ce16">
            <text:p>38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05</text:p>
          </table:table-cell>
          <table:table-cell office:value-type="string" table:style-name="ce15">
            <text:p>9926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Gestão Portuár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05</text:p>
          </table:table-cell>
          <table:table-cell office:value-type="string" table:style-name="ce15">
            <text:p>L118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Engenharia Eletrotécnica Marítim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6" table:style-name="ce16">
            <text:p>6</text:p>
          </table:table-cell>
          <table:table-cell office:value-type="float" office:value="113" table:style-name="ce17">
            <text:p>113,0</text:p>
          </table:table-cell>
          <table:table-cell office:value-type="float" office:value="24" table:style-name="ce16">
            <text:p>24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8011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Produção Alimentar em Restauração (regime pós-laboral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39" table:style-name="ce16">
            <text:p>39</text:p>
          </table:table-cell>
          <table:table-cell office:value-type="float" office:value="95" table:style-name="ce17">
            <text:p>95,0</text:p>
          </table:table-cell>
          <table:table-cell office:value-type="float" office:value="1" table:style-name="ce16">
            <text:p>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076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Direção e Gestão Hoteleir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52.4" table:style-name="ce17">
            <text:p>152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163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do Lazer e Animação Turístic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177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Turístic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50.4" table:style-name="ce17">
            <text:p>150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183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Informação Turíst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1" table:style-name="ce16">
            <text:p>51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217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Produção Alimentar em Restaura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875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Direção e Gestão Hoteleira (regime pós-laboral)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6" table:style-name="ce16">
            <text:p>56</text:p>
          </table:table-cell>
          <table:table-cell office:value-type="float" office:value="136.80000000000001" table:style-name="ce17">
            <text:p>136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995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do Lazer e Animação Turística (regime pós-laboral)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110</text:p>
          </table:table-cell>
          <table:table-cell office:value-type="string" table:style-name="ce15">
            <text:p>9996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Turística (regime pós-laboral)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6" table:style-name="ce16">
            <text:p>46</text:p>
          </table:table-cell>
          <table:table-cell office:value-type="float" office:value="136.6" table:style-name="ce17">
            <text:p>136,6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8141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Audiolog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0" table:style-name="ce16">
            <text:p>10</text:p>
          </table:table-cell>
          <table:table-cell office:value-type="float" office:value="96" table:style-name="ce17">
            <text:p>96,0</text:p>
          </table:table-cell>
          <table:table-cell office:value-type="float" office:value="20" table:style-name="ce16">
            <text:p>2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8" table:style-name="ce16">
            <text:p>38</text:p>
          </table:table-cell>
          <table:table-cell office:value-type="float" office:value="138.30000000000001" table:style-name="ce17">
            <text:p>138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39" table:style-name="ce16">
            <text:p>39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26.4" table:style-name="ce17">
            <text:p>126,4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7" table:style-name="ce16">
            <text:p>17</text:p>
          </table:table-cell>
          <table:table-cell office:value-type="float" office:value="103.5" table:style-name="ce17">
            <text:p>103,5</text:p>
          </table:table-cell>
          <table:table-cell office:value-type="float" office:value="11" table:style-name="ce16">
            <text:p>11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1.30000000000001" table:style-name="ce17">
            <text:p>131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5.69999999999999" table:style-name="ce17">
            <text:p>135,7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1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38.5" table:style-name="ce17">
            <text:p>138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47.5" table:style-name="ce17">
            <text:p>147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8152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Ortoprotes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114.9" table:style-name="ce17">
            <text:p>114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54.1" table:style-name="ce17">
            <text:p>154,1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18" table:style-name="ce16">
            <text:p>18</text:p>
          </table:table-cell>
          <table:table-cell office:value-type="float" office:value="116.7" table:style-name="ce17">
            <text:p>116,7</text:p>
          </table:table-cell>
          <table:table-cell office:value-type="float" office:value="22" table:style-name="ce16">
            <text:p>22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130.9" table:style-name="ce17">
            <text:p>130,9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38" table:style-name="ce17">
            <text:p>138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55" table:style-name="ce16">
            <text:p>55</text:p>
          </table:table-cell>
          <table:table-cell office:value-type="float" office:value="55" table:style-name="ce16">
            <text:p>55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20</text:p>
          </table:table-cell>
          <table:table-cell office:value-type="string" table:style-name="ce15">
            <text:p>L161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Ortóptica e Ciências da Visão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113.5" table:style-name="ce17">
            <text:p>113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6" table:style-name="ce16">
            <text:p>56</text:p>
          </table:table-cell>
          <table:table-cell office:value-type="float" office:value="121" table:style-name="ce17">
            <text:p>12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814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Audi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111.5" table:style-name="ce17">
            <text:p>111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8143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Ortópt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6" table:style-name="ce16">
            <text:p>56</text:p>
          </table:table-cell>
          <table:table-cell office:value-type="float" office:value="153.80000000000001" table:style-name="ce17">
            <text:p>153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56" table:style-name="ce16">
            <text:p>56</text:p>
          </table:table-cell>
          <table:table-cell office:value-type="float" office:value="56" table:style-name="ce16">
            <text:p>56</text:p>
          </table:table-cell>
          <table:table-cell office:value-type="float" office:value="133.30000000000001" table:style-name="ce17">
            <text:p>133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41" table:style-name="ce16">
            <text:p>41</text:p>
          </table:table-cell>
          <table:table-cell office:value-type="float" office:value="116.5" table:style-name="ce17">
            <text:p>116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114.5" table:style-name="ce17">
            <text:p>11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60" table:style-name="ce16">
            <text:p>60</text:p>
          </table:table-cell>
          <table:table-cell office:value-type="float" office:value="61" table:style-name="ce16">
            <text:p>61</text:p>
          </table:table-cell>
          <table:table-cell office:value-type="float" office:value="131" table:style-name="ce17">
            <text:p>131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45" table:style-name="ce16">
            <text:p>45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57" table:style-name="ce16">
            <text:p>57</text:p>
          </table:table-cell>
          <table:table-cell office:value-type="float" office:value="145.30000000000001" table:style-name="ce17">
            <text:p>145,3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L10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Biotecnologia Medicin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57" table:style-name="ce17">
            <text:p>157,0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6">
          <table:table-cell table:style-name="ce3"/>
          <table:table-cell office:value-type="string" table:style-name="ce15">
            <text:p>7230</text:p>
          </table:table-cell>
          <table:table-cell office:value-type="string" table:style-name="ce15">
            <text:p>L136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Osteopat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141.80000000000001" table:style-name="ce17">
            <text:p>141,8</text:p>
          </table:table-cell>
          <table:table-cell office:value-type="float" office:value="0" table:style-name="ce16">
            <text:p>0</text:p>
          </table:table-cell>
          <table:table-cell table:number-columns-repeated="16374" table:style-name="ce3"/>
        </table:table-row>
        <table:table-row table:style-name="ro5">
          <table:table-cell table:number-columns-repeated="16384"/>
        </table:table-row>
        <table:table-row table:style-name="ro5">
          <table:table-cell table:style-name="ce23"/>
          <table:table-cell table:number-columns-repeated="2" table:style-name="ce19"/>
          <table:table-cell table:style-name="ce20"/>
          <table:table-cell office:value-type="string" table:style-name="ce20">
            <text:p>TOTAL</text:p>
          </table:table-cell>
          <table:table-cell table:style-name="ce19"/>
          <table:table-cell office:value-type="float" office:value="50838" table:formula="msoxl:=SUM(G7:G1069)" table:style-name="ce21">
            <text:p>50838</text:p>
          </table:table-cell>
          <table:table-cell office:value-type="float" office:value="44914" table:formula="msoxl:=SUM(H7:H1069)" table:style-name="ce21">
            <text:p>44914</text:p>
          </table:table-cell>
          <table:table-cell table:style-name="ce22"/>
          <table:table-cell office:value-type="float" office:value="6225" table:formula="msoxl:=SUM(J7:J1069)" table:style-name="ce21">
            <text:p>6225</text:p>
          </table:table-cell>
          <table:table-cell table:number-columns-repeated="16374" table:style-name="ce23"/>
        </table:table-row>
        <table:table-row table:number-rows-repeated="1047506" table:style-name="ro5">
          <table:table-cell table:number-columns-repeated="16384"/>
        </table:table-row>
      </table:table>
      <table:database-ranges>
        <table:database-range table:target-range-address="Mínimas.B5:Mínimas.J106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2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_237_nimas" style:display-name="Normal_Mínimas" style:family="table-cell" style:data-style-name="N0">
      <style:table-cell-properties style:vertical-align="automatic" fo:background-color="transparent"/>
      <style:text-properties fo:color="#000000"/>
    </style:style>
  </office:styles>
  <office:automatic-styles>
    <style:page-layout style:name="pm1">
      <style:page-layout-properties fo:margin-top="0.196850393700787in" fo:margin-bottom="0.236220472440945in" fo:margin-left="0.236220472440945in" fo:margin-right="0.17in" style:print-orientation="landscape" style:print-page-order="ttb" style:first-page-number="continue" style:scale-to="79%" style:table-centering="horizontal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Ministério</text:span><text:span text:style-name="T1"> </text:span><text:span text:style-name="T1">da</text:span><text:span text:style-name="T1"> </text:span><text:span text:style-name="T1">Ciência,</text:span><text:span text:style-name="T1"> </text:span><text:span text:style-name="T1">Tecnologia</text:span><text:span text:style-name="T1"> </text:span><text:span text:style-name="T1">e</text:span><text:span text:style-name="T1"> </text:span><text:span text:style-name="T1">Ensino</text:span><text:span text:style-name="T1"> </text:span><text:span text:style-name="T1">Superior</text:span><text:span text:style-name="T1"> </text:span><text:span text:style-name="T1">-</text:span><text:span text:style-name="T1"> </text:span><text:span text:style-name="T1">Direção-Geral</text:span><text:span text:style-name="T1"> </text:span><text:span text:style-name="T1">do</text:span><text:span text:style-name="T1"> </text:span><text:span text:style-name="T1">Ensino</text:span><text:span text:style-name="T1"> </text:span><text:span text:style-name="T1">Superior</text:span></text:p>
        </style:region-left>
        <style:region-right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Concurso Nacional de Acesso 2017 - 1ª Fase</dc:title>
    <meta:initial-creator>DGES</meta:initial-creator>
    <dc:creator>.</dc:creator>
    <meta:creation-date>1998-09-18T00:30:13Z</meta:creation-date>
    <dc:date>2017-09-09T17:04:02Z</dc:date>
    <meta:print-date>2017-09-09T17:03:16Z</meta:print-date>
  </office:meta>
</office:document-meta>
</file>